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0000000300C93C02780B02211.png" manifest:media-type="image/png"/>
  <manifest:file-entry manifest:full-path="Pictures/1000010A000069D5000004F6061150FED57E049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417in" fo:margin-left="-0.0854in" fo:margin-top="0in" fo:margin-bottom="0in" table:align="left" style:writing-mode="lr-tb"/>
    </style:style>
    <style:style style:name="Table1.A" style:family="table-column">
      <style:table-column-properties style:column-width="1.3958in"/>
    </style:style>
    <style:style style:name="Table1.B" style:family="table-column">
      <style:table-column-properties style:column-width="0.8667in"/>
    </style:style>
    <style:style style:name="Table1.C" style:family="table-column">
      <style:table-column-properties style:column-width="0.984in"/>
    </style:style>
    <style:style style:name="Table1.D" style:family="table-column">
      <style:table-column-properties style:column-width="0.9861in"/>
    </style:style>
    <style:style style:name="Table1.E" style:family="table-column">
      <style:table-column-properties style:column-width="0.8861in"/>
    </style:style>
    <style:style style:name="Table1.F" style:family="table-column">
      <style:table-column-properties style:column-width="1.2229in"/>
    </style:style>
    <style:style style:name="Table1.1" style:family="table-row">
      <style:table-row-properties style:min-row-height="0.2188in" fo:keep-together="auto"/>
    </style:style>
    <style:style style:name="Table1.A1" style:family="table-cell">
      <style:table-cell-properties style:vertical-align="" fo:background-color="#d9d9d9" fo:padding-left="0.075in" fo:padding-right="0.075in" fo:padding-top="0in" fo:padding-bottom="0in" fo:border="0.5pt solid #000000" style:writing-mode="lr-tb">
        <style:background-image/>
      </style:table-cell-properties>
    </style:style>
    <style:style style:name="Table1.2" style:family="table-row">
      <style:table-row-properties style:min-row-height="0.2083in" fo:keep-together="auto"/>
    </style:style>
    <style:style style:name="Table1.A2" style:family="table-cell">
      <style:table-cell-properties style:vertical-align="" fo:padding-left="0.075in" fo:padding-right="0.075in" fo:padding-top="0in" fo:padding-bottom="0in" fo:border="0.5pt solid #000000" style:writing-mode="lr-tb"/>
    </style:style>
    <style:style style:name="Table1.B2" style:family="table-cell">
      <style:table-cell-properties style:vertical-align="" fo:padding-left="0.075in" fo:padding-right="0.075in" fo:padding-top="0in" fo:padding-bottom="0in" fo:border="0.5pt solid #000000" style:writing-mode="lr-tb"/>
    </style:style>
    <style:style style:name="Table1.C2" style:family="table-cell">
      <style:table-cell-properties style:vertical-align="" fo:padding-left="0.075in" fo:padding-right="0.075in" fo:padding-top="0in" fo:padding-bottom="0in" fo:border="0.5pt solid #000000" style:writing-mode="lr-tb"/>
    </style:style>
    <style:style style:name="Table1.D2" style:family="table-cell">
      <style:table-cell-properties style:vertical-align="" fo:padding-left="0.075in" fo:padding-right="0.075in" fo:padding-top="0in" fo:padding-bottom="0in" fo:border="0.5pt solid #000000" style:writing-mode="lr-tb"/>
    </style:style>
    <style:style style:name="Table1.E2" style:family="table-cell">
      <style:table-cell-properties style:vertical-align="" fo:padding-left="0.075in" fo:padding-right="0.075in" fo:padding-top="0in" fo:padding-bottom="0in" fo:border="0.5pt solid #000000" style:writing-mode="lr-tb"/>
    </style:style>
    <style:style style:name="Table1.F2" style:family="table-cell">
      <style:table-cell-properties style:vertical-align="" fo:padding-left="0.075in" fo:padding-right="0.075in" fo:padding-top="0in" fo:padding-bottom="0in" fo:border="0.5pt solid #000000" style:writing-mode="lr-tb"/>
    </style:style>
    <style:style style:name="Table1.A3" style:family="table-cell">
      <style:table-cell-properties style:vertical-align="" fo:padding-left="0.075in" fo:padding-right="0.075in" fo:padding-top="0in" fo:padding-bottom="0in" fo:border="0.5pt solid #000000" style:writing-mode="lr-tb"/>
    </style:style>
    <style:style style:name="Table1.B3" style:family="table-cell">
      <style:table-cell-properties style:vertical-align="" fo:padding-left="0.075in" fo:padding-right="0.075in" fo:padding-top="0in" fo:padding-bottom="0in" fo:border="0.5pt solid #000000" style:writing-mode="lr-tb"/>
    </style:style>
    <style:style style:name="Table1.C3" style:family="table-cell">
      <style:table-cell-properties style:vertical-align="" fo:padding-left="0.075in" fo:padding-right="0.075in" fo:padding-top="0in" fo:padding-bottom="0in" fo:border="0.5pt solid #000000" style:writing-mode="lr-tb"/>
    </style:style>
    <style:style style:name="Table1.D3" style:family="table-cell">
      <style:table-cell-properties style:vertical-align="" fo:padding-left="0.075in" fo:padding-right="0.075in" fo:padding-top="0in" fo:padding-bottom="0in" fo:border="0.5pt solid #000000" style:writing-mode="lr-tb"/>
    </style:style>
    <style:style style:name="Table1.E3" style:family="table-cell">
      <style:table-cell-properties style:vertical-align="" fo:padding-left="0.075in" fo:padding-right="0.075in" fo:padding-top="0in" fo:padding-bottom="0in" fo:border="0.5pt solid #000000" style:writing-mode="lr-tb"/>
    </style:style>
    <style:style style:name="Table1.F3" style:family="table-cell">
      <style:table-cell-properties style:vertical-align="" fo:padding-left="0.075in" fo:padding-right="0.075in" fo:padding-top="0in" fo:padding-bottom="0in" fo:border="0.5pt solid #000000" style:writing-mode="lr-tb"/>
    </style:style>
    <style:style style:name="Table1.A4" style:family="table-cell">
      <style:table-cell-properties style:vertical-align="" fo:padding-left="0.075in" fo:padding-right="0.075in" fo:padding-top="0in" fo:padding-bottom="0in" fo:border="0.5pt solid #000000" style:writing-mode="lr-tb"/>
    </style:style>
    <style:style style:name="Table1.B4" style:family="table-cell">
      <style:table-cell-properties style:vertical-align="" fo:padding-left="0.075in" fo:padding-right="0.075in" fo:padding-top="0in" fo:padding-bottom="0in" fo:border="0.5pt solid #000000" style:writing-mode="lr-tb"/>
    </style:style>
    <style:style style:name="Table1.C4" style:family="table-cell">
      <style:table-cell-properties style:vertical-align="" fo:padding-left="0.075in" fo:padding-right="0.075in" fo:padding-top="0in" fo:padding-bottom="0in" fo:border="0.5pt solid #000000" style:writing-mode="lr-tb"/>
    </style:style>
    <style:style style:name="Table1.D4" style:family="table-cell">
      <style:table-cell-properties style:vertical-align="" fo:padding-left="0.075in" fo:padding-right="0.075in" fo:padding-top="0in" fo:padding-bottom="0in" fo:border="0.5pt solid #000000" style:writing-mode="lr-tb"/>
    </style:style>
    <style:style style:name="Table1.E4" style:family="table-cell">
      <style:table-cell-properties style:vertical-align="" fo:padding-left="0.075in" fo:padding-right="0.075in" fo:padding-top="0in" fo:padding-bottom="0in" fo:border="0.5pt solid #000000" style:writing-mode="lr-tb"/>
    </style:style>
    <style:style style:name="Table1.F4" style:family="table-cell">
      <style:table-cell-properties style:vertical-align="" fo:padding-left="0.075in" fo:padding-right="0.075in" fo:padding-top="0in" fo:padding-bottom="0in" fo:border="0.5pt solid #000000" style:writing-mode="lr-tb"/>
    </style:style>
    <style:style style:name="Table1.A5" style:family="table-cell">
      <style:table-cell-properties style:vertical-align="" fo:padding-left="0.075in" fo:padding-right="0.075in" fo:padding-top="0in" fo:padding-bottom="0in" fo:border="0.5pt solid #000000" style:writing-mode="lr-tb"/>
    </style:style>
    <style:style style:name="Table1.B5" style:family="table-cell">
      <style:table-cell-properties style:vertical-align="" fo:padding-left="0.075in" fo:padding-right="0.075in" fo:padding-top="0in" fo:padding-bottom="0in" fo:border="0.5pt solid #000000" style:writing-mode="lr-tb"/>
    </style:style>
    <style:style style:name="Table1.C5" style:family="table-cell">
      <style:table-cell-properties style:vertical-align="" fo:padding-left="0.075in" fo:padding-right="0.075in" fo:padding-top="0in" fo:padding-bottom="0in" fo:border="0.5pt solid #000000" style:writing-mode="lr-tb"/>
    </style:style>
    <style:style style:name="Table1.D5" style:family="table-cell">
      <style:table-cell-properties style:vertical-align="" fo:padding-left="0.075in" fo:padding-right="0.075in" fo:padding-top="0in" fo:padding-bottom="0in" fo:border="0.5pt solid #000000" style:writing-mode="lr-tb"/>
    </style:style>
    <style:style style:name="Table1.E5" style:family="table-cell">
      <style:table-cell-properties style:vertical-align="" fo:padding-left="0.075in" fo:padding-right="0.075in" fo:padding-top="0in" fo:padding-bottom="0in" fo:border="0.5pt solid #000000" style:writing-mode="lr-tb"/>
    </style:style>
    <style:style style:name="Table1.F5" style:family="table-cell">
      <style:table-cell-properties style:vertical-align="" fo:padding-left="0.075in" fo:padding-right="0.075in" fo:padding-top="0in" fo:padding-bottom="0in" fo:border="0.5pt solid #000000" style:writing-mode="lr-tb"/>
    </style:style>
    <style:style style:name="Table1.A6" style:family="table-cell">
      <style:table-cell-properties style:vertical-align="" fo:padding-left="0.075in" fo:padding-right="0.075in" fo:padding-top="0in" fo:padding-bottom="0in" fo:border="0.5pt solid #000000" style:writing-mode="lr-tb"/>
    </style:style>
    <style:style style:name="Table1.B6" style:family="table-cell">
      <style:table-cell-properties style:vertical-align="" fo:padding-left="0.075in" fo:padding-right="0.075in" fo:padding-top="0in" fo:padding-bottom="0in" fo:border="0.5pt solid #000000" style:writing-mode="lr-tb"/>
    </style:style>
    <style:style style:name="Table1.C6" style:family="table-cell">
      <style:table-cell-properties style:vertical-align="" fo:padding-left="0.075in" fo:padding-right="0.075in" fo:padding-top="0in" fo:padding-bottom="0in" fo:border="0.5pt solid #000000" style:writing-mode="lr-tb"/>
    </style:style>
    <style:style style:name="Table1.D6" style:family="table-cell">
      <style:table-cell-properties style:vertical-align="" fo:padding-left="0.075in" fo:padding-right="0.075in" fo:padding-top="0in" fo:padding-bottom="0in" fo:border="0.5pt solid #000000" style:writing-mode="lr-tb"/>
    </style:style>
    <style:style style:name="Table1.E6" style:family="table-cell">
      <style:table-cell-properties style:vertical-align="" fo:padding-left="0.075in" fo:padding-right="0.075in" fo:padding-top="0in" fo:padding-bottom="0in" fo:border="0.5pt solid #000000" style:writing-mode="lr-tb"/>
    </style:style>
    <style:style style:name="Table1.F6" style:family="table-cell">
      <style:table-cell-properties style:vertical-align="" fo:padding-left="0.075in" fo:padding-right="0.075in" fo:padding-top="0in" fo:padding-bottom="0in" fo:border="0.5pt solid #000000" style:writing-mode="lr-tb"/>
    </style:style>
    <style:style style:name="Table1.A7" style:family="table-cell">
      <style:table-cell-properties style:vertical-align="" fo:padding-left="0.075in" fo:padding-right="0.075in" fo:padding-top="0in" fo:padding-bottom="0in" fo:border="0.5pt solid #000000" style:writing-mode="lr-tb"/>
    </style:style>
    <style:style style:name="Table1.B7" style:family="table-cell">
      <style:table-cell-properties style:vertical-align="" fo:padding-left="0.075in" fo:padding-right="0.075in" fo:padding-top="0in" fo:padding-bottom="0in" fo:border="0.5pt solid #000000" style:writing-mode="lr-tb"/>
    </style:style>
    <style:style style:name="Table1.C7" style:family="table-cell">
      <style:table-cell-properties style:vertical-align="" fo:padding-left="0.075in" fo:padding-right="0.075in" fo:padding-top="0in" fo:padding-bottom="0in" fo:border="0.5pt solid #000000" style:writing-mode="lr-tb"/>
    </style:style>
    <style:style style:name="Table1.D7" style:family="table-cell">
      <style:table-cell-properties style:vertical-align="" fo:padding-left="0.075in" fo:padding-right="0.075in" fo:padding-top="0in" fo:padding-bottom="0in" fo:border="0.5pt solid #000000" style:writing-mode="lr-tb"/>
    </style:style>
    <style:style style:name="Table1.E7" style:family="table-cell">
      <style:table-cell-properties style:vertical-align="" fo:padding-left="0.075in" fo:padding-right="0.075in" fo:padding-top="0in" fo:padding-bottom="0in" fo:border="0.5pt solid #000000" style:writing-mode="lr-tb"/>
    </style:style>
    <style:style style:name="Table1.F7" style:family="table-cell">
      <style:table-cell-properties style:vertical-align="" fo:padding-left="0.075in" fo:padding-right="0.075in" fo:padding-top="0in" fo:padding-bottom="0in" fo:border="0.5pt solid #000000" style:writing-mode="lr-tb"/>
    </style:style>
    <style:style style:name="Table2" style:family="table">
      <style:table-properties style:width="6.2986in" fo:margin-left="-0.0271in" fo:margin-top="0in" fo:margin-bottom="0in" table:align="left" style:writing-mode="lr-tb"/>
    </style:style>
    <style:style style:name="Table2.A" style:family="table-column">
      <style:table-column-properties style:column-width="2.8507in"/>
    </style:style>
    <style:style style:name="Table2.B" style:family="table-column">
      <style:table-column-properties style:column-width="3.4479in"/>
    </style:style>
    <style:style style:name="Table2.1" style:family="table-row">
      <style:table-row-properties style:min-row-height="0.4764in" fo:keep-together="auto"/>
    </style:style>
    <style:style style:name="Table2.A1" style:family="table-cell">
      <style:table-cell-properties style:vertical-align="" fo:padding-left="0.075in" fo:padding-right="0.075in" fo:padding-top="0in" fo:padding-bottom="0in" fo:border="1pt solid #000000" style:writing-mode="lr-tb"/>
    </style:style>
    <style:style style:name="Table2.2" style:family="table-row">
      <style:table-row-properties style:min-row-height="0.0743in" fo:keep-together="auto"/>
    </style:style>
    <style:style style:name="Table2.A2" style:family="table-cell">
      <style:table-cell-properties style:vertical-align="" fo:padding-left="0.075in" fo:padding-right="0.075in" fo:padding-top="0in" fo:padding-bottom="0in" fo:border-left="1pt solid #000000" fo:border-right="1pt solid #000000" fo:border-top="none" fo:border-bottom="1pt solid #000000" style:writing-mode="lr-tb"/>
    </style:style>
    <style:style style:name="Table2.3" style:family="table-row">
      <style:table-row-properties style:min-row-height="0.0681in" fo:keep-together="auto"/>
    </style:style>
    <style:style style:name="Table2.4" style:family="table-row">
      <style:table-row-properties style:min-row-height="0.7458in" fo:keep-together="auto"/>
    </style:style>
    <style:style style:name="Table2.B4" style:family="table-cell">
      <style:table-cell-properties style:vertical-align="" fo:padding-left="0.075in" fo:padding-right="0.075in" fo:padding-top="0in" fo:padding-bottom="0in" fo:border-left="none" fo:border-right="1pt solid #000000" fo:border-top="none" fo:border-bottom="1pt solid #000000" style:writing-mode="lr-tb"/>
    </style:style>
    <style:style style:name="Table2.6" style:family="table-row">
      <style:table-row-properties style:min-row-height="0.3736in" fo:keep-together="auto"/>
    </style:style>
    <style:style style:name="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3" style:family="paragraph" style:parent-style-name="Default">
      <style:paragraph-properties fo:margin-left="0in" fo:margin-right="0in" fo:line-height="115%" fo:text-indent="0in" style:auto-text-indent="false">
        <style:tab-stops/>
      </style:paragraph-properties>
    </style:style>
    <style:style style:name="P4" style:family="paragraph" style:parent-style-name="Default">
      <style:paragraph-properties fo:margin-left="0in" fo:margin-right="0in"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5" style:family="paragraph" style:parent-style-name="Default">
      <style:paragraph-properties fo:margin-left="0in" fo:margin-right="0in" fo:line-height="115%" fo:text-indent="0in" style:auto-text-indent="false">
        <style:tab-stops/>
      </style:paragraph-properties>
      <style:text-properties style:font-name="Times New Roman" fo:font-size="11.5pt" fo:font-weight="bold" style:font-name-asian="Times New Roman1" style:font-size-asian="11.5pt" style:font-weight-asian="bold" style:font-name-complex="Times New Roman1" style:font-size-complex="11.5pt" style:font-weight-complex="bold"/>
    </style:style>
    <style:style style:name="P6" style:family="paragraph" style:parent-style-name="Default">
      <style:paragraph-properties fo:margin-left="0in" fo:margin-right="0in" fo:line-height="115%" fo:text-indent="0in" style:auto-text-indent="false">
        <style:tab-stops/>
      </style:paragraph-properties>
      <style:text-properties style:font-name="Times New Roman" fo:font-size="11pt" fo:font-weight="bold" style:font-name-asian="Times New Roman1" style:font-size-asian="11pt" style:font-weight-asian="bold" style:font-name-complex="Times New Roman1" style:font-size-complex="11pt" style:font-weight-complex="bold"/>
    </style:style>
    <style:style style:name="P7" style:family="paragraph" style:parent-style-name="Default">
      <style:paragraph-properties fo:margin-left="0in" fo:margin-right="0in" fo:margin-top="0in" fo:margin-bottom="0in" loext:contextual-spacing="false"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8"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P9"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style:font-name-asian="Times New Roman1" style:font-size-asian="11pt" style:font-name-complex="Times New Roman1" style:font-size-complex="11pt"/>
    </style:style>
    <style:style style:name="P10" style:family="paragraph" style:parent-style-name="Standard">
      <style:paragraph-properties fo:margin-left="0in" fo:margin-right="0in" fo:margin-top="0in" fo:margin-bottom="0in" loext:contextual-spacing="false" fo:line-height="105%" fo:text-align="center" style:justify-single-word="false" fo:text-indent="0in" style:auto-text-indent="false"/>
    </style:style>
    <style:style style:name="P11"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weight="bold" style:font-name-asian="Times New Roman1" style:font-weight-asian="bold" style:font-name-complex="Times New Roman1" style:font-size-complex="12pt" style:font-style-complex="italic" style:font-weight-complex="bold"/>
    </style:style>
    <style:style style:name="P12"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3"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2pt" style:font-style-complex="italic" style:font-weight-complex="bold"/>
    </style:style>
    <style:style style:name="P14" style:family="paragraph" style:parent-style-name="Heading_20_2">
      <style:paragraph-properties fo:margin-left="0in" fo:margin-right="0in"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15" style:family="paragraph" style:parent-style-name="Standard">
      <style:paragraph-properties fo:margin-left="0in" fo:margin-right="0in" fo:margin-top="0in" fo:margin-bottom="0in" loext:contextual-spacing="true" fo:line-height="105%" fo:text-indent="0in" style:auto-text-indent="false"/>
    </style:style>
    <style:style style:name="P16" style:family="paragraph" style:parent-style-name="Standard">
      <style:paragraph-properties fo:margin-left="0in" fo:margin-right="0in" fo:margin-top="0in" fo:margin-bottom="0in" loext:contextual-spacing="true" fo:line-height="105%" fo:text-align="justify" style:justify-single-word="false" fo:text-indent="0in" style:auto-text-indent="false"/>
    </style:style>
    <style:style style:name="P17"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8"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19"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P20"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21" style:family="paragraph" style:parent-style-name="Standard">
      <style:paragraph-properties fo:margin-left="0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23"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font-weight="normal" style:font-name-asian="Times New Roman1" style:font-size-asian="12pt" style:font-weight-asian="normal" style:font-name-complex="Times New Roman1" style:font-size-complex="12pt" style:font-weight-complex="normal"/>
    </style:style>
    <style:style style:name="P25"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language="en" fo:country="GB" fo:font-weight="normal" style:font-name-asian="Times New Roman1" style:font-size-asian="12pt" style:font-weight-asian="normal" style:font-name-complex="Times New Roman1" style:font-size-complex="12pt" style:font-weight-complex="normal"/>
    </style:style>
    <style:style style:name="P26" style:family="paragraph" style:parent-style-name="Standard">
      <style:paragraph-properties fo:margin-left="0in" fo:margin-right="0in" fo:margin-top="0in" fo:margin-bottom="0in" loext:contextual-spacing="true" fo:line-height="105%" fo:text-align="center" style:justify-single-word="false" fo:text-indent="0in" style:auto-text-indent="false">
        <style:tab-stops/>
      </style:paragraph-properties>
      <style:text-properties fo:color="#000000" style:font-name="Times New Roman" fo:language="en" fo:country="GB" fo:font-weight="bold" style:font-name-asian="Times New Roman1" style:font-weight-asian="bold" style:font-name-complex="Times New Roman1" style:font-size-complex="12pt" style:font-weight-complex="bold"/>
    </style:style>
    <style:style style:name="P27" style:family="paragraph" style:parent-style-name="Standard">
      <style:paragraph-properties fo:margin-left="0in" fo:margin-right="0in" fo:margin-top="0in" fo:margin-bottom="0in" loext:contextual-spacing="true" fo:line-height="105%" fo:text-indent="0in" style:auto-text-indent="false"/>
      <style:text-properties officeooo:rsid="001e8d54" officeooo:paragraph-rsid="001e8d54"/>
    </style:style>
    <style:style style:name="P2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1d2cc1"/>
    </style:style>
    <style:style style:name="P2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2aa1e6"/>
    </style:style>
    <style:style style:name="P3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300f68"/>
    </style:style>
    <style:style style:name="P3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39f2fb"/>
    </style:style>
    <style:style style:name="P3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3c1002"/>
    </style:style>
    <style:style style:name="P3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1c848"/>
    </style:style>
    <style:style style:name="P3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79263"/>
    </style:style>
    <style:style style:name="P3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3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24a4a0" officeooo:paragraph-rsid="0024a4a0" style:font-name-asian="Times New Roman1" style:font-name-complex="Times New Roman1"/>
    </style:style>
    <style:style style:name="P3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3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3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410c0e" officeooo:paragraph-rsid="00410c0e"/>
    </style:style>
    <style:style style:name="P4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text-line-through-style="none" style:text-line-through-type="none" style:font-name="Times New Roman" fo:font-size="11pt" fo:language="en" fo:country="GB" officeooo:rsid="004452cf" officeooo:paragraph-rsid="004452cf" style:letter-kerning="true" style:font-name-asian="Times New Roman1" style:font-size-asian="11pt" style:language-asian="hi" style:country-asian="IN" style:font-name-complex="Times New Roman1" style:font-size-complex="11pt"/>
    </style:style>
    <style:style style:name="P4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text-line-through-style="none" style:text-line-through-type="none" style:font-name="Times New Roman" fo:font-size="11pt" fo:language="en" fo:country="GB" officeooo:rsid="004584b9" officeooo:paragraph-rsid="004584b9" style:letter-kerning="true" style:font-name-asian="Times New Roman1" style:font-size-asian="11pt" style:language-asian="hi" style:country-asian="IN" style:font-name-complex="Times New Roman1" style:font-size-complex="11pt"/>
    </style:style>
    <style:style style:name="P42" style:family="paragraph" style:parent-style-name="Standard">
      <style:paragraph-properties fo:margin-left="0in" fo:margin-right="0in" fo:line-height="105%" fo:text-indent="0in" style:auto-text-indent="false"/>
      <style:text-properties fo:language="en" fo:country="GB"/>
    </style:style>
    <style:style style:name="P43" style:family="paragraph" style:parent-style-name="Standard">
      <style:paragraph-properties fo:margin-left="0in" fo:margin-right="0in" fo:line-height="105%" fo:text-indent="0in" style:auto-text-indent="false"/>
    </style:style>
    <style:style style:name="P44" style:family="paragraph" style:parent-style-name="Standard">
      <style:paragraph-properties fo:margin-left="0in" fo:margin-right="0in" fo:line-height="105%" fo:text-indent="0in" style:auto-text-indent="false" fo:break-before="page"/>
      <style:text-properties style:font-name="Times New Roman" fo:language="en" fo:country="GB" style:font-name-asian="Times New Roman1" style:font-name-complex="Times New Roman1"/>
    </style:style>
    <style:style style:name="P45"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46"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47"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font-size-complex="12pt"/>
    </style:style>
    <style:style style:name="P48"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fo:font-style="italic" style:font-name-asian="Times New Roman1" style:font-style-asian="italic" style:font-name-complex="Times New Roman1" style:font-size-complex="12pt"/>
    </style:style>
    <style:style style:name="P49" style:family="paragraph" style:parent-style-name="Heading_20_2">
      <style:paragraph-properties fo:margin-left="0in" fo:margin-right="0in" fo:margin-top="0.028in" fo:margin-bottom="0in" loext:contextual-spacing="true"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50"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51"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52" style:family="paragraph" style:parent-style-name="Standard">
      <style:paragraph-properties fo:margin-left="0in" fo:margin-right="0.6299in" fo:margin-top="0in" fo:margin-bottom="0in" loext:contextual-spacing="true" fo:line-height="105%" fo:text-align="justify" style:justify-single-word="false" fo:text-indent="3.1492in" style:auto-text-indent="false">
        <style:tab-stops>
          <style:tab-stop style:position="3.25in"/>
          <style:tab-stop style:position="6.4984in"/>
        </style:tab-stops>
      </style:paragraph-properties>
      <style:text-properties fo:color="#ff0000"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53"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54"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fo:language="en" fo:country="GB" fo:font-style="italic" style:font-name-asian="Times New Roman1" style:font-size-asian="12pt" style:font-style-asian="italic" style:font-name-complex="Times New Roman1" style:font-size-complex="12pt"/>
    </style:style>
    <style:style style:name="P55" style:family="paragraph" style:parent-style-name="Standard">
      <style:paragraph-properties fo:margin-left="4.5in" fo:margin-right="0in" fo:margin-top="0in" fo:margin-bottom="0in" loext:contextual-spacing="true" fo:line-height="105%" fo:text-indent="0in" style:auto-text-indent="false"/>
    </style:style>
    <style:style style:name="P56" style:family="paragraph" style:parent-style-name="Heading_20_2">
      <style:paragraph-properties fo:margin-left="0.4917in" fo:margin-right="0in" fo:margin-top="0.028in" fo:margin-bottom="0in" loext:contextual-spacing="true" fo:line-height="105%" fo:text-indent="-0.4917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57" style:family="paragraph" style:parent-style-name="List_20_Paragraph" style:list-style-name="WWNum1">
      <style:paragraph-properties fo:margin-top="0in" fo:margin-bottom="0in" loext:contextual-spacing="tru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58" style:family="paragraph" style:parent-style-name="List_20_Paragraph" style:list-style-name="WWNum1">
      <style:paragraph-properties fo:margin-top="0in" fo:margin-bottom="0in" loext:contextual-spacing="true" fo:line-height="105%" fo:text-align="justify" style:justify-single-word="false"/>
      <style:text-properties style:font-name="Times New Roman" fo:language="en" fo:country="GB" style:font-name-asian="Times New Roman1" style:font-name-complex="Times New Roman1"/>
    </style:style>
    <style:style style:name="P59" style:family="paragraph" style:parent-style-name="Standard">
      <style:text-properties style:font-name="Calibri" fo:font-size="11pt"/>
    </style:style>
    <style:style style:name="P60" style:family="paragraph" style:parent-style-name="Standard" style:master-page-name="Standard">
      <style:paragraph-properties fo:margin-left="0in" fo:margin-right="0in" fo:margin-top="0in" fo:margin-bottom="0in" loext:contextual-spacing="true" fo:line-height="105%" fo:text-align="center" style:justify-single-word="false" fo:text-indent="0in" style:auto-text-indent="false" style:page-number="auto"/>
    </style:style>
    <style:style style:name="P61"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6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58ea83"/>
    </style:style>
    <style:style style:name="P6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5c0ca8"/>
    </style:style>
    <style:style style:name="P6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605790"/>
    </style:style>
    <style:style style:name="P6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6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5fdc6c" officeooo:paragraph-rsid="005fdc6c"/>
    </style:style>
    <style:style style:name="P6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605790" officeooo:paragraph-rsid="00605790"/>
    </style:style>
    <style:style style:name="P6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fo:color="#000000" officeooo:rsid="00629862" officeooo:paragraph-rsid="00629862"/>
    </style:style>
    <style:style style:name="P69"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style:style>
    <style:style style:name="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T3"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T4"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T5"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T6" style:family="text">
      <style:text-properties style:use-window-font-color="true"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7" style:family="text">
      <style:text-properties style:use-window-font-color="true" style:font-name="Times New Roman" fo:font-size="11pt" fo:language="en" fo:country="GB" officeooo:rsid="00132c6b" style:letter-kerning="true" style:font-name-asian="Times New Roman1" style:font-size-asian="11pt" style:language-asian="hi" style:country-asian="IN" style:font-name-complex="Times New Roman1" style:font-size-complex="11pt"/>
    </style:style>
    <style:style style:name="T8" style:family="text">
      <style:text-properties style:use-window-font-color="true" style:font-name="Times New Roman" fo:font-size="11pt" fo:language="en" fo:country="GB" officeooo:rsid="001b2fe6" style:letter-kerning="true" style:font-name-asian="Times New Roman1" style:font-size-asian="11pt" style:language-asian="hi" style:country-asian="IN" style:font-name-complex="Times New Roman1" style:font-size-complex="11pt"/>
    </style:style>
    <style:style style:name="T9" style:family="text">
      <style:text-properties style:use-window-font-color="true"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10" style:family="text">
      <style:text-properties style:use-window-font-color="true" style:font-name="Times New Roman" fo:font-size="11pt" fo:language="en" fo:country="GB" officeooo:rsid="0024a4a0" style:letter-kerning="true" style:font-name-asian="Times New Roman1" style:font-size-asian="11pt" style:language-asian="hi" style:country-asian="IN" style:font-name-complex="Times New Roman1" style:font-size-complex="11pt"/>
    </style:style>
    <style:style style:name="T11" style:family="text">
      <style:text-properties style:use-window-font-color="true" style:font-name="Times New Roman" fo:font-size="11pt" fo:language="en" fo:country="GB" officeooo:rsid="002e88ce" style:letter-kerning="true" style:font-name-asian="Times New Roman1" style:font-size-asian="11pt" style:language-asian="hi" style:country-asian="IN" style:font-name-complex="Times New Roman1" style:font-size-complex="11pt"/>
    </style:style>
    <style:style style:name="T12" style:family="text">
      <style:text-properties style:use-window-font-color="true" style:font-name="Times New Roman" fo:font-size="11pt" fo:language="en" fo:country="GB" officeooo:rsid="0030a5ed" style:letter-kerning="true" style:font-name-asian="Times New Roman1" style:font-size-asian="11pt" style:language-asian="hi" style:country-asian="IN" style:font-name-complex="Times New Roman1" style:font-size-complex="11pt"/>
    </style:style>
    <style:style style:name="T13" style:family="text">
      <style:text-properties style:use-window-font-color="true" style:font-name="Times New Roman" fo:font-size="11pt" fo:language="en" fo:country="GB" officeooo:rsid="0030e5a2" style:letter-kerning="true" style:font-name-asian="Times New Roman1" style:font-size-asian="11pt" style:language-asian="hi" style:country-asian="IN" style:font-name-complex="Times New Roman1" style:font-size-complex="11pt"/>
    </style:style>
    <style:style style:name="T14" style:family="text">
      <style:text-properties style:use-window-font-color="true" style:font-name="Times New Roman" fo:font-size="11pt" fo:language="en" fo:country="GB" officeooo:rsid="003270bb" style:letter-kerning="true" style:font-name-asian="Times New Roman1" style:font-size-asian="11pt" style:language-asian="hi" style:country-asian="IN" style:font-name-complex="Times New Roman1" style:font-size-complex="11pt"/>
    </style:style>
    <style:style style:name="T15" style:family="text">
      <style:text-properties style:use-window-font-color="true" style:font-name="Times New Roman" fo:font-size="11pt" fo:language="en" fo:country="GB" officeooo:rsid="0032f857" style:letter-kerning="true" style:font-name-asian="Times New Roman1" style:font-size-asian="11pt" style:language-asian="hi" style:country-asian="IN" style:font-name-complex="Times New Roman1" style:font-size-complex="11pt"/>
    </style:style>
    <style:style style:name="T16" style:family="text">
      <style:text-properties style:use-window-font-color="true" style:font-name="Times New Roman" fo:font-size="11pt" fo:language="en" fo:country="GB" officeooo:rsid="003489e3" style:letter-kerning="true" style:font-name-asian="Times New Roman1" style:font-size-asian="11pt" style:language-asian="hi" style:country-asian="IN" style:font-name-complex="Times New Roman1" style:font-size-complex="11pt"/>
    </style:style>
    <style:style style:name="T17" style:family="text">
      <style:text-properties style:use-window-font-color="true" style:font-name="Times New Roman" fo:font-size="11pt" fo:language="en" fo:country="GB" officeooo:rsid="003683e7" style:letter-kerning="true" style:font-name-asian="Times New Roman1" style:font-size-asian="11pt" style:language-asian="hi" style:country-asian="IN" style:font-name-complex="Times New Roman1" style:font-size-complex="11pt"/>
    </style:style>
    <style:style style:name="T18" style:family="text">
      <style:text-properties style:use-window-font-color="true" style:font-name="Times New Roman" fo:font-size="11pt" fo:language="en" fo:country="GB" officeooo:rsid="0036b6e9" style:letter-kerning="true" style:font-name-asian="Times New Roman1" style:font-size-asian="11pt" style:language-asian="hi" style:country-asian="IN" style:font-name-complex="Times New Roman1" style:font-size-complex="11pt"/>
    </style:style>
    <style:style style:name="T19" style:family="text">
      <style:text-properties style:use-window-font-color="true" style:font-name="Times New Roman" fo:font-size="11pt" fo:language="en" fo:country="GB" officeooo:rsid="003812f5" style:letter-kerning="true" style:font-name-asian="Times New Roman1" style:font-size-asian="11pt" style:language-asian="hi" style:country-asian="IN" style:font-name-complex="Times New Roman1" style:font-size-complex="11pt"/>
    </style:style>
    <style:style style:name="T20" style:family="text">
      <style:text-properties style:use-window-font-color="true" style:font-name="Times New Roman" fo:font-size="11pt" fo:language="en" fo:country="GB" officeooo:rsid="0039f2fb" style:letter-kerning="true" style:font-name-asian="Times New Roman1" style:font-size-asian="11pt" style:language-asian="hi" style:country-asian="IN" style:font-name-complex="Times New Roman1" style:font-size-complex="11pt"/>
    </style:style>
    <style:style style:name="T21" style:family="text">
      <style:text-properties style:use-window-font-color="true" style:font-name="Times New Roman" fo:font-size="11pt" fo:language="en" fo:country="GB" officeooo:rsid="003a05a0" style:letter-kerning="true" style:font-name-asian="Times New Roman1" style:font-size-asian="11pt" style:language-asian="hi" style:country-asian="IN" style:font-name-complex="Times New Roman1" style:font-size-complex="11pt"/>
    </style:style>
    <style:style style:name="T22" style:family="text">
      <style:text-properties style:use-window-font-color="true" style:font-name="Times New Roman" fo:font-size="11pt" fo:language="en" fo:country="GB" officeooo:rsid="003b71e4" style:letter-kerning="true" style:font-name-asian="Times New Roman1" style:font-size-asian="11pt" style:language-asian="hi" style:country-asian="IN" style:font-name-complex="Times New Roman1" style:font-size-complex="11pt"/>
    </style:style>
    <style:style style:name="T23" style:family="text">
      <style:text-properties style:use-window-font-color="true" style:font-name="Times New Roman" fo:font-size="11pt" fo:language="en" fo:country="GB" officeooo:rsid="003c1002" style:letter-kerning="true" style:font-name-asian="Times New Roman1" style:font-size-asian="11pt" style:language-asian="hi" style:country-asian="IN" style:font-name-complex="Times New Roman1" style:font-size-complex="11pt"/>
    </style:style>
    <style:style style:name="T24" style:family="text">
      <style:text-properties style:use-window-font-color="true" style:font-name="Times New Roman" fo:font-size="11pt" fo:language="en" fo:country="GB" officeooo:rsid="003c968a" style:letter-kerning="true" style:font-name-asian="Times New Roman1" style:font-size-asian="11pt" style:language-asian="hi" style:country-asian="IN" style:font-name-complex="Times New Roman1" style:font-size-complex="11pt"/>
    </style:style>
    <style:style style:name="T25" style:family="text">
      <style:text-properties style:use-window-font-color="true"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26" style:family="text">
      <style:text-properties style:use-window-font-color="true" style:font-name="Times New Roman" fo:font-size="11pt" fo:language="en" fo:country="GB" officeooo:rsid="003ebea0" style:letter-kerning="true" style:font-name-asian="Times New Roman1" style:font-size-asian="11pt" style:language-asian="hi" style:country-asian="IN" style:font-name-complex="Times New Roman1" style:font-size-complex="11pt"/>
    </style:style>
    <style:style style:name="T27" style:family="text">
      <style:text-properties style:use-window-font-color="true" style:font-name="Times New Roman" fo:font-size="11pt" fo:language="en" fo:country="GB" officeooo:rsid="0040aa56" style:letter-kerning="true" style:font-name-asian="Times New Roman1" style:font-size-asian="11pt" style:language-asian="hi" style:country-asian="IN" style:font-name-complex="Times New Roman1" style:font-size-complex="11pt"/>
    </style:style>
    <style:style style:name="T28" style:family="text">
      <style:text-properties style:use-window-font-color="true" style:font-name="Times New Roman" fo:font-size="11pt" fo:language="en" fo:country="GB" officeooo:rsid="00410c0e" style:letter-kerning="true" style:font-name-asian="Times New Roman1" style:font-size-asian="11pt" style:language-asian="hi" style:country-asian="IN" style:font-name-complex="Times New Roman1" style:font-size-complex="11pt"/>
    </style:style>
    <style:style style:name="T29" style:family="text">
      <style:text-properties style:use-window-font-color="tru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30" style:family="text">
      <style:text-properties style:use-window-font-color="true" style:font-name="Times New Roman" fo:font-size="11pt" fo:language="en" fo:country="GB" officeooo:rsid="0042355d" style:letter-kerning="true" style:font-name-asian="Times New Roman1" style:font-size-asian="11pt" style:language-asian="hi" style:country-asian="IN" style:font-name-complex="Times New Roman1" style:font-size-complex="11pt"/>
    </style:style>
    <style:style style:name="T31" style:family="text">
      <style:text-properties style:use-window-font-color="tru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32" style:family="text">
      <style:text-properties style:use-window-font-color="true" style:font-name="Times New Roman" fo:font-size="11pt" fo:language="en" fo:country="GB" officeooo:rsid="00479263" style:letter-kerning="true" style:font-name-asian="Times New Roman1" style:font-size-asian="11pt" style:language-asian="hi" style:country-asian="IN" style:font-name-complex="Times New Roman1" style:font-size-complex="11pt"/>
    </style:style>
    <style:style style:name="T33" style:family="text">
      <style:text-properties style:use-window-font-color="true" style:font-name="Times New Roman" fo:font-size="11pt" fo:language="en" fo:country="GB" officeooo:rsid="0049353a" style:letter-kerning="true" style:font-name-asian="Times New Roman1" style:font-size-asian="11pt" style:language-asian="hi" style:country-asian="IN" style:font-name-complex="Times New Roman1" style:font-size-complex="11pt"/>
    </style:style>
    <style:style style:name="T34" style:family="text">
      <style:text-properties style:use-window-font-color="true" style:font-name="Times New Roman" fo:font-size="11pt" fo:language="en" fo:country="GB" officeooo:rsid="004a7c80" style:letter-kerning="true" style:font-name-asian="Times New Roman1" style:font-size-asian="11pt" style:language-asian="hi" style:country-asian="IN" style:font-name-complex="Times New Roman1" style:font-size-complex="11pt"/>
    </style:style>
    <style:style style:name="T35" style:family="text">
      <style:text-properties style:use-window-font-color="true" style:font-name="Times New Roman" fo:font-size="11pt" fo:language="en" fo:country="GB" officeooo:rsid="004cb786" style:letter-kerning="true" style:font-name-asian="Times New Roman1" style:font-size-asian="11pt" style:language-asian="hi" style:country-asian="IN" style:font-name-complex="Times New Roman1" style:font-size-complex="11pt"/>
    </style:style>
    <style:style style:name="T36" style:family="text">
      <style:text-properties style:use-window-font-color="true"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37" style:family="text">
      <style:text-properties style:use-window-font-color="true" style:font-name="Times New Roman" fo:font-size="11pt" fo:language="en" fo:country="GB" officeooo:rsid="004ea470" style:letter-kerning="true" style:font-name-asian="Times New Roman1" style:font-size-asian="11pt" style:language-asian="hi" style:country-asian="IN" style:font-name-complex="Times New Roman1" style:font-size-complex="11pt"/>
    </style:style>
    <style:style style:name="T38" style:family="text">
      <style:text-properties style:use-window-font-color="true"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39" style:family="text">
      <style:text-properties style:use-window-font-color="true" style:font-name="Times New Roman" fo:font-size="11pt" fo:language="en" fo:country="GB" officeooo:rsid="0050e53f" style:letter-kerning="true" style:font-name-asian="Times New Roman1" style:font-size-asian="11pt" style:language-asian="hi" style:country-asian="IN" style:font-name-complex="Times New Roman1" style:font-size-complex="11pt"/>
    </style:style>
    <style:style style:name="T40" style:family="text">
      <style:text-properties style:use-window-font-color="true" style:font-name="Times New Roman" fo:font-size="11pt" fo:language="en" fo:country="GB" officeooo:rsid="00526fa0" style:letter-kerning="true" style:font-name-asian="Times New Roman1" style:font-size-asian="11pt" style:language-asian="hi" style:country-asian="IN" style:font-name-complex="Times New Roman1" style:font-size-complex="11pt"/>
    </style:style>
    <style:style style:name="T41" style:family="text">
      <style:text-properties style:use-window-font-color="true"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42" style:family="text">
      <style:text-properties style:use-window-font-color="true" style:font-name="Times New Roman" fo:font-size="11pt" fo:language="en" fo:country="GB" officeooo:rsid="00561a61" style:letter-kerning="true" style:font-name-asian="Times New Roman1" style:font-size-asian="11pt" style:language-asian="hi" style:country-asian="IN" style:font-name-complex="Times New Roman1" style:font-size-complex="11pt"/>
    </style:style>
    <style:style style:name="T43" style:family="text">
      <style:text-properties style:use-window-font-color="true"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44" style:family="text">
      <style:text-properties style:use-window-font-color="true" style:font-name="Times New Roman" fo:font-size="11pt" fo:language="en" fo:country="GB" officeooo:rsid="0057c295" style:letter-kerning="true" style:font-name-asian="Times New Roman1" style:font-size-asian="11pt" style:language-asian="hi" style:country-asian="IN" style:font-name-complex="Times New Roman1" style:font-size-complex="11pt"/>
    </style:style>
    <style:style style:name="T45" style:family="text">
      <style:text-properties style:use-window-font-color="true" style:font-name="Times New Roman" fo:font-size="11pt" fo:language="en" fo:country="GB" officeooo:rsid="0058497b" style:letter-kerning="true" style:font-name-asian="Times New Roman1" style:font-size-asian="11pt" style:language-asian="hi" style:country-asian="IN" style:font-name-complex="Times New Roman1" style:font-size-complex="11pt"/>
    </style:style>
    <style:style style:name="T46" style:family="text">
      <style:text-properties style:use-window-font-color="true"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47" style:family="text">
      <style:text-properties style:use-window-font-color="true" style:font-name="Times New Roman" fo:font-size="11pt" fo:language="en" fo:country="GB" officeooo:rsid="0059cf0b" style:letter-kerning="true" style:font-name-asian="Times New Roman1" style:font-size-asian="11pt" style:language-asian="hi" style:country-asian="IN" style:font-name-complex="Times New Roman1" style:font-size-complex="11pt"/>
    </style:style>
    <style:style style:name="T48" style:family="text">
      <style:text-properties style:use-window-font-color="true" style:font-name="Times New Roman" fo:font-size="11pt" fo:language="en" fo:country="GB" officeooo:rsid="005a2d2f" style:letter-kerning="true" style:font-name-asian="Times New Roman1" style:font-size-asian="11pt" style:language-asian="hi" style:country-asian="IN" style:font-name-complex="Times New Roman1" style:font-size-complex="11pt"/>
    </style:style>
    <style:style style:name="T49" style:family="text">
      <style:text-properties style:use-window-font-color="true" style:font-name="Times New Roman" fo:font-size="11pt" fo:language="en" fo:country="GB" officeooo:rsid="005a62b8" style:letter-kerning="true" style:font-name-asian="Times New Roman1" style:font-size-asian="11pt" style:language-asian="hi" style:country-asian="IN" style:font-name-complex="Times New Roman1" style:font-size-complex="11pt"/>
    </style:style>
    <style:style style:name="T50" style:family="text">
      <style:text-properties style:use-window-font-color="true" style:font-name="Times New Roman" fo:font-size="11pt" fo:language="en" fo:country="GB" officeooo:rsid="005c0ca8" style:letter-kerning="true" style:font-name-asian="Times New Roman1" style:font-size-asian="11pt" style:language-asian="hi" style:country-asian="IN" style:font-name-complex="Times New Roman1" style:font-size-complex="11pt"/>
    </style:style>
    <style:style style:name="T51" style:family="text">
      <style:text-properties style:use-window-font-color="true" style:font-name="Times New Roman" fo:font-size="11pt" fo:language="en" fo:country="GB" officeooo:rsid="005fdc6c" style:letter-kerning="true" style:font-name-asian="Times New Roman1" style:font-size-asian="11pt" style:language-asian="hi" style:country-asian="IN" style:font-name-complex="Times New Roman1" style:font-size-complex="11pt"/>
    </style:style>
    <style:style style:name="T52" style:family="text">
      <style:text-properties style:use-window-font-color="true" style:font-name="Times New Roman" fo:font-size="11pt" fo:language="en" fo:country="GB" officeooo:rsid="00605790" style:letter-kerning="true" style:font-name-asian="Times New Roman1" style:font-size-asian="11pt" style:language-asian="hi" style:country-asian="IN" style:font-name-complex="Times New Roman1" style:font-size-complex="11pt"/>
    </style:style>
    <style:style style:name="T53" style:family="text">
      <style:text-properties style:use-window-font-color="true" style:font-name="Times New Roman" fo:font-size="11pt" fo:language="en" fo:country="GB" officeooo:rsid="00629862" style:letter-kerning="true" style:font-name-asian="Times New Roman1" style:font-size-asian="11pt" style:language-asian="hi" style:country-asian="IN" style:font-name-complex="Times New Roman1" style:font-size-complex="11pt"/>
    </style:style>
    <style:style style:name="T54" style:family="text">
      <style:text-properties style:use-window-font-color="true" style:font-name="Times New Roman" fo:font-size="11pt" fo:language="en" fo:country="GB" fo:font-weight="bold" officeooo:rsid="0030e5a2" style:letter-kerning="true" style:font-name-asian="Times New Roman1" style:font-size-asian="11pt" style:language-asian="hi" style:country-asian="IN" style:font-weight-asian="bold" style:font-name-complex="Times New Roman1" style:font-size-complex="11pt" style:font-weight-complex="bold"/>
    </style:style>
    <style:style style:name="T55" style:family="text">
      <style:text-properties style:use-window-font-color="true" style:font-name="Times New Roman" fo:font-size="11pt" fo:language="en" fo:country="GB" fo:font-weight="bold" officeooo:rsid="004a7c80" style:letter-kerning="true" style:font-name-asian="Times New Roman1" style:font-size-asian="11pt" style:language-asian="hi" style:country-asian="IN" style:font-weight-asian="bold" style:font-name-complex="Times New Roman1" style:font-size-complex="11pt" style:font-weight-complex="bold"/>
    </style:style>
    <style:style style:name="T56" style:family="text">
      <style:text-properties style:use-window-font-color="true"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57" style:family="text">
      <style:text-properties style:use-window-font-color="true" style:font-name="Times New Roman" fo:font-size="11pt" fo:language="en" fo:country="GB" fo:font-weight="bold" officeooo:rsid="0059cf0b" style:letter-kerning="true" style:font-name-asian="Times New Roman1" style:font-size-asian="11pt" style:language-asian="hi" style:country-asian="IN" style:font-weight-asian="bold" style:font-name-complex="Times New Roman1" style:font-size-complex="11pt" style:font-weight-complex="bold"/>
    </style:style>
    <style:style style:name="T58" style:family="text">
      <style:text-properties style:use-window-font-color="true" style:font-name="Times New Roman" fo:font-size="11pt" fo:language="en" fo:country="GB" fo:font-style="normal" fo:font-weight="bold" officeooo:rsid="004a7c80" style:letter-kerning="true" style:font-name-asian="Times New Roman1" style:font-size-asian="11pt" style:language-asian="hi" style:country-asian="IN" style:font-style-asian="normal" style:font-weight-asian="bold" style:font-name-complex="Times New Roman1" style:font-size-complex="11pt" style:font-style-complex="normal" style:font-weight-complex="bold"/>
    </style:style>
    <style:style style:name="T59" style:family="text">
      <style:text-properties style:use-window-font-color="true" style:text-position="33% 58%"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60" style:family="text">
      <style:text-properties style:use-window-font-color="true" style:text-position="33% 58%" style:font-name="Times New Roman" fo:font-size="11pt" fo:language="en" fo:country="GB" officeooo:rsid="003270bb" style:letter-kerning="true" style:font-name-asian="Times New Roman1" style:font-size-asian="11pt" style:language-asian="hi" style:country-asian="IN" style:font-name-complex="Times New Roman1" style:font-size-complex="11pt"/>
    </style:style>
    <style:style style:name="T61" style:family="text">
      <style:text-properties style:use-window-font-color="true" style:text-position="33% 58%" style:font-name="Times New Roman" fo:font-size="11pt" fo:language="en" fo:country="GB" officeooo:rsid="0032f857" style:letter-kerning="true" style:font-name-asian="Times New Roman1" style:font-size-asian="11pt" style:language-asian="hi" style:country-asian="IN" style:font-name-complex="Times New Roman1" style:font-size-complex="11pt"/>
    </style:style>
    <style:style style:name="T62" style:family="text">
      <style:text-properties style:use-window-font-color="true" style:text-position="33% 58%" style:font-name="Times New Roman" fo:font-size="11pt" fo:language="en" fo:country="GB" officeooo:rsid="003489e3" style:letter-kerning="true" style:font-name-asian="Times New Roman1" style:font-size-asian="11pt" style:language-asian="hi" style:country-asian="IN" style:font-name-complex="Times New Roman1" style:font-size-complex="11pt"/>
    </style:style>
    <style:style style:name="T63" style:family="text">
      <style:text-properties style:use-window-font-color="true" style:text-position="33% 58%" style:font-name="Times New Roman" fo:font-size="11pt" fo:language="en" fo:country="GB" officeooo:rsid="0030e5a2" style:letter-kerning="true" style:font-name-asian="Times New Roman1" style:font-size-asian="11pt" style:language-asian="hi" style:country-asian="IN" style:font-name-complex="Times New Roman1" style:font-size-complex="11pt"/>
    </style:style>
    <style:style style:name="T64" style:family="text">
      <style:text-properties style:use-window-font-color="true" style:text-position="33% 58%" style:font-name="Times New Roman" fo:font-size="11pt" fo:language="en" fo:country="GB" officeooo:rsid="003812f5" style:letter-kerning="true" style:font-name-asian="Times New Roman1" style:font-size-asian="11pt" style:language-asian="hi" style:country-asian="IN" style:font-name-complex="Times New Roman1" style:font-size-complex="11pt"/>
    </style:style>
    <style:style style:name="T65" style:family="text">
      <style:text-properties style:use-window-font-color="true" style:text-position="33% 58%"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66" style:family="text">
      <style:text-properties style:use-window-font-color="true" style:text-position="33% 58%"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67" style:family="text">
      <style:text-properties style:use-window-font-color="true" style:text-position="33% 58%"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68" style:family="text">
      <style:text-properties style:use-window-font-color="true" style:text-position="33% 58%"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69" style:family="text">
      <style:text-properties style:use-window-font-color="true" style:text-position="33% 58%"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70" style:family="text">
      <style:text-properties style:use-window-font-color="true" style:text-position="33% 58%"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71" style:family="text">
      <style:text-properties style:use-window-font-color="true" style:text-position="33% 58%"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72" style:family="text">
      <style:text-properties style:use-window-font-color="true" style:text-position="33% 58%" style:font-name="Times New Roman" fo:font-size="11pt" fo:language="en" fo:country="GB" officeooo:rsid="005a62b8" style:letter-kerning="true" style:font-name-asian="Times New Roman1" style:font-size-asian="11pt" style:language-asian="hi" style:country-asian="IN" style:font-name-complex="Times New Roman1" style:font-size-complex="11pt"/>
    </style:style>
    <style:style style:name="T73" style:family="text">
      <style:text-properties style:use-window-font-color="true" style:text-position="33% 58%" style:font-name="Times New Roman" fo:font-size="11pt" fo:language="en" fo:country="GB" officeooo:rsid="005c0ca8" style:letter-kerning="true" style:font-name-asian="Times New Roman1" style:font-size-asian="11pt" style:language-asian="hi" style:country-asian="IN" style:font-name-complex="Times New Roman1" style:font-size-complex="11pt"/>
    </style:style>
    <style:style style:name="T74" style:family="text">
      <style:text-properties style:use-window-font-color="true" style:text-line-through-style="solid" style:text-line-through-type="single" style:font-name="Times New Roman" fo:font-size="11pt" fo:language="en" fo:country="GB" officeooo:rsid="004452cf" style:letter-kerning="true" style:font-name-asian="Times New Roman1" style:font-size-asian="11pt" style:language-asian="hi" style:country-asian="IN" style:font-name-complex="Times New Roman1" style:font-size-complex="11pt"/>
    </style:style>
    <style:style style:name="T75" style:family="text">
      <style:text-properties style:use-window-font-color="true" style:text-line-through-style="none" style:text-line-through-type="non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76" style:family="text">
      <style:text-properties style:use-window-font-color="true" style:text-position="0% 100%"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77" style:family="text">
      <style:text-properties style:use-window-font-color="true" style:text-position="0% 100%" style:font-name="Times New Roman" fo:font-size="11pt" fo:language="en" fo:country="GB" officeooo:rsid="0030e5a2" style:letter-kerning="true" style:font-name-asian="Times New Roman1" style:font-size-asian="11pt" style:language-asian="hi" style:country-asian="IN" style:font-name-complex="Times New Roman1" style:font-size-complex="11pt"/>
    </style:style>
    <style:style style:name="T78" style:family="text">
      <style:text-properties style:use-window-font-color="true" style:text-position="0% 100%" style:font-name="Times New Roman" fo:font-size="11pt" fo:language="en" fo:country="GB" officeooo:rsid="003270bb" style:letter-kerning="true" style:font-name-asian="Times New Roman1" style:font-size-asian="11pt" style:language-asian="hi" style:country-asian="IN" style:font-name-complex="Times New Roman1" style:font-size-complex="11pt"/>
    </style:style>
    <style:style style:name="T79" style:family="text">
      <style:text-properties style:use-window-font-color="true" style:text-position="0% 100%" style:font-name="Times New Roman" fo:font-size="11pt" fo:language="en" fo:country="GB" officeooo:rsid="0032f857" style:letter-kerning="true" style:font-name-asian="Times New Roman1" style:font-size-asian="11pt" style:language-asian="hi" style:country-asian="IN" style:font-name-complex="Times New Roman1" style:font-size-complex="11pt"/>
    </style:style>
    <style:style style:name="T80" style:family="text">
      <style:text-properties style:use-window-font-color="true" style:text-position="0% 100%" style:font-name="Times New Roman" fo:font-size="11pt" fo:language="en" fo:country="GB" officeooo:rsid="003489e3" style:letter-kerning="true" style:font-name-asian="Times New Roman1" style:font-size-asian="11pt" style:language-asian="hi" style:country-asian="IN" style:font-name-complex="Times New Roman1" style:font-size-complex="11pt"/>
    </style:style>
    <style:style style:name="T81" style:family="text">
      <style:text-properties style:use-window-font-color="true" style:text-position="0% 100%" style:font-name="Times New Roman" fo:font-size="11pt" fo:language="en" fo:country="GB" officeooo:rsid="003812f5" style:letter-kerning="true" style:font-name-asian="Times New Roman1" style:font-size-asian="11pt" style:language-asian="hi" style:country-asian="IN" style:font-name-complex="Times New Roman1" style:font-size-complex="11pt"/>
    </style:style>
    <style:style style:name="T82" style:family="text">
      <style:text-properties style:use-window-font-color="true" style:text-position="0% 100%"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83" style:family="text">
      <style:text-properties style:use-window-font-color="true" style:text-position="0% 100%"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84" style:family="text">
      <style:text-properties style:use-window-font-color="true" style:text-position="0% 100%"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85" style:family="text">
      <style:text-properties style:use-window-font-color="true" style:text-position="0% 100%"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86" style:family="text">
      <style:text-properties style:use-window-font-color="true" style:text-position="0% 100%"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87" style:family="text">
      <style:text-properties style:use-window-font-color="true" style:text-position="0% 100%"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88" style:family="text">
      <style:text-properties style:use-window-font-color="true" style:text-position="0% 100%"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89" style:family="text">
      <style:text-properties fo:color="#808080" style:font-name="Calibri" fo:font-size="8pt" fo:language="en" fo:country="US" style:letter-kerning="true" style:font-name-asian="Arial1" style:font-size-asian="8pt" style:language-asian="ar" style:country-asian="SA" style:font-size-complex="10pt"/>
    </style:style>
    <style:style style:name="T90" style:family="text">
      <style:text-properties fo:color="#7f7f7f" style:font-name="Calibri" fo:font-size="8pt" fo:language="en" fo:country="US" style:letter-kerning="true" style:font-name-asian="Arial1" style:font-size-asian="8pt" style:language-asian="ar" style:country-asian="SA" style:font-size-complex="8pt"/>
    </style:style>
    <style:style style:name="T91" style:family="text">
      <style:text-properties fo:color="#7f7f7f" style:font-name="Calibri" fo:font-size="8pt" fo:language="en" fo:country="US" style:letter-kerning="true" style:font-name-asian="Arial1" style:font-size-asian="8pt" style:language-asian="ar" style:country-asian="SA" style:font-size-complex="10pt"/>
    </style:style>
    <style:style style:name="T92"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T93" style:family="text">
      <style:text-properties style:font-name="Times New Roman" fo:font-size="14pt" fo:language="en" fo:country="GB" style:text-underline-style="solid" style:text-underline-width="auto" style:text-underline-color="font-color" fo:font-weight="bold" style:font-name-asian="Times New Roman1" style:font-size-asian="14pt" style:font-weight-asian="bold" style:font-name-complex="Times New Roman1" style:font-size-complex="12pt" style:font-weight-complex="bold"/>
    </style:style>
    <style:style style:name="T94" style:family="text">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T95" style:family="text">
      <style:text-properties style:font-name="Times New Roman" fo:font-size="14pt" style:font-name-asian="Times New Roman1" style:font-size-asian="14pt" style:font-name-complex="Times New Roman1" style:font-size-complex="12pt"/>
    </style:style>
    <style:style style:name="T96"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style>
    <style:style style:name="T97"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98" style:family="text">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T99" style:family="text">
      <style:text-properties style:font-name="Times New Roman" fo:font-size="12pt" style:font-name-asian="Times New Roman1" style:font-size-asian="12pt" style:font-name-complex="Times New Roman1" style:font-size-complex="12pt"/>
    </style:style>
    <style:style style:name="T100" style:family="text">
      <style:text-properties style:font-name="Times New Roman" fo:language="en" fo:country="GB" officeooo:rsid="00132c6b" style:font-name-asian="Times New Roman1" style:font-name-complex="Times New Roman1"/>
    </style:style>
    <style:style style:name="T101" style:family="text">
      <style:text-properties style:font-name="Times New Roman" fo:language="en" fo:country="GB" officeooo:rsid="00114326" style:font-name-asian="Times New Roman1" style:font-name-complex="Times New Roman1"/>
    </style:style>
    <style:style style:name="T102" style:family="text">
      <style:text-properties style:font-name="Times New Roman" fo:language="en" fo:country="GB" officeooo:rsid="0013d54a" style:font-name-asian="Times New Roman1" style:font-name-complex="Times New Roman1"/>
    </style:style>
    <style:style style:name="T103" style:family="text">
      <style:text-properties style:font-name="Times New Roman" fo:language="en" fo:country="GB" officeooo:rsid="001574e3" style:font-name-asian="Times New Roman1" style:font-name-complex="Times New Roman1"/>
    </style:style>
    <style:style style:name="T104" style:family="text">
      <style:text-properties style:font-name="Times New Roman" fo:language="en" fo:country="GB" officeooo:rsid="001b2fe6" style:font-name-asian="Times New Roman1" style:font-name-complex="Times New Roman1"/>
    </style:style>
    <style:style style:name="T105" style:family="text">
      <style:text-properties style:font-name="Times New Roman" fo:language="en" fo:country="GB" officeooo:rsid="001d2cc1" style:font-name-asian="Times New Roman1" style:font-name-complex="Times New Roman1"/>
    </style:style>
    <style:style style:name="T106" style:family="text">
      <style:text-properties style:font-name="Times New Roman" fo:language="en" fo:country="GB" officeooo:rsid="0024a4a0" style:font-name-asian="Times New Roman1" style:font-name-complex="Times New Roman1"/>
    </style:style>
    <style:style style:name="T107" style:family="text">
      <style:text-properties style:font-name="Times New Roman" fo:language="en" fo:country="GB" officeooo:rsid="002bb4e1" style:font-name-asian="Times New Roman1" style:font-name-complex="Times New Roman1"/>
    </style:style>
    <style:style style:name="T108" style:family="text">
      <style:text-properties style:font-name="Times New Roman" fo:language="en" fo:country="GB" officeooo:rsid="002aa1e6" style:font-name-asian="Times New Roman1" style:font-name-complex="Times New Roman1"/>
    </style:style>
    <style:style style:name="T109" style:family="text">
      <style:text-properties style:font-name="Times New Roman" fo:language="en" fo:country="GB" officeooo:rsid="002cf005" style:font-name-asian="Times New Roman1" style:font-name-complex="Times New Roman1"/>
    </style:style>
    <style:style style:name="T110" style:family="text">
      <style:text-properties style:font-name="Times New Roman" fo:language="en" fo:country="GB" officeooo:rsid="002c4d6d" style:font-name-asian="Times New Roman1" style:font-name-complex="Times New Roman1"/>
    </style:style>
    <style:style style:name="T111" style:family="text">
      <style:text-properties style:font-name="Times New Roman" fo:language="en" fo:country="GB" officeooo:rsid="002e88ce" style:font-name-asian="Times New Roman1" style:font-name-complex="Times New Roman1"/>
    </style:style>
    <style:style style:name="T112" style:family="text">
      <style:text-properties style:font-name="Times New Roman" fo:language="en" fo:country="GB" officeooo:rsid="0030a5ed" style:font-name-asian="Times New Roman1" style:font-name-complex="Times New Roman1"/>
    </style:style>
    <style:style style:name="T113" style:family="text">
      <style:text-properties style:font-name="Times New Roman" fo:language="en" fo:country="GB" officeooo:rsid="002f9c98" style:font-name-asian="Times New Roman1" style:font-name-complex="Times New Roman1"/>
    </style:style>
    <style:style style:name="T114" style:family="text">
      <style:text-properties style:font-name="Times New Roman" fo:language="en" fo:country="GB" officeooo:rsid="0030e5a2" style:font-name-asian="Times New Roman1" style:font-name-complex="Times New Roman1"/>
    </style:style>
    <style:style style:name="T115" style:family="text">
      <style:text-properties style:font-name="Times New Roman" fo:language="en" fo:country="GB" officeooo:rsid="003812f5" style:font-name-asian="Times New Roman1" style:font-name-complex="Times New Roman1"/>
    </style:style>
    <style:style style:name="T116" style:family="text">
      <style:text-properties style:font-name="Times New Roman" fo:language="en" fo:country="GB" fo:font-weight="bold" officeooo:rsid="002e88ce" style:font-name-asian="Times New Roman1" style:font-weight-asian="bold" style:font-name-complex="Times New Roman1" style:font-weight-complex="bold"/>
    </style:style>
    <style:style style:name="T117" style:family="text">
      <style:text-properties style:font-name="Times New Roman" fo:language="en" fo:country="GB" fo:font-weight="bold" officeooo:rsid="002cf005" style:font-name-asian="Times New Roman1" style:font-weight-asian="bold" style:font-name-complex="Times New Roman1" style:font-weight-complex="bold"/>
    </style:style>
    <style:style style:name="T118" style:family="text">
      <style:text-properties style:font-name="Times New Roman" fo:language="en" fo:country="GB" fo:font-weight="normal" officeooo:rsid="002e88ce" style:font-name-asian="Times New Roman1" style:font-weight-asian="normal" style:font-name-complex="Times New Roman1" style:font-weight-complex="normal"/>
    </style:style>
    <style:style style:name="T119" style:family="text">
      <style:text-properties style:font-name="Times New Roman" fo:font-weight="bold" style:font-name-asian="Times New Roman1" style:font-weight-asian="bold" style:font-name-complex="Times New Roman1" style:font-size-complex="12pt" style:font-style-complex="italic" style:font-weight-complex="bold"/>
    </style:style>
    <style:style style:name="T120" style:family="text">
      <style:text-properties style:font-name="Times New Roman" fo:font-style="italic" fo:font-weight="bold" style:font-name-asian="Times New Roman1" style:font-style-asian="italic" style:font-weight-asian="bold" style:font-name-complex="Times New Roman1" style:font-size-complex="12pt" style:font-style-complex="italic" style:font-weight-complex="bold"/>
    </style:style>
    <style:style style:name="T121" style:family="text">
      <style:text-properties style:font-name="Times New Roman" fo:font-size="11.5pt" fo:font-style="italic" style:font-name-asian="Times New Roman1" style:font-size-asian="11.5pt" style:font-style-asian="italic" style:font-name-complex="Times New Roman1" style:font-size-complex="11.5pt" style:font-style-complex="italic"/>
    </style:style>
    <style:style style:name="T122" style:family="text">
      <style:text-properties style:font-name="Times New Roman" style:font-name-asian="Times New Roman1" style:font-name-complex="Times New Roman1"/>
    </style:style>
    <style:style style:name="T123" style:family="text">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T124" style:family="text">
      <style:text-properties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125" style:family="text">
      <style:text-properties fo:color="#ff0000" style:font-name="Times New Roman" fo:font-size="14pt" fo:language="en" fo:country="GB"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2pt" style:font-style-complex="italic" style:font-weight-complex="bold"/>
    </style:style>
    <style:style style:name="T126" style:family="text">
      <style:text-properties style:text-position="33% 58%" style:font-name="Times New Roman" fo:language="en" fo:country="GB" officeooo:rsid="0013d54a" style:font-name-asian="Times New Roman1" style:font-name-complex="Times New Roman1"/>
    </style:style>
    <style:style style:name="T127" style:family="text">
      <style:text-properties style:text-position="33% 58%" officeooo:rsid="0026a84c"/>
    </style:style>
    <style:style style:name="T128" style:family="text">
      <style:text-properties style:text-position="33% 58%" officeooo:rsid="0026f3a4"/>
    </style:style>
    <style:style style:name="T129" style:family="text">
      <style:text-properties style:text-position="33% 58%" officeooo:rsid="0028dafe"/>
    </style:style>
    <style:style style:name="T130" style:family="text">
      <style:text-properties fo:font-style="italic" style:font-style-asian="italic"/>
    </style:style>
    <style:style style:name="T131" style:family="text">
      <style:text-properties fo:font-weight="bold" style:font-weight-asian="bold"/>
    </style:style>
    <style:style style:name="T132" style:family="text">
      <style:text-properties officeooo:rsid="0026a84c"/>
    </style:style>
    <style:style style:name="T133" style:family="text">
      <style:text-properties officeooo:rsid="0026f3a4"/>
    </style:style>
    <style:style style:name="T134" style:family="text">
      <style:text-properties officeooo:rsid="00275b20"/>
    </style:style>
    <style:style style:name="T135" style:family="text">
      <style:text-properties officeooo:rsid="0028dafe"/>
    </style:style>
    <style:style style:name="T136" style:family="text">
      <style:text-properties officeooo:rsid="004a7c80"/>
    </style:style>
    <style:style style:name="T137" style:family="text">
      <style:text-properties style:text-position="0% 100%" style:font-name="Times New Roman" fo:language="en" fo:country="GB" officeooo:rsid="0013d54a" style:font-name-asian="Times New Roman1" style:font-name-complex="Times New Roman1"/>
    </style:style>
    <style:style style:name="T138" style:family="text">
      <style:text-properties style:text-position="0% 100%" officeooo:rsid="0026a84c"/>
    </style:style>
    <style:style style:name="T139" style:family="text">
      <style:text-properties style:text-position="0% 100%" officeooo:rsid="0026f3a4"/>
    </style:style>
    <style:style style:name="T140" style:family="text">
      <style:text-properties style:text-position="0% 100%" officeooo:rsid="0028dafe"/>
    </style:style>
    <style:style style:name="T141" style:family="text">
      <style:text-properties officeooo:rsid="0050e53f"/>
    </style:style>
    <style:style style:name="T142" style:family="text">
      <style:text-properties fo:font-size="12pt" fo:font-style="italic" fo:font-weight="bold" style:font-size-asian="12pt" style:font-style-asian="italic" style:font-weight-asian="bold" style:font-size-complex="12pt" style:font-style-complex="italic" style:font-weight-complex="bold"/>
    </style:style>
    <style:style style:name="T143" style:family="text">
      <style:text-properties fo:color="#c9211e" style:font-name="Times New Roman" fo:font-size="11pt" fo:language="en" fo:country="GB" officeooo:rsid="00629862" style:letter-kerning="true" style:font-name-asian="Times New Roman1" style:font-size-asian="11pt" style:language-asian="hi" style:country-asian="IN" style:font-name-complex="Times New Roman1" style:font-size-complex="11pt"/>
    </style:style>
    <style:style style:name="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span text:style-name="T93">Part B-1</text:span><text:span text:style-name="T125"> </text:span></text:p>
      <text:p text:style-name="P52"/>
      <text:p text:style-name="P16"><text:span text:style-name="T94">1. Excellence</text:span><text:span text:style-name="T95"> <text:s/></text:span><text:span text:style-name="T94"><text:s/></text:span></text:p>
      <text:p text:style-name="P17"><text:s/></text:p>
      <text:list xml:id="list2025144449" text:style-name="WWNum1">
        <text:list-item>
          <text:list>
            <text:list-item>
              <text:p text:style-name="P57">Quality and pertinence of the project’s research and innovation objectives (and the extent to which they are ambitious, and go beyond the state of the art)</text:p>
            </text:list-item>
          </text:list>
        </text:list-item>
      </text:list>
      <text:p text:style-name="P35">Introduction</text:p>
      <text:p text:style-name="P28"><text:span text:style-name="T7">A</text:span><text:span text:style-name="T101">ctive matter, </text:span><text:span text:style-name="T103">denoting collections of actively moving particles,</text:span><text:span text:style-name="T101"> </text:span><text:span text:style-name="T100">is </text:span><text:span text:style-name="T101">an emerging subject of study at the interface between </text:span><text:span text:style-name="T100">soft matter</text:span><text:span text:style-name="T101"> physics and biology. </text:span><text:span text:style-name="T100">It has </text:span><text:span text:style-name="T104">been</text:span><text:span text:style-name="T100"> attract</text:span><text:span text:style-name="T104">ing</text:span><text:span text:style-name="T100"> increasing </text:span><text:span text:style-name="T8">interest</text:span><text:span text:style-name="T100"> </text:span><text:span text:style-name="T104">over the past few decades </text:span><text:span text:style-name="T105">due to its intriguing properties and applicability in a broad range of length scales, </text:span><text:span text:style-name="T106">from animals to tissues and cells</text:span><text:span text:style-name="T102">.</text:span><text:reference-mark-start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T6qDEdsJqd"/><text:span text:style-name="T126">1–4</text:span><text:reference-mark-end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T6qDEdsJqd"/><text:span text:style-name="T103">⁠ </text:span><text:span text:style-name="T105">I</text:span><text:span text:style-name="T104">ts study </text:span><text:span text:style-name="T106">can deepen our understanding of processes such as tissue formation and cancer growth. The knowledge of active matter </text:span><text:span text:style-name="T104">has </text:span><text:span text:style-name="T105">also</text:span><text:span text:style-name="T104"> </text:span><text:span text:style-name="T106">uncovered</text:span><text:span text:style-name="T8"> promising applications in </text:span><text:span text:style-name="T9">many fields, such as medicine and </text:span><text:span text:style-name="T10">robotics</text:span><text:span text:style-name="T9">.</text:span><text:reference-mark-start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ugqH70PT6h"/><text:span text:style-name="T59">5,6</text:span><text:reference-mark-end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ugqH70PT6h"/><text:span text:style-name="T59">⁠</text:span></text:p>
      <text:p text:style-name="P36">Active matter is constantly drive<text:span text:style-name="T136">n</text:span> out of equilibrium due to the energy injection at single particle scale. <text:span text:style-name="T132">The consequences of being out of equilibrium are most obvious when active particles are in complex environments, especially under confinement. For example,</text:span><text:span text:style-name="T134"> </text:span><text:span text:style-name="T132">bacteria in a microchannel under flow tend to swim against the flow direction, known as the upstream swimming phenomenon; </text:span><text:reference-mark-start text:name="ADDIN CSL_CITATION {&quot;citationItems&quot;: [{&quot;id&quot;: &quot;ITEM-1&quot;, &quot;itemData&quot;: {&quot;DOI&quot;: &quot;10.1103/PhysRevLett.98.068101&quot;, &quot;ISBN&quot;: &quot;0031-9007&quot;, &quot;ISSN&quot;: &quot;00319007&quot;, &quot;PMID&quot;: &quot;17358984&quot;, &quot;abstract&quot;: &quot;Escherichia coli in shear flow near a surface are shown to exhibit a steady propensity to swim towards the left (within the relative coordinate system) of that surface. This phenomenon depends solely on the local shear rate on the surface, and leads to cells eventually aligning and swimming upstream preferentially along a left sidewall or crevice in a wide range of flow conditions. The results indicate that flow-assisted translation and upstream swimming along surfaces might be relevant in various models of bacterial transport, such as in pyelonephritis and bacterial migration in wet soil and aquatic environments in general. \u00a9 2007 The American Physical Society.&quot;, &quot;author&quot;: [{&quot;dropping-particle&quot;: &quot;&quot;, &quot;family&quot;: &quot;Hill&quot;, &quot;given&quot;: &quot;Jane&quot;, &quot;non-dropping-particle&quot;: &quot;&quot;, &quot;parse-names&quot;: false, &quot;suffix&quot;: &quot;&quot;}, {&quot;dropping-particle&quot;: &quot;&quot;, &quot;family&quot;: &quot;Kalkanci&quot;, &quot;given&quot;: &quot;Ozge&quot;, &quot;non-dropping-particle&quot;: &quot;&quot;, &quot;parse-names&quot;: false, &quot;suffix&quot;: &quot;&quot;}, {&quot;dropping-particle&quot;: &quot;&quot;, &quot;family&quot;: &quot;McMurry&quot;, &quot;given&quot;: &quot;Jonathan L.&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Physical Review Letters&quot;, &quot;id&quot;: &quot;ITEM-1&quot;, &quot;issue&quot;: &quot;6&quot;, &quot;issued&quot;: {&quot;date-parts&quot;: [[&quot;2007&quot;]]}, &quot;page&quot;: &quot;068101&quot;, &quot;title&quot;: &quot;Hydrodynamic surface interactions enable escherichia coli to seek efficient routes to swim upstream&quot;, &quot;type&quot;: &quot;article-journal&quot;, &quot;volume&quot;: &quot;98&quot;}, &quot;uris&quot;: [&quot;http://www.mendeley.com/documents/?uuid=aca59116-f393-4a88-800f-f80af3418a9a&quot;]}, {&quot;id&quot;: &quot;ITEM-2&quot;, &quot;itemData&quot;: {&quot;DOI&quot;: &quot;10.1016/j.bpj.2012.03.001&quot;, &quot;ISSN&quot;: &quot;00063495&quot;, &quot;PMID&quot;: &quot;22500751&quot;, &quot;abstract&quot;: &quot;We provide an experimental demonstration of positive rheotaxis (rapid and continuous upstream motility) in wild-type Escherichia coli freely swimming over a surface. This hydrodynamic phenomenon is dominant below a critical shear rate and robust against Brownian motion and cell tumbling. We deduce that individual bacteria entering a flow system can rapidly migrate upstream (&gt;20 \u03bcm/s) much faster than a gradually advancing biofilm. Given a bacterial population with a distribution of sizes and swim speeds, local shear rate near the surface determines the dominant hydrodynamic mode for motility, i.e., circular or random trajectories for low shear rates, positive rheotaxis for moderate flow, and sideways swimming at higher shear rates. Faster swimmers can move upstream more rapidly and at higher shear rates, as expected. Interestingly, we also find on average that both swim speed and upstream motility are independent of cell aspect ratio. \u00a9 2012 Biophysical Society.&quot;, &quot;author&quot;: [{&quot;dropping-particle&quot;: &quot;&quot;, &quot;family&quot;: &quot;Kaya&quot;, &quot;given&quot;: &quot;Tolga&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Biophysical Journal&quot;, &quot;id&quot;: &quot;ITEM-2&quot;, &quot;issue&quot;: &quot;7&quot;, &quot;issued&quot;: {&quot;date-parts&quot;: [[&quot;2012&quot;]]}, &quot;page&quot;: &quot;1514-1523&quot;, &quot;publisher&quot;: &quot;Biophysical Society&quot;, &quot;title&quot;: &quot;Direct upstream motility in Escherichia coli&quot;, &quot;type&quot;: &quot;article-journal&quot;, &quot;volume&quot;: &quot;102&quot;}, &quot;uris&quot;: [&quot;http://www.mendeley.com/documents/?uuid=4ed916e2-6227-4265-8505-5f35dbd4d781&quot;]}], &quot;mendeley&quot;: {&quot;formattedCitation&quot;: &quot;&lt;sup&gt;7,8&lt;/sup&gt;&quot;, &quot;plainTextFormattedCitation&quot;: &quot;7,8&quot;, &quot;previouslyFormattedCitation&quot;: &quot;&lt;sup&gt;7,8&lt;/sup&gt;&quot;}, &quot;properties&quot;: {&quot;noteIndex&quot;: 0}, &quot;schema&quot;: &quot;https://github.com/citation-style-language/schema/raw/master/csl-citation.json&quot;} RNDkikuiPQDFb"/><text:span text:style-name="T127">7,8</text:span><text:reference-mark-end text:name="ADDIN CSL_CITATION {&quot;citationItems&quot;: [{&quot;id&quot;: &quot;ITEM-1&quot;, &quot;itemData&quot;: {&quot;DOI&quot;: &quot;10.1103/PhysRevLett.98.068101&quot;, &quot;ISBN&quot;: &quot;0031-9007&quot;, &quot;ISSN&quot;: &quot;00319007&quot;, &quot;PMID&quot;: &quot;17358984&quot;, &quot;abstract&quot;: &quot;Escherichia coli in shear flow near a surface are shown to exhibit a steady propensity to swim towards the left (within the relative coordinate system) of that surface. This phenomenon depends solely on the local shear rate on the surface, and leads to cells eventually aligning and swimming upstream preferentially along a left sidewall or crevice in a wide range of flow conditions. The results indicate that flow-assisted translation and upstream swimming along surfaces might be relevant in various models of bacterial transport, such as in pyelonephritis and bacterial migration in wet soil and aquatic environments in general. \u00a9 2007 The American Physical Society.&quot;, &quot;author&quot;: [{&quot;dropping-particle&quot;: &quot;&quot;, &quot;family&quot;: &quot;Hill&quot;, &quot;given&quot;: &quot;Jane&quot;, &quot;non-dropping-particle&quot;: &quot;&quot;, &quot;parse-names&quot;: false, &quot;suffix&quot;: &quot;&quot;}, {&quot;dropping-particle&quot;: &quot;&quot;, &quot;family&quot;: &quot;Kalkanci&quot;, &quot;given&quot;: &quot;Ozge&quot;, &quot;non-dropping-particle&quot;: &quot;&quot;, &quot;parse-names&quot;: false, &quot;suffix&quot;: &quot;&quot;}, {&quot;dropping-particle&quot;: &quot;&quot;, &quot;family&quot;: &quot;McMurry&quot;, &quot;given&quot;: &quot;Jonathan L.&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Physical Review Letters&quot;, &quot;id&quot;: &quot;ITEM-1&quot;, &quot;issue&quot;: &quot;6&quot;, &quot;issued&quot;: {&quot;date-parts&quot;: [[&quot;2007&quot;]]}, &quot;page&quot;: &quot;068101&quot;, &quot;title&quot;: &quot;Hydrodynamic surface interactions enable escherichia coli to seek efficient routes to swim upstream&quot;, &quot;type&quot;: &quot;article-journal&quot;, &quot;volume&quot;: &quot;98&quot;}, &quot;uris&quot;: [&quot;http://www.mendeley.com/documents/?uuid=aca59116-f393-4a88-800f-f80af3418a9a&quot;]}, {&quot;id&quot;: &quot;ITEM-2&quot;, &quot;itemData&quot;: {&quot;DOI&quot;: &quot;10.1016/j.bpj.2012.03.001&quot;, &quot;ISSN&quot;: &quot;00063495&quot;, &quot;PMID&quot;: &quot;22500751&quot;, &quot;abstract&quot;: &quot;We provide an experimental demonstration of positive rheotaxis (rapid and continuous upstream motility) in wild-type Escherichia coli freely swimming over a surface. This hydrodynamic phenomenon is dominant below a critical shear rate and robust against Brownian motion and cell tumbling. We deduce that individual bacteria entering a flow system can rapidly migrate upstream (&gt;20 \u03bcm/s) much faster than a gradually advancing biofilm. Given a bacterial population with a distribution of sizes and swim speeds, local shear rate near the surface determines the dominant hydrodynamic mode for motility, i.e., circular or random trajectories for low shear rates, positive rheotaxis for moderate flow, and sideways swimming at higher shear rates. Faster swimmers can move upstream more rapidly and at higher shear rates, as expected. Interestingly, we also find on average that both swim speed and upstream motility are independent of cell aspect ratio. \u00a9 2012 Biophysical Society.&quot;, &quot;author&quot;: [{&quot;dropping-particle&quot;: &quot;&quot;, &quot;family&quot;: &quot;Kaya&quot;, &quot;given&quot;: &quot;Tolga&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Biophysical Journal&quot;, &quot;id&quot;: &quot;ITEM-2&quot;, &quot;issue&quot;: &quot;7&quot;, &quot;issued&quot;: {&quot;date-parts&quot;: [[&quot;2012&quot;]]}, &quot;page&quot;: &quot;1514-1523&quot;, &quot;publisher&quot;: &quot;Biophysical Society&quot;, &quot;title&quot;: &quot;Direct upstream motility in Escherichia coli&quot;, &quot;type&quot;: &quot;article-journal&quot;, &quot;volume&quot;: &quot;102&quot;}, &quot;uris&quot;: [&quot;http://www.mendeley.com/documents/?uuid=4ed916e2-6227-4265-8505-5f35dbd4d781&quot;]}], &quot;mendeley&quot;: {&quot;formattedCitation&quot;: &quot;&lt;sup&gt;7,8&lt;/sup&gt;&quot;, &quot;plainTextFormattedCitation&quot;: &quot;7,8&quot;, &quot;previouslyFormattedCitation&quot;: &quot;&lt;sup&gt;7,8&lt;/sup&gt;&quot;}, &quot;properties&quot;: {&quot;noteIndex&quot;: 0}, &quot;schema&quot;: &quot;https://github.com/citation-style-language/schema/raw/master/csl-citation.json&quot;} RNDkikuiPQDFb"/><text:span text:style-name="T132">⁠ </text:span><text:span text:style-name="T133">dense actin filaments driven by molecular motor </text:span><text:span text:style-name="T132">in a microchannel </text:span><text:span text:style-name="T133">form coherent flow spontaneously;</text:span><text:reference-mark-start text:name="ADDIN CSL_CITATION {&quot;citationItems&quot;: [{&quot;id&quot;: &quot;ITEM-1&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lt;/sup&gt;&quot;, &quot;plainTextFormattedCitation&quot;: &quot;9&quot;, &quot;previouslyFormattedCitation&quot;: &quot;&lt;sup&gt;9&lt;/sup&gt;&quot;}, &quot;properties&quot;: {&quot;noteIndex&quot;: 0}, &quot;schema&quot;: &quot;https://github.com/citation-style-language/schema/raw/master/csl-citation.json&quot;} RNDbgEQ4sQE88"/><text:span text:style-name="T128">9</text:span><text:reference-mark-end text:name="ADDIN CSL_CITATION {&quot;citationItems&quot;: [{&quot;id&quot;: &quot;ITEM-1&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lt;/sup&gt;&quot;, &quot;plainTextFormattedCitation&quot;: &quot;9&quot;, &quot;previouslyFormattedCitation&quot;: &quot;&lt;sup&gt;9&lt;/sup&gt;&quot;}, &quot;properties&quot;: {&quot;noteIndex&quot;: 0}, &quot;schema&quot;: &quot;https://github.com/citation-style-language/schema/raw/master/csl-citation.json&quot;} RNDbgEQ4sQE88"/><text:span text:style-name="T133">⁠ </text:span><text:span text:style-name="T135">the “pressure” exerted by active particles on their surrounding walls highly depends on the precise particle-wall interactions.</text:span><text:reference-mark-start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mendeley&quot;: {&quot;formattedCitation&quot;: &quot;&lt;sup&gt;10&lt;/sup&gt;&quot;, &quot;plainTextFormattedCitation&quot;: &quot;10&quot;, &quot;previouslyFormattedCitation&quot;: &quot;&lt;sup&gt;10&lt;/sup&gt;&quot;}, &quot;properties&quot;: {&quot;noteIndex&quot;: 0}, &quot;schema&quot;: &quot;https://github.com/citation-style-language/schema/raw/master/csl-citation.json&quot;} RND2w4z5VKqVO"/><text:span text:style-name="T129">10</text:span><text:reference-mark-end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mendeley&quot;: {&quot;formattedCitation&quot;: &quot;&lt;sup&gt;10&lt;/sup&gt;&quot;, &quot;plainTextFormattedCitation&quot;: &quot;10&quot;, &quot;previouslyFormattedCitation&quot;: &quot;&lt;sup&gt;10&lt;/sup&gt;&quot;}, &quot;properties&quot;: {&quot;noteIndex&quot;: 0}, &quot;schema&quot;: &quot;https://github.com/citation-style-language/schema/raw/master/csl-citation.json&quot;} RND2w4z5VKqVO"/><text:span text:style-name="T135">⁠ </text:span></text:p>
      <text:p text:style-name="P29"><text:span text:style-name="T107">Having t</text:span><text:span text:style-name="T108">hese non-equilibrium features, </text:span><text:span text:style-name="T107">active matter</text:span><text:span text:style-name="T108"> </text:span><text:span text:style-name="T107">has the potential to advance technologies of great impact </text:span><text:span text:style-name="T109">in material and healthcare industries</text:span><text:span text:style-name="T107">. For example, engineering the self-organization of active matter can help synthesize materials with unprecedented micro- and nano- structure; </text:span><text:span text:style-name="T110">deep understanding of the behavior of active particles </text:span><text:span text:style-name="T11">in real-life settings</text:span><text:span text:style-name="T110"> can </text:span><text:span text:style-name="T11">lead to</text:span><text:span text:style-name="T110"> novel drug delivery technolog</text:span><text:span text:style-name="T109">ies and bioremediation solutions</text:span><text:span text:style-name="T110">. </text:span><text:span text:style-name="T109">However, to achieve the full of active matter, several imperative challenges need to be addressed, </text:span><text:span text:style-name="T111">among which </text:span><text:span text:style-name="T116">determining the </text:span><text:span text:style-name="T117"><text:s/></text:span><text:span text:style-name="T116">behavior of active particles in complex environments </text:span><text:span text:style-name="T118">is most</text:span><text:span text:style-name="T111"> challenging and potentially fruitful.</text:span></text:p>
      <text:p text:style-name="P30"><text:span text:style-name="T113">The challenge comes from the many-body nature and complex particle-particle and particle-wall interactions of active matter. </text:span><text:span text:style-name="T112">This complexity prevents the behav</text:span><text:span text:style-name="T115">io</text:span><text:span text:style-name="T112">r of active </text:span><text:span text:style-name="T12">particles </text:span><text:span text:style-name="T112">from being solved exactly. </text:span><text:span text:style-name="T114">Instead, much effort has been devoted to </text:span><text:span text:style-name="T13">borrowing tools from thermodynamics and using a statistical approach to understand active matter.</text:span><text:reference-mark-start text:name="ADDIN CSL_CITATION {&quot;citationItems&quot;: [{&quot;id&quot;: &quot;ITEM-1&quot;, &quot;itemData&quot;: {&quot;DOI&quot;: &quot;10.1103/PhysRevE.91.032117&quot;, &quot;ISSN&quot;: &quot;15502376&quot;, &quot;abstract&quot;: &quot;Self-propulsion allows living systems to display self-organization and unusual phase behavior. Unlike passive systems in thermal equilibrium, active matter systems are not constrained by conventional thermodynamic laws. A question arises, however, as to what extent, if any, can concepts from classical thermodynamics be applied to nonequilibrium systems like active matter. Here we use the new swim pressure perspective to develop a simple theory for predicting phase separation in active matter. Using purely mechanical arguments we generate a phase diagram with a spinodal and critical point, and define a nonequilibrium chemical potential to interpret the \&quot;binodal.\&quot; We provide a generalization of thermodynamic concepts like the free energy and temperature for nonequilibrium active systems. Our theory agrees with existing simulation data both qualitatively and quantitatively and may provide a framework for understanding and predicting the behavior of nonequilibrium active systems.&quot;, &quot;author&quot;: [{&quot;dropping-particle&quot;: &quot;&quot;, &quot;family&quot;: &quot;Takatori&quot;, &quot;given&quot;: &quot;S. C.&quot;, &quot;non-dropping-particle&quot;: &quot;&quot;, &quot;parse-names&quot;: false, &quot;suffix&quot;: &quot;&quot;}, {&quot;dropping-particle&quot;: &quot;&quot;, &quot;family&quot;: &quot;Brady&quot;, &quot;given&quot;: &quot;J. F.&quot;, &quot;non-dropping-particle&quot;: &quot;&quot;, &quot;parse-names&quot;: false, &quot;suffix&quot;: &quot;&quot;}], &quot;container-title&quot;: &quot;Physical Review E - Statistical, Nonlinear, and Soft Matter Physics&quot;, &quot;id&quot;: &quot;ITEM-1&quot;, &quot;issue&quot;: &quot;3&quot;, &quot;issued&quot;: {&quot;date-parts&quot;: [[&quot;2015&quot;]]}, &quot;page&quot;: &quot;032117&quot;, &quot;title&quot;: &quot;Towards a thermodynamics of active matter&quot;, &quot;type&quot;: &quot;article-journal&quot;, &quot;volume&quot;: &quot;91&quot;}, &quot;uris&quot;: [&quot;http://www.mendeley.com/documents/?uuid=e6ad6205-d41d-4929-bbe5-be194279dbd7&quot;]}, {&quot;id&quot;: &quot;ITEM-2&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2&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3&quot;, &quot;itemData&quot;: {&quot;DOI&quot;: &quot;10.1039/c5sm01718a&quot;, &quot;ISSN&quot;: &quot;17446848&quot;, &quot;PMID&quot;: &quot;26387914&quot;, &quot;abstract&quot;: &quot;We present a stochastic description of a model of N mutually interacting active particles in the presence of external fields and characterize its steady state behavior in the absence of currents. To reproduce the effects of the experimentally observed persistence of the trajectories of the active particles we consider a Gaussian force having a non-vanishing correlation time \u03c4, whose finiteness is a measure of the activity of the system. With these ingredients we show that it is possible to develop a statistical mechanical approach similar to the one employed in the study of equilibrium liquids and to obtain the explicit form of the many-particle distribution function by means of the multidimensional unified colored noise approximation. Such a distribution plays a role analogous to the Gibbs distribution in equilibrium statistical mechanics and provides complete information about the microscopic state of the system. From here we develop a method to determine the one- and two-particle distribution functions in the spirit of the Born-Green-Yvon (BGY) equations of equilibrium statistical mechanics. The resulting equations which contain extra-correlations induced by the activity allow us to determine the stationary density profiles in the presence of external fields, the pair correlations and the pressure of active fluids. In the low density regime we obtained the effective pair potential \u03a6(r) acting between two isolated particles separated by a distance, r, showing the existence of an effective attraction between them induced by activity. Based on these results, in the second half of the paper we propose a mean field theory as an approach simpler than the BGY hierarchy and use it to derive a van der Waals expression of the equation of state.&quot;, &quot;author&quot;: [{&quot;dropping-particle&quot;: &quot;&quot;, &quot;family&quot;: &quot;Marini Bettolo Marconi&quot;, &quot;given&quot;: &quot;Umberto&quot;, &quot;non-dropping-particle&quot;: &quot;&quot;, &quot;parse-names&quot;: false, &quot;suffix&quot;: &quot;&quot;}, {&quot;dropping-particle&quot;: &quot;&quot;, &quot;family&quot;: &quot;Maggi&quot;, &quot;given&quot;: &quot;Claudio&quot;, &quot;non-dropping-particle&quot;: &quot;&quot;, &quot;parse-names&quot;: false, &quot;suffix&quot;: &quot;&quot;}], &quot;container-title&quot;: &quot;Soft Matter&quot;, &quot;id&quot;: &quot;ITEM-3&quot;, &quot;issue&quot;: &quot;45&quot;, &quot;issued&quot;: {&quot;date-parts&quot;: [[&quot;2015&quot;]]}, &quot;page&quot;: &quot;8768-8781&quot;, &quot;publisher&quot;: &quot;Royal Society of Chemistry&quot;, &quot;title&quot;: &quot;Towards a statistical mechanical theory of active fluids&quot;, &quot;type&quot;: &quot;article-journal&quot;, &quot;volume&quot;: &quot;11&quot;}, &quot;uris&quot;: [&quot;http://www.mendeley.com/documents/?uuid=21264d18-8e21-4431-a9f4-c0efef6f2844&quot;]}], &quot;mendeley&quot;: {&quot;formattedCitation&quot;: &quot;&lt;sup&gt;1,11,12&lt;/sup&gt;&quot;, &quot;plainTextFormattedCitation&quot;: &quot;1,11,12&quot;, &quot;previouslyFormattedCitation&quot;: &quot;&lt;sup&gt;1,11,12&lt;/sup&gt;&quot;}, &quot;properties&quot;: {&quot;noteIndex&quot;: 0}, &quot;schema&quot;: &quot;https://github.com/citation-style-language/schema/raw/master/csl-citation.json&quot;} RNDPatWyi8PAI"/><text:span text:style-name="T63">1,11,12</text:span><text:reference-mark-end text:name="ADDIN CSL_CITATION {&quot;citationItems&quot;: [{&quot;id&quot;: &quot;ITEM-1&quot;, &quot;itemData&quot;: {&quot;DOI&quot;: &quot;10.1103/PhysRevE.91.032117&quot;, &quot;ISSN&quot;: &quot;15502376&quot;, &quot;abstract&quot;: &quot;Self-propulsion allows living systems to display self-organization and unusual phase behavior. Unlike passive systems in thermal equilibrium, active matter systems are not constrained by conventional thermodynamic laws. A question arises, however, as to what extent, if any, can concepts from classical thermodynamics be applied to nonequilibrium systems like active matter. Here we use the new swim pressure perspective to develop a simple theory for predicting phase separation in active matter. Using purely mechanical arguments we generate a phase diagram with a spinodal and critical point, and define a nonequilibrium chemical potential to interpret the \&quot;binodal.\&quot; We provide a generalization of thermodynamic concepts like the free energy and temperature for nonequilibrium active systems. Our theory agrees with existing simulation data both qualitatively and quantitatively and may provide a framework for understanding and predicting the behavior of nonequilibrium active systems.&quot;, &quot;author&quot;: [{&quot;dropping-particle&quot;: &quot;&quot;, &quot;family&quot;: &quot;Takatori&quot;, &quot;given&quot;: &quot;S. C.&quot;, &quot;non-dropping-particle&quot;: &quot;&quot;, &quot;parse-names&quot;: false, &quot;suffix&quot;: &quot;&quot;}, {&quot;dropping-particle&quot;: &quot;&quot;, &quot;family&quot;: &quot;Brady&quot;, &quot;given&quot;: &quot;J. F.&quot;, &quot;non-dropping-particle&quot;: &quot;&quot;, &quot;parse-names&quot;: false, &quot;suffix&quot;: &quot;&quot;}], &quot;container-title&quot;: &quot;Physical Review E - Statistical, Nonlinear, and Soft Matter Physics&quot;, &quot;id&quot;: &quot;ITEM-1&quot;, &quot;issue&quot;: &quot;3&quot;, &quot;issued&quot;: {&quot;date-parts&quot;: [[&quot;2015&quot;]]}, &quot;page&quot;: &quot;032117&quot;, &quot;title&quot;: &quot;Towards a thermodynamics of active matter&quot;, &quot;type&quot;: &quot;article-journal&quot;, &quot;volume&quot;: &quot;91&quot;}, &quot;uris&quot;: [&quot;http://www.mendeley.com/documents/?uuid=e6ad6205-d41d-4929-bbe5-be194279dbd7&quot;]}, {&quot;id&quot;: &quot;ITEM-2&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2&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3&quot;, &quot;itemData&quot;: {&quot;DOI&quot;: &quot;10.1039/c5sm01718a&quot;, &quot;ISSN&quot;: &quot;17446848&quot;, &quot;PMID&quot;: &quot;26387914&quot;, &quot;abstract&quot;: &quot;We present a stochastic description of a model of N mutually interacting active particles in the presence of external fields and characterize its steady state behavior in the absence of currents. To reproduce the effects of the experimentally observed persistence of the trajectories of the active particles we consider a Gaussian force having a non-vanishing correlation time \u03c4, whose finiteness is a measure of the activity of the system. With these ingredients we show that it is possible to develop a statistical mechanical approach similar to the one employed in the study of equilibrium liquids and to obtain the explicit form of the many-particle distribution function by means of the multidimensional unified colored noise approximation. Such a distribution plays a role analogous to the Gibbs distribution in equilibrium statistical mechanics and provides complete information about the microscopic state of the system. From here we develop a method to determine the one- and two-particle distribution functions in the spirit of the Born-Green-Yvon (BGY) equations of equilibrium statistical mechanics. The resulting equations which contain extra-correlations induced by the activity allow us to determine the stationary density profiles in the presence of external fields, the pair correlations and the pressure of active fluids. In the low density regime we obtained the effective pair potential \u03a6(r) acting between two isolated particles separated by a distance, r, showing the existence of an effective attraction between them induced by activity. Based on these results, in the second half of the paper we propose a mean field theory as an approach simpler than the BGY hierarchy and use it to derive a van der Waals expression of the equation of state.&quot;, &quot;author&quot;: [{&quot;dropping-particle&quot;: &quot;&quot;, &quot;family&quot;: &quot;Marini Bettolo Marconi&quot;, &quot;given&quot;: &quot;Umberto&quot;, &quot;non-dropping-particle&quot;: &quot;&quot;, &quot;parse-names&quot;: false, &quot;suffix&quot;: &quot;&quot;}, {&quot;dropping-particle&quot;: &quot;&quot;, &quot;family&quot;: &quot;Maggi&quot;, &quot;given&quot;: &quot;Claudio&quot;, &quot;non-dropping-particle&quot;: &quot;&quot;, &quot;parse-names&quot;: false, &quot;suffix&quot;: &quot;&quot;}], &quot;container-title&quot;: &quot;Soft Matter&quot;, &quot;id&quot;: &quot;ITEM-3&quot;, &quot;issue&quot;: &quot;45&quot;, &quot;issued&quot;: {&quot;date-parts&quot;: [[&quot;2015&quot;]]}, &quot;page&quot;: &quot;8768-8781&quot;, &quot;publisher&quot;: &quot;Royal Society of Chemistry&quot;, &quot;title&quot;: &quot;Towards a statistical mechanical theory of active fluids&quot;, &quot;type&quot;: &quot;article-journal&quot;, &quot;volume&quot;: &quot;11&quot;}, &quot;uris&quot;: [&quot;http://www.mendeley.com/documents/?uuid=21264d18-8e21-4431-a9f4-c0efef6f2844&quot;]}], &quot;mendeley&quot;: {&quot;formattedCitation&quot;: &quot;&lt;sup&gt;1,11,12&lt;/sup&gt;&quot;, &quot;plainTextFormattedCitation&quot;: &quot;1,11,12&quot;, &quot;previouslyFormattedCitation&quot;: &quot;&lt;sup&gt;1,11,12&lt;/sup&gt;&quot;}, &quot;properties&quot;: {&quot;noteIndex&quot;: 0}, &quot;schema&quot;: &quot;https://github.com/citation-style-language/schema/raw/master/csl-citation.json&quot;} RNDPatWyi8PAI"/><text:span text:style-name="T13">⁠ In particular, the idea of “</text:span><text:span text:style-name="T54">effective temperature</text:span><text:span text:style-name="T13">” has been adopted successfully by </text:span><text:span text:style-name="T14">a vast literature, by considering the steady state of active particles as hot passive colloids.</text:span><text:reference-mark-start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id&quot;: &quot;ITEM-2&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2&quot;, &quot;issue&quot;: &quot;6&quot;, &quot;issued&quot;: {&quot;date-parts&quot;: [[&quot;2009&quot;]]}, &quot;title&quot;: &quot;Sedimentation, trapping, and rectification of dilute bacteria&quot;, &quot;type&quot;: &quot;article-journal&quot;, &quot;volume&quot;: &quot;86&quot;}, &quot;uris&quot;: [&quot;http://www.mendeley.com/documents/?uuid=c31499a3-cdd7-4977-9623-e42e817bf3b5&quot;]}, {&quot;id&quot;: &quot;ITEM-3&quot;, &quot;itemData&quot;: {&quot;DOI&quot;: &quot;10.1103/PhysRevLett.105.088304&quot;, &quot;ISSN&quot;: &quot;10797114&quot;, &quot;abstract&quot;: &quot;In this Letter, we investigate experimentally the nonequilibrium steady state of an active colloidal suspension under gravity field. The active particles are made of chemically powered colloids, showing self propulsion in the presence of an added fuel, here hydrogen peroxide. The active suspension is studied in a dedicated microfluidic device, made of permeable gel microstructures. Both the microdynamics of individual colloids and the global stationary state of the suspension under gravity are measured with optical microscopy. This yields a direct measurement of the effective temperature of the active system as a function of the particle activity, on the basis of the fluctuation-dissipation relationship. Our work is a first step in the experimental exploration of the out-of-equilibrium properties of active colloidal systems.&quot;, &quot;author&quot;: [{&quot;dropping-particle&quot;: &quot;&quot;, &quot;family&quot;: &quot;Palacci&quot;, &quot;given&quot;: &quot;J\u00e9r\u00e9mie&quot;, &quot;non-dropping-particle&quot;: &quot;&quot;, &quot;parse-names&quot;: false, &quot;suffix&quot;: &quot;&quot;}, {&quot;dropping-particle&quot;: &quot;&quot;, &quot;family&quot;: &quot;Cottin-Bizonne&quot;, &quot;given&quot;: &quot;C\u00e9cile&quot;, &quot;non-dropping-particle&quot;: &quot;&quot;, &quot;parse-names&quot;: false, &quot;suffix&quot;: &quot;&quot;}, {&quot;dropping-particle&quot;: &quot;&quot;, &quot;family&quot;: &quot;Ybert&quot;, &quot;given&quot;: &quot;Christophe&quot;, &quot;non-dropping-particle&quot;: &quot;&quot;, &quot;parse-names&quot;: false, &quot;suffix&quot;: &quot;&quot;}, {&quot;dropping-particle&quot;: &quot;&quot;, &quot;family&quot;: &quot;Bocquet&quot;, &quot;given&quot;: &quot;Lyd\u00e9ric&quot;, &quot;non-dropping-particle&quot;: &quot;&quot;, &quot;parse-names&quot;: false, &quot;suffix&quot;: &quot;&quot;}], &quot;container-title&quot;: &quot;Physical Review Letters&quot;, &quot;id&quot;: &quot;ITEM-3&quot;, &quot;issue&quot;: &quot;8&quot;, &quot;issued&quot;: {&quot;date-parts&quot;: [[&quot;2010&quot;]]}, &quot;page&quot;: &quot;1-4&quot;, &quot;title&quot;: &quot;Sedimentation and effective temperature of active colloidal suspensions&quot;, &quot;type&quot;: &quot;article-journal&quot;, &quot;volume&quot;: &quot;105&quot;}, &quot;uris&quot;: [&quot;http://www.mendeley.com/documents/?uuid=65918a4b-3741-49e1-af2b-c1ee43d2f15b&quot;]}, {&quot;id&quot;: &quot;ITEM-4&quot;, &quot;itemData&quot;: {&quot;DOI&quot;: &quot;10.1039/c3sm51223a&quot;, &quot;ISSN&quot;: &quot;17446848&quot;, &quot;abstract&quot;: &quot;Centrifugation is a widespread laboratory technique used to separate mixtures into fractions characterized by a specific size, weight or density. We demonstrate that centrifugation can also be used to separate swimming cells having different motilities. To do this we study self-propelled bacteria under the influence of an external centrifugal field. Using dynamic image correlation spectroscopy we measure the spatially resolved motility of bacteria after centrifugation. A significant gradient in swimming-speeds is observed for increasing centrifugal speeds. Our results can be reproduced by a model that treats bacteria as \&quot;hot\&quot; colloidal particles having a diffusion coefficient that depends on the swimming speed. \u00a9 The Royal Society of Chemistry 2013.&quot;, &quot;author&quot;: [{&quot;dropping-particle&quot;: &quot;&quot;, &quot;family&quot;: &quot;Maggi&quot;, &quot;given&quot;: &quot;Claudio&quot;, &quot;non-dropping-particle&quot;: &quot;&quot;, &quot;parse-names&quot;: false, &quot;suffix&quot;: &quot;&quot;}, {&quot;dropping-particle&quot;: &quot;&quot;, &quot;family&quot;: &quot;Lepore&quot;, &quot;given&quot;: &quot;Alessia&quot;, &quot;non-dropping-particle&quot;: &quot;&quot;, &quot;parse-names&quot;: false, &quot;suffix&quot;: &quot;&quot;}, {&quot;dropping-particle&quot;: &quot;&quot;, &quot;family&quot;: &quot;Solari&quot;, &quot;given&quot;: &quot;Jacopo&quot;, &quot;non-dropping-particle&quot;: &quot;&quot;, &quot;parse-names&quot;: false, &quot;suffix&quot;: &quot;&quot;}, {&quot;dropping-particle&quot;: &quot;&quot;, &quot;family&quot;: &quot;Rizzo&quot;, &quot;given&quot;: &quot;Alessandro&quot;, &quot;non-dropping-particle&quot;: &quot;&quot;, &quot;parse-names&quot;: false, &quot;suffix&quot;: &quot;&quot;}, {&quot;dropping-particle&quot;: &quot;&quot;, &quot;family&quot;: &quot;Leonardo&quot;, &quot;given&quot;: &quot;Roberto&quot;, &quot;non-dropping-particle&quot;: &quot;Di&quot;, &quot;parse-names&quot;: false, &quot;suffix&quot;: &quot;&quot;}], &quot;container-title&quot;: &quot;Soft Matter&quot;, &quot;id&quot;: &quot;ITEM-4&quot;, &quot;issue&quot;: &quot;45&quot;, &quot;issued&quot;: {&quot;date-parts&quot;: [[&quot;2013&quot;]]}, &quot;page&quot;: &quot;10885-10890&quot;, &quot;title&quot;: &quot;Motility fractionation of bacteria by centrifugation&quot;, &quot;type&quot;: &quot;article-journal&quot;, &quot;volume&quot;: &quot;9&quot;}, &quot;uris&quot;: [&quot;http://www.mendeley.com/documents/?uuid=6871ba30-dca5-4448-a87e-f197f8c1f566&quot;]}], &quot;mendeley&quot;: {&quot;formattedCitation&quot;: &quot;&lt;sup&gt;13\u201316&lt;/sup&gt;&quot;, &quot;plainTextFormattedCitation&quot;: &quot;13\u201316&quot;, &quot;previouslyFormattedCitation&quot;: &quot;&lt;sup&gt;13\u201316&lt;/sup&gt;&quot;}, &quot;properties&quot;: {&quot;noteIndex&quot;: 0}, &quot;schema&quot;: &quot;https://github.com/citation-style-language/schema/raw/master/csl-citation.json&quot;} RND3iSbaRToTH"/><text:span text:style-name="T60">13–16</text:span><text:reference-mark-end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id&quot;: &quot;ITEM-2&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2&quot;, &quot;issue&quot;: &quot;6&quot;, &quot;issued&quot;: {&quot;date-parts&quot;: [[&quot;2009&quot;]]}, &quot;title&quot;: &quot;Sedimentation, trapping, and rectification of dilute bacteria&quot;, &quot;type&quot;: &quot;article-journal&quot;, &quot;volume&quot;: &quot;86&quot;}, &quot;uris&quot;: [&quot;http://www.mendeley.com/documents/?uuid=c31499a3-cdd7-4977-9623-e42e817bf3b5&quot;]}, {&quot;id&quot;: &quot;ITEM-3&quot;, &quot;itemData&quot;: {&quot;DOI&quot;: &quot;10.1103/PhysRevLett.105.088304&quot;, &quot;ISSN&quot;: &quot;10797114&quot;, &quot;abstract&quot;: &quot;In this Letter, we investigate experimentally the nonequilibrium steady state of an active colloidal suspension under gravity field. The active particles are made of chemically powered colloids, showing self propulsion in the presence of an added fuel, here hydrogen peroxide. The active suspension is studied in a dedicated microfluidic device, made of permeable gel microstructures. Both the microdynamics of individual colloids and the global stationary state of the suspension under gravity are measured with optical microscopy. This yields a direct measurement of the effective temperature of the active system as a function of the particle activity, on the basis of the fluctuation-dissipation relationship. Our work is a first step in the experimental exploration of the out-of-equilibrium properties of active colloidal systems.&quot;, &quot;author&quot;: [{&quot;dropping-particle&quot;: &quot;&quot;, &quot;family&quot;: &quot;Palacci&quot;, &quot;given&quot;: &quot;J\u00e9r\u00e9mie&quot;, &quot;non-dropping-particle&quot;: &quot;&quot;, &quot;parse-names&quot;: false, &quot;suffix&quot;: &quot;&quot;}, {&quot;dropping-particle&quot;: &quot;&quot;, &quot;family&quot;: &quot;Cottin-Bizonne&quot;, &quot;given&quot;: &quot;C\u00e9cile&quot;, &quot;non-dropping-particle&quot;: &quot;&quot;, &quot;parse-names&quot;: false, &quot;suffix&quot;: &quot;&quot;}, {&quot;dropping-particle&quot;: &quot;&quot;, &quot;family&quot;: &quot;Ybert&quot;, &quot;given&quot;: &quot;Christophe&quot;, &quot;non-dropping-particle&quot;: &quot;&quot;, &quot;parse-names&quot;: false, &quot;suffix&quot;: &quot;&quot;}, {&quot;dropping-particle&quot;: &quot;&quot;, &quot;family&quot;: &quot;Bocquet&quot;, &quot;given&quot;: &quot;Lyd\u00e9ric&quot;, &quot;non-dropping-particle&quot;: &quot;&quot;, &quot;parse-names&quot;: false, &quot;suffix&quot;: &quot;&quot;}], &quot;container-title&quot;: &quot;Physical Review Letters&quot;, &quot;id&quot;: &quot;ITEM-3&quot;, &quot;issue&quot;: &quot;8&quot;, &quot;issued&quot;: {&quot;date-parts&quot;: [[&quot;2010&quot;]]}, &quot;page&quot;: &quot;1-4&quot;, &quot;title&quot;: &quot;Sedimentation and effective temperature of active colloidal suspensions&quot;, &quot;type&quot;: &quot;article-journal&quot;, &quot;volume&quot;: &quot;105&quot;}, &quot;uris&quot;: [&quot;http://www.mendeley.com/documents/?uuid=65918a4b-3741-49e1-af2b-c1ee43d2f15b&quot;]}, {&quot;id&quot;: &quot;ITEM-4&quot;, &quot;itemData&quot;: {&quot;DOI&quot;: &quot;10.1039/c3sm51223a&quot;, &quot;ISSN&quot;: &quot;17446848&quot;, &quot;abstract&quot;: &quot;Centrifugation is a widespread laboratory technique used to separate mixtures into fractions characterized by a specific size, weight or density. We demonstrate that centrifugation can also be used to separate swimming cells having different motilities. To do this we study self-propelled bacteria under the influence of an external centrifugal field. Using dynamic image correlation spectroscopy we measure the spatially resolved motility of bacteria after centrifugation. A significant gradient in swimming-speeds is observed for increasing centrifugal speeds. Our results can be reproduced by a model that treats bacteria as \&quot;hot\&quot; colloidal particles having a diffusion coefficient that depends on the swimming speed. \u00a9 The Royal Society of Chemistry 2013.&quot;, &quot;author&quot;: [{&quot;dropping-particle&quot;: &quot;&quot;, &quot;family&quot;: &quot;Maggi&quot;, &quot;given&quot;: &quot;Claudio&quot;, &quot;non-dropping-particle&quot;: &quot;&quot;, &quot;parse-names&quot;: false, &quot;suffix&quot;: &quot;&quot;}, {&quot;dropping-particle&quot;: &quot;&quot;, &quot;family&quot;: &quot;Lepore&quot;, &quot;given&quot;: &quot;Alessia&quot;, &quot;non-dropping-particle&quot;: &quot;&quot;, &quot;parse-names&quot;: false, &quot;suffix&quot;: &quot;&quot;}, {&quot;dropping-particle&quot;: &quot;&quot;, &quot;family&quot;: &quot;Solari&quot;, &quot;given&quot;: &quot;Jacopo&quot;, &quot;non-dropping-particle&quot;: &quot;&quot;, &quot;parse-names&quot;: false, &quot;suffix&quot;: &quot;&quot;}, {&quot;dropping-particle&quot;: &quot;&quot;, &quot;family&quot;: &quot;Rizzo&quot;, &quot;given&quot;: &quot;Alessandro&quot;, &quot;non-dropping-particle&quot;: &quot;&quot;, &quot;parse-names&quot;: false, &quot;suffix&quot;: &quot;&quot;}, {&quot;dropping-particle&quot;: &quot;&quot;, &quot;family&quot;: &quot;Leonardo&quot;, &quot;given&quot;: &quot;Roberto&quot;, &quot;non-dropping-particle&quot;: &quot;Di&quot;, &quot;parse-names&quot;: false, &quot;suffix&quot;: &quot;&quot;}], &quot;container-title&quot;: &quot;Soft Matter&quot;, &quot;id&quot;: &quot;ITEM-4&quot;, &quot;issue&quot;: &quot;45&quot;, &quot;issued&quot;: {&quot;date-parts&quot;: [[&quot;2013&quot;]]}, &quot;page&quot;: &quot;10885-10890&quot;, &quot;title&quot;: &quot;Motility fractionation of bacteria by centrifugation&quot;, &quot;type&quot;: &quot;article-journal&quot;, &quot;volume&quot;: &quot;9&quot;}, &quot;uris&quot;: [&quot;http://www.mendeley.com/documents/?uuid=6871ba30-dca5-4448-a87e-f197f8c1f566&quot;]}], &quot;mendeley&quot;: {&quot;formattedCitation&quot;: &quot;&lt;sup&gt;13\u201316&lt;/sup&gt;&quot;, &quot;plainTextFormattedCitation&quot;: &quot;13\u201316&quot;, &quot;previouslyFormattedCitation&quot;: &quot;&lt;sup&gt;13\u201316&lt;/sup&gt;&quot;}, &quot;properties&quot;: {&quot;noteIndex&quot;: 0}, &quot;schema&quot;: &quot;https://github.com/citation-style-language/schema/raw/master/csl-citation.json&quot;} RND3iSbaRToTH"/><text:span text:style-name="T14">⁠ However, when </text:span><text:span text:style-name="T18">particle-particle </text:span><text:span text:style-name="T14">interactions become important or </text:span><text:span text:style-name="T15">in the presence of boundary</text:span><text:span text:style-name="T14">, non-equilibrium </text:span><text:span text:style-name="T18">phenomena</text:span><text:span text:style-name="T14"> </text:span><text:span text:style-name="T15">such as clustering and collective motion </text:span><text:span text:style-name="T18">occur</text:span><text:span text:style-name="T15">, leading to the breakdown of the “quasi-equilibrium” approximation.</text:span><text:reference-mark-start text:name="ADDIN CSL_CITATION {&quot;citationItems&quot;: [{&quot;id&quot;: &quot;ITEM-1&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1&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2&quot;, &quot;itemData&quot;: {&quot;DOI&quot;: &quot;10.1103/PhysRevE.94.062150&quot;, &quot;ISSN&quot;: &quot;24700053&quot;, &quot;abstract&quot;: &quot;Most natural and engineered processes, such as biomolecular reactions, protein folding, and population dynamics, occur far from equilibrium and therefore cannot be treated within the framework of classical equilibrium thermodynamics. Here we experimentally study how some fundamental thermodynamic quantities and relations are affected by the presence of the nonequilibrium fluctuations associated with an active bath. We show in particular that, as the confinement of the particle increases, the stationary probability distribution of a Brownian particle confined within a harmonic potential becomes non-Boltzmann, featuring a transition from a Gaussian distribution to a heavy-tailed distribution. Because of this, nonequilibrium relations (e.g., the Jarzynski equality and Crooks fluctuation theorem) cannot be applied. We show that these relations can be restored by using the effective potential associated with the stationary probability distribution. We corroborate our experimental findings with theoretical arguments.&quot;, &quot;author&quot;: [{&quot;dropping-particle&quot;: &quot;&quot;, &quot;family&quot;: &quot;Argun&quot;, &quot;given&quot;: &quot;Aykut&quot;, &quot;non-dropping-particle&quot;: &quot;&quot;, &quot;parse-names&quot;: false, &quot;suffix&quot;: &quot;&quot;}, {&quot;dropping-particle&quot;: &quot;&quot;, &quot;family&quot;: &quot;Moradi&quot;, &quot;given&quot;: &quot;Ali Reza&quot;, &quot;non-dropping-particle&quot;: &quot;&quot;, &quot;parse-names&quot;: false, &quot;suffix&quot;: &quot;&quot;}, {&quot;dropping-particle&quot;: &quot;&quot;, &quot;family&quot;: &quot;Pin\u00e7e&quot;, &quot;given&quot;: &quot;Er\u00e7a&quot;, &quot;non-dropping-particle&quot;: &quot;&quot;, &quot;parse-names&quot;: false, &quot;suffix&quot;: &quot;&quot;}, {&quot;dropping-particle&quot;: &quot;&quot;, &quot;family&quot;: &quot;Bagci&quot;, &quot;given&quot;: &quot;Gokhan Baris&quot;, &quot;non-dropping-particle&quot;: &quot;&quot;, &quot;parse-names&quot;: false, &quot;suffix&quot;: &quot;&quot;}, {&quot;dropping-particle&quot;: &quot;&quot;, &quot;family&quot;: &quot;Imparato&quot;, &quot;given&quot;: &quot;Albert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Physical Review E&quot;, &quot;id&quot;: &quot;ITEM-2&quot;, &quot;issue&quot;: &quot;6&quot;, &quot;issued&quot;: {&quot;date-parts&quot;: [[&quot;2016&quot;]]}, &quot;page&quot;: &quot;1-9&quot;, &quot;title&quot;: &quot;Non-Boltzmann stationary distributions and nonequilibrium relations in active baths&quot;, &quot;type&quot;: &quot;article-journal&quot;, &quot;volume&quot;: &quot;94&quot;}, &quot;uris&quot;: [&quot;http://www.mendeley.com/documents/?uuid=6716ed2f-f784-469a-88b1-910002d33dca&quot;]}, {&quot;id&quot;: &quot;ITEM-3&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3&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17,18&lt;/sup&gt;&quot;, &quot;plainTextFormattedCitation&quot;: &quot;9,17,18&quot;, &quot;previouslyFormattedCitation&quot;: &quot;&lt;sup&gt;9,17,18&lt;/sup&gt;&quot;}, &quot;properties&quot;: {&quot;noteIndex&quot;: 0}, &quot;schema&quot;: &quot;https://github.com/citation-style-language/schema/raw/master/csl-citation.json&quot;} RNDIOt5CBCu42"/><text:span text:style-name="T61">9,17,18</text:span><text:reference-mark-end text:name="ADDIN CSL_CITATION {&quot;citationItems&quot;: [{&quot;id&quot;: &quot;ITEM-1&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1&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2&quot;, &quot;itemData&quot;: {&quot;DOI&quot;: &quot;10.1103/PhysRevE.94.062150&quot;, &quot;ISSN&quot;: &quot;24700053&quot;, &quot;abstract&quot;: &quot;Most natural and engineered processes, such as biomolecular reactions, protein folding, and population dynamics, occur far from equilibrium and therefore cannot be treated within the framework of classical equilibrium thermodynamics. Here we experimentally study how some fundamental thermodynamic quantities and relations are affected by the presence of the nonequilibrium fluctuations associated with an active bath. We show in particular that, as the confinement of the particle increases, the stationary probability distribution of a Brownian particle confined within a harmonic potential becomes non-Boltzmann, featuring a transition from a Gaussian distribution to a heavy-tailed distribution. Because of this, nonequilibrium relations (e.g., the Jarzynski equality and Crooks fluctuation theorem) cannot be applied. We show that these relations can be restored by using the effective potential associated with the stationary probability distribution. We corroborate our experimental findings with theoretical arguments.&quot;, &quot;author&quot;: [{&quot;dropping-particle&quot;: &quot;&quot;, &quot;family&quot;: &quot;Argun&quot;, &quot;given&quot;: &quot;Aykut&quot;, &quot;non-dropping-particle&quot;: &quot;&quot;, &quot;parse-names&quot;: false, &quot;suffix&quot;: &quot;&quot;}, {&quot;dropping-particle&quot;: &quot;&quot;, &quot;family&quot;: &quot;Moradi&quot;, &quot;given&quot;: &quot;Ali Reza&quot;, &quot;non-dropping-particle&quot;: &quot;&quot;, &quot;parse-names&quot;: false, &quot;suffix&quot;: &quot;&quot;}, {&quot;dropping-particle&quot;: &quot;&quot;, &quot;family&quot;: &quot;Pin\u00e7e&quot;, &quot;given&quot;: &quot;Er\u00e7a&quot;, &quot;non-dropping-particle&quot;: &quot;&quot;, &quot;parse-names&quot;: false, &quot;suffix&quot;: &quot;&quot;}, {&quot;dropping-particle&quot;: &quot;&quot;, &quot;family&quot;: &quot;Bagci&quot;, &quot;given&quot;: &quot;Gokhan Baris&quot;, &quot;non-dropping-particle&quot;: &quot;&quot;, &quot;parse-names&quot;: false, &quot;suffix&quot;: &quot;&quot;}, {&quot;dropping-particle&quot;: &quot;&quot;, &quot;family&quot;: &quot;Imparato&quot;, &quot;given&quot;: &quot;Albert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Physical Review E&quot;, &quot;id&quot;: &quot;ITEM-2&quot;, &quot;issue&quot;: &quot;6&quot;, &quot;issued&quot;: {&quot;date-parts&quot;: [[&quot;2016&quot;]]}, &quot;page&quot;: &quot;1-9&quot;, &quot;title&quot;: &quot;Non-Boltzmann stationary distributions and nonequilibrium relations in active baths&quot;, &quot;type&quot;: &quot;article-journal&quot;, &quot;volume&quot;: &quot;94&quot;}, &quot;uris&quot;: [&quot;http://www.mendeley.com/documents/?uuid=6716ed2f-f784-469a-88b1-910002d33dca&quot;]}, {&quot;id&quot;: &quot;ITEM-3&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3&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17,18&lt;/sup&gt;&quot;, &quot;plainTextFormattedCitation&quot;: &quot;9,17,18&quot;, &quot;previouslyFormattedCitation&quot;: &quot;&lt;sup&gt;9,17,18&lt;/sup&gt;&quot;}, &quot;properties&quot;: {&quot;noteIndex&quot;: 0}, &quot;schema&quot;: &quot;https://github.com/citation-style-language/schema/raw/master/csl-citation.json&quot;} RNDIOt5CBCu42"/><text:span text:style-name="T15">⁠ </text:span><text:span text:style-name="T16">Another macroscopic observable borrowed from equilibrium thermodynamics, pressure, has also been shown to behave differently from equilibrium systems due to its sensitivity to specific particle-wall interactions and wall shapes.</text:span><text:reference-mark-start text:name="ADDIN CSL_CITATION {&quot;citationItems&quot;: [{&quot;id&quot;: &quot;ITEM-1&quot;, &quot;itemData&quot;: {&quot;DOI&quot;: &quot;10.1103/PhysRevLett.114.198301&quot;, &quot;ISSN&quot;: &quot;10797114&quot;, &quot;abstract&quot;: &quot;We derive a microscopic expression for the mechanical pressure P in a system of spherical active Brownian particles at density \u03c1. Our exact result relates P, defined as the force per unit area on a bounding wall, to bulk correlation functions evaluated far away from the wall. It shows that (i) P(\u03c1) is a state function, independent of the particle-wall interaction; (ii) interactions contribute two terms to P, one encoding the slow-down that drives motility-induced phase separation, and the other a direct contribution well known for passive systems; and (iii) P is equal in coexisting phases. We discuss the consequences of these results for the motility-induced phase separation of active Brownian particles and show that the densities at coexistence do not satisfy a Maxwell construction on P.&quot;, &quot;author&quot;: [{&quot;dropping-particle&quot;: &quot;&quot;, &quot;family&quot;: &quot;Solon&quot;, &quot;given&quot;: &quot;Alexandre P.&quot;, &quot;non-dropping-particle&quot;: &quot;&quot;, &quot;parse-names&quot;: false, &quot;suffix&quot;: &quot;&quot;}, {&quot;dropping-particle&quot;: &quot;&quot;, &quot;family&quot;: &quot;Stenhammar&quot;, &quot;given&quot;: &quot;Joakim&quot;, &quot;non-dropping-particle&quot;: &quot;&quot;, &quot;parse-names&quot;: false, &quot;suffix&quot;: &quot;&quot;}, {&quot;dropping-particle&quot;: &quot;&quot;, &quot;family&quot;: &quot;Wittkowski&quot;, &quot;given&quot;: &quot;Raphael&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Tailleur&quot;, &quot;given&quot;: &quot;Julien&quot;, &quot;non-dropping-particle&quot;: &quot;&quot;, &quot;parse-names&quot;: false, &quot;suffix&quot;: &quot;&quot;}], &quot;container-title&quot;: &quot;Physical Review Letters&quot;, &quot;id&quot;: &quot;ITEM-1&quot;, &quot;issue&quot;: &quot;19&quot;, &quot;issued&quot;: {&quot;date-parts&quot;: [[&quot;2015&quot;]]}, &quot;page&quot;: &quot;198301&quot;, &quot;title&quot;: &quot;Pressure and phase equilibria in interacting active Brownian spheres&quot;, &quot;type&quot;: &quot;article-journal&quot;, &quot;volume&quot;: &quot;114&quot;}, &quot;uris&quot;: [&quot;http://www.mendeley.com/documents/?uuid=0807c982-8d11-4cd4-a6a2-f6164a19fbb9&quot;]}, {&quot;id&quot;: &quot;ITEM-2&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2&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3&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3&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id&quot;: &quot;ITEM-4&quot;, &quot;itemData&quot;: {&quot;DOI&quot;: &quot;10.1103/PhysRevLett.119.028002&quot;, &quot;ISSN&quot;: &quot;10797114&quot;, &quot;PMID&quot;: &quot;28753366&quot;, &quot;abstract&quot;: &quot;We experimentally study the mechanical pressure exerted by a set of respectively passive isotropic and self-propelled polar disks onto two different flexible unidimensional membranes. In the case of the isotropic disks, the mechanical pressure, inferred from the shape of the membrane, is identical for both membranes and follows the equilibrium equation of state for hard disks. On the contrary, for the self-propelled disks, the mechanical pressure strongly depends on the membrane in use and thus is not a state variable. When self-propelled disks are present on both sides of the membrane, we observe an instability of the membrane akin to the one predicted theoretically for active Brownian particles against a soft wall. In that case, the integrated mechanical pressure difference across the membrane cannot be computed from the sole knowledge of the packing fractions on both sides, further evidence of the absence of an equation of state.&quot;, &quot;author&quot;: [{&quot;dropping-particle&quot;: &quot;&quot;, &quot;family&quot;: &quot;Junot&quot;, &quot;given&quot;: &quot;G.&quot;, &quot;non-dropping-particle&quot;: &quot;&quot;, &quot;parse-names&quot;: false, &quot;suffix&quot;: &quot;&quot;}, {&quot;dropping-particle&quot;: &quot;&quot;, &quot;family&quot;: &quot;Briand&quot;, &quot;given&quot;: &quot;G.&quot;, &quot;non-dropping-particle&quot;: &quot;&quot;, &quot;parse-names&quot;: false, &quot;suffix&quot;: &quot;&quot;}, {&quot;dropping-particle&quot;: &quot;&quot;, &quot;family&quot;: &quot;Ledesma-Alonso&quot;, &quot;given&quot;: &quot;R.&quot;, &quot;non-dropping-particle&quot;: &quot;&quot;, &quot;parse-names&quot;: false, &quot;suffix&quot;: &quot;&quot;}, {&quot;dropping-particle&quot;: &quot;&quot;, &quot;family&quot;: &quot;Dauchot&quot;, &quot;given&quot;: &quot;O.&quot;, &quot;non-dropping-particle&quot;: &quot;&quot;, &quot;parse-names&quot;: false, &quot;suffix&quot;: &quot;&quot;}], &quot;container-title&quot;: &quot;Physical Review Letters&quot;, &quot;id&quot;: &quot;ITEM-4&quot;, &quot;issue&quot;: &quot;2&quot;, &quot;issued&quot;: {&quot;date-parts&quot;: [[&quot;2017&quot;]]}, &quot;page&quot;: &quot;1-5&quot;, &quot;title&quot;: &quot;Active versus Passive Hard Disks against a Membrane: Mechanical Pressure and Instability&quot;, &quot;type&quot;: &quot;article-journal&quot;, &quot;volume&quot;: &quot;119&quot;}, &quot;uris&quot;: [&quot;http://www.mendeley.com/documents/?uuid=2a6abb49-1304-421b-aa41-aa62ba86ba1a&quot;]}], &quot;mendeley&quot;: {&quot;formattedCitation&quot;: &quot;&lt;sup&gt;10,19\u201321&lt;/sup&gt;&quot;, &quot;plainTextFormattedCitation&quot;: &quot;10,19\u201321&quot;, &quot;previouslyFormattedCitation&quot;: &quot;&lt;sup&gt;10,19\u201321&lt;/sup&gt;&quot;}, &quot;properties&quot;: {&quot;noteIndex&quot;: 0}, &quot;schema&quot;: &quot;https://github.com/citation-style-language/schema/raw/master/csl-citation.json&quot;} RND6tIQizxgg7"/><text:span text:style-name="T62">10,19–21</text:span><text:reference-mark-end text:name="ADDIN CSL_CITATION {&quot;citationItems&quot;: [{&quot;id&quot;: &quot;ITEM-1&quot;, &quot;itemData&quot;: {&quot;DOI&quot;: &quot;10.1103/PhysRevLett.114.198301&quot;, &quot;ISSN&quot;: &quot;10797114&quot;, &quot;abstract&quot;: &quot;We derive a microscopic expression for the mechanical pressure P in a system of spherical active Brownian particles at density \u03c1. Our exact result relates P, defined as the force per unit area on a bounding wall, to bulk correlation functions evaluated far away from the wall. It shows that (i) P(\u03c1) is a state function, independent of the particle-wall interaction; (ii) interactions contribute two terms to P, one encoding the slow-down that drives motility-induced phase separation, and the other a direct contribution well known for passive systems; and (iii) P is equal in coexisting phases. We discuss the consequences of these results for the motility-induced phase separation of active Brownian particles and show that the densities at coexistence do not satisfy a Maxwell construction on P.&quot;, &quot;author&quot;: [{&quot;dropping-particle&quot;: &quot;&quot;, &quot;family&quot;: &quot;Solon&quot;, &quot;given&quot;: &quot;Alexandre P.&quot;, &quot;non-dropping-particle&quot;: &quot;&quot;, &quot;parse-names&quot;: false, &quot;suffix&quot;: &quot;&quot;}, {&quot;dropping-particle&quot;: &quot;&quot;, &quot;family&quot;: &quot;Stenhammar&quot;, &quot;given&quot;: &quot;Joakim&quot;, &quot;non-dropping-particle&quot;: &quot;&quot;, &quot;parse-names&quot;: false, &quot;suffix&quot;: &quot;&quot;}, {&quot;dropping-particle&quot;: &quot;&quot;, &quot;family&quot;: &quot;Wittkowski&quot;, &quot;given&quot;: &quot;Raphael&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Tailleur&quot;, &quot;given&quot;: &quot;Julien&quot;, &quot;non-dropping-particle&quot;: &quot;&quot;, &quot;parse-names&quot;: false, &quot;suffix&quot;: &quot;&quot;}], &quot;container-title&quot;: &quot;Physical Review Letters&quot;, &quot;id&quot;: &quot;ITEM-1&quot;, &quot;issue&quot;: &quot;19&quot;, &quot;issued&quot;: {&quot;date-parts&quot;: [[&quot;2015&quot;]]}, &quot;page&quot;: &quot;198301&quot;, &quot;title&quot;: &quot;Pressure and phase equilibria in interacting active Brownian spheres&quot;, &quot;type&quot;: &quot;article-journal&quot;, &quot;volume&quot;: &quot;114&quot;}, &quot;uris&quot;: [&quot;http://www.mendeley.com/documents/?uuid=0807c982-8d11-4cd4-a6a2-f6164a19fbb9&quot;]}, {&quot;id&quot;: &quot;ITEM-2&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2&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3&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3&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id&quot;: &quot;ITEM-4&quot;, &quot;itemData&quot;: {&quot;DOI&quot;: &quot;10.1103/PhysRevLett.119.028002&quot;, &quot;ISSN&quot;: &quot;10797114&quot;, &quot;PMID&quot;: &quot;28753366&quot;, &quot;abstract&quot;: &quot;We experimentally study the mechanical pressure exerted by a set of respectively passive isotropic and self-propelled polar disks onto two different flexible unidimensional membranes. In the case of the isotropic disks, the mechanical pressure, inferred from the shape of the membrane, is identical for both membranes and follows the equilibrium equation of state for hard disks. On the contrary, for the self-propelled disks, the mechanical pressure strongly depends on the membrane in use and thus is not a state variable. When self-propelled disks are present on both sides of the membrane, we observe an instability of the membrane akin to the one predicted theoretically for active Brownian particles against a soft wall. In that case, the integrated mechanical pressure difference across the membrane cannot be computed from the sole knowledge of the packing fractions on both sides, further evidence of the absence of an equation of state.&quot;, &quot;author&quot;: [{&quot;dropping-particle&quot;: &quot;&quot;, &quot;family&quot;: &quot;Junot&quot;, &quot;given&quot;: &quot;G.&quot;, &quot;non-dropping-particle&quot;: &quot;&quot;, &quot;parse-names&quot;: false, &quot;suffix&quot;: &quot;&quot;}, {&quot;dropping-particle&quot;: &quot;&quot;, &quot;family&quot;: &quot;Briand&quot;, &quot;given&quot;: &quot;G.&quot;, &quot;non-dropping-particle&quot;: &quot;&quot;, &quot;parse-names&quot;: false, &quot;suffix&quot;: &quot;&quot;}, {&quot;dropping-particle&quot;: &quot;&quot;, &quot;family&quot;: &quot;Ledesma-Alonso&quot;, &quot;given&quot;: &quot;R.&quot;, &quot;non-dropping-particle&quot;: &quot;&quot;, &quot;parse-names&quot;: false, &quot;suffix&quot;: &quot;&quot;}, {&quot;dropping-particle&quot;: &quot;&quot;, &quot;family&quot;: &quot;Dauchot&quot;, &quot;given&quot;: &quot;O.&quot;, &quot;non-dropping-particle&quot;: &quot;&quot;, &quot;parse-names&quot;: false, &quot;suffix&quot;: &quot;&quot;}], &quot;container-title&quot;: &quot;Physical Review Letters&quot;, &quot;id&quot;: &quot;ITEM-4&quot;, &quot;issue&quot;: &quot;2&quot;, &quot;issued&quot;: {&quot;date-parts&quot;: [[&quot;2017&quot;]]}, &quot;page&quot;: &quot;1-5&quot;, &quot;title&quot;: &quot;Active versus Passive Hard Disks against a Membrane: Mechanical Pressure and Instability&quot;, &quot;type&quot;: &quot;article-journal&quot;, &quot;volume&quot;: &quot;119&quot;}, &quot;uris&quot;: [&quot;http://www.mendeley.com/documents/?uuid=2a6abb49-1304-421b-aa41-aa62ba86ba1a&quot;]}], &quot;mendeley&quot;: {&quot;formattedCitation&quot;: &quot;&lt;sup&gt;10,19\u201321&lt;/sup&gt;&quot;, &quot;plainTextFormattedCitation&quot;: &quot;10,19\u201321&quot;, &quot;previouslyFormattedCitation&quot;: &quot;&lt;sup&gt;10,19\u201321&lt;/sup&gt;&quot;}, &quot;properties&quot;: {&quot;noteIndex&quot;: 0}, &quot;schema&quot;: &quot;https://github.com/citation-style-language/schema/raw/master/csl-citation.json&quot;} RND6tIQizxgg7"/><text:span text:style-name="T16">⁠ </text:span><text:span text:style-name="T17">As a result, a thermodynamic description of active matter systems is still premature, especially in the presence of confining walls. </text:span></text:p>
      <text:p text:style-name="P31"><text:span text:style-name="T15">O</text:span><text:span text:style-name="T19">ver the past three decades, many theoretical models have been proposed for active matter systems, such as the Toner-Tu model and the polar active gel model.</text:span><text:reference-mark-start text:name="ADDIN CSL_CITATION {&quot;citationItems&quot;: [{&quot;id&quot;: &quot;ITEM-1&quot;, &quot;itemData&quot;: {&quot;DOI&quot;: &quot;10.1038/s42254-020-0152-1&quot;, &quot;ISSN&quot;: &quot;25225820&quot;, &quot;abstract&quot;: &quot;Active matter, which ranges from molecular motors to groups of animals, exists at different length scales and timescales, and various computational models have been proposed to describe and predict its behaviour. The diversity of the methods and the challenges in modelling active matter primarily originate from the out-of-equilibrium character, lack of detailed balance and of time-reversal symmetry, multiscale nature, nonlinearity and multibody interactions. Models exist for both dry active matter and active matter in fluids, and can be agent-based or continuum-level descriptions. They can be generic, emphasizing universal features, or detailed, capturing specific features. We compare various modelling approaches and numerical techniques to illuminate the innovations and challenges in understanding active matter.&quot;, &quot;author&quot;: [{&quot;dropping-particle&quot;: &quot;&quot;, &quot;family&quot;: &quot;Shaebani&quot;, &quot;given&quot;: &quot;M. Reza&quot;, &quot;non-dropping-particle&quot;: &quot;&quot;, &quot;parse-names&quot;: false, &quot;suffix&quot;: &quot;&quot;}, {&quot;dropping-particle&quot;: &quot;&quot;, &quot;family&quot;: &quot;Wysocki&quot;, &quot;given&quot;: &quot;Adam&quot;, &quot;non-dropping-particle&quot;: &quot;&quot;, &quot;parse-names&quot;: false, &quot;suffix&quot;: &quot;&quot;}, {&quot;dropping-particle&quot;: &quot;&quot;, &quot;family&quot;: &quot;Winkler&quot;, &quot;given&quot;: &quot;Roland G.&quot;, &quot;non-dropping-particle&quot;: &quot;&quot;, &quot;parse-names&quot;: false, &quot;suffix&quot;: &quot;&quot;}, {&quot;dropping-particle&quot;: &quot;&quot;, &quot;family&quot;: &quot;Gompper&quot;, &quot;given&quot;: &quot;Gerhard&quot;, &quot;non-dropping-particle&quot;: &quot;&quot;, &quot;parse-names&quot;: false, &quot;suffix&quot;: &quot;&quot;}, {&quot;dropping-particle&quot;: &quot;&quot;, &quot;family&quot;: &quot;Rieger&quot;, &quot;given&quot;: &quot;Heiko&quot;, &quot;non-dropping-particle&quot;: &quot;&quot;, &quot;parse-names&quot;: false, &quot;suffix&quot;: &quot;&quot;}], &quot;container-title&quot;: &quot;Nature Reviews Physics&quot;, &quot;id&quot;: &quot;ITEM-1&quot;, &quot;issue&quot;: &quot;4&quot;, &quot;issued&quot;: {&quot;date-parts&quot;: [[&quot;2020&quot;]]}, &quot;page&quot;: &quot;181-199&quot;, &quot;publisher&quot;: &quot;Springer US&quot;, &quot;title&quot;: &quot;Computational models for active\u00a0matter&quot;, &quot;type&quot;: &quot;article-journal&quot;, &quot;volume&quot;: &quot;2&quot;}, &quot;uris&quot;: [&quot;http://www.mendeley.com/documents/?uuid=b79e8603-ef5d-4cea-b955-9c5600489ee1&quot;]}], &quot;mendeley&quot;: {&quot;formattedCitation&quot;: &quot;&lt;sup&gt;22&lt;/sup&gt;&quot;, &quot;plainTextFormattedCitation&quot;: &quot;22&quot;, &quot;previouslyFormattedCitation&quot;: &quot;&lt;sup&gt;22&lt;/sup&gt;&quot;}, &quot;properties&quot;: {&quot;noteIndex&quot;: 0}, &quot;schema&quot;: &quot;https://github.com/citation-style-language/schema/raw/master/csl-citation.json&quot;} RNDMla0YyboiV"/><text:span text:style-name="T64">22</text:span><text:reference-mark-end text:name="ADDIN CSL_CITATION {&quot;citationItems&quot;: [{&quot;id&quot;: &quot;ITEM-1&quot;, &quot;itemData&quot;: {&quot;DOI&quot;: &quot;10.1038/s42254-020-0152-1&quot;, &quot;ISSN&quot;: &quot;25225820&quot;, &quot;abstract&quot;: &quot;Active matter, which ranges from molecular motors to groups of animals, exists at different length scales and timescales, and various computational models have been proposed to describe and predict its behaviour. The diversity of the methods and the challenges in modelling active matter primarily originate from the out-of-equilibrium character, lack of detailed balance and of time-reversal symmetry, multiscale nature, nonlinearity and multibody interactions. Models exist for both dry active matter and active matter in fluids, and can be agent-based or continuum-level descriptions. They can be generic, emphasizing universal features, or detailed, capturing specific features. We compare various modelling approaches and numerical techniques to illuminate the innovations and challenges in understanding active matter.&quot;, &quot;author&quot;: [{&quot;dropping-particle&quot;: &quot;&quot;, &quot;family&quot;: &quot;Shaebani&quot;, &quot;given&quot;: &quot;M. Reza&quot;, &quot;non-dropping-particle&quot;: &quot;&quot;, &quot;parse-names&quot;: false, &quot;suffix&quot;: &quot;&quot;}, {&quot;dropping-particle&quot;: &quot;&quot;, &quot;family&quot;: &quot;Wysocki&quot;, &quot;given&quot;: &quot;Adam&quot;, &quot;non-dropping-particle&quot;: &quot;&quot;, &quot;parse-names&quot;: false, &quot;suffix&quot;: &quot;&quot;}, {&quot;dropping-particle&quot;: &quot;&quot;, &quot;family&quot;: &quot;Winkler&quot;, &quot;given&quot;: &quot;Roland G.&quot;, &quot;non-dropping-particle&quot;: &quot;&quot;, &quot;parse-names&quot;: false, &quot;suffix&quot;: &quot;&quot;}, {&quot;dropping-particle&quot;: &quot;&quot;, &quot;family&quot;: &quot;Gompper&quot;, &quot;given&quot;: &quot;Gerhard&quot;, &quot;non-dropping-particle&quot;: &quot;&quot;, &quot;parse-names&quot;: false, &quot;suffix&quot;: &quot;&quot;}, {&quot;dropping-particle&quot;: &quot;&quot;, &quot;family&quot;: &quot;Rieger&quot;, &quot;given&quot;: &quot;Heiko&quot;, &quot;non-dropping-particle&quot;: &quot;&quot;, &quot;parse-names&quot;: false, &quot;suffix&quot;: &quot;&quot;}], &quot;container-title&quot;: &quot;Nature Reviews Physics&quot;, &quot;id&quot;: &quot;ITEM-1&quot;, &quot;issue&quot;: &quot;4&quot;, &quot;issued&quot;: {&quot;date-parts&quot;: [[&quot;2020&quot;]]}, &quot;page&quot;: &quot;181-199&quot;, &quot;publisher&quot;: &quot;Springer US&quot;, &quot;title&quot;: &quot;Computational models for active\u00a0matter&quot;, &quot;type&quot;: &quot;article-journal&quot;, &quot;volume&quot;: &quot;2&quot;}, &quot;uris&quot;: [&quot;http://www.mendeley.com/documents/?uuid=b79e8603-ef5d-4cea-b955-9c5600489ee1&quot;]}], &quot;mendeley&quot;: {&quot;formattedCitation&quot;: &quot;&lt;sup&gt;22&lt;/sup&gt;&quot;, &quot;plainTextFormattedCitation&quot;: &quot;22&quot;, &quot;previouslyFormattedCitation&quot;: &quot;&lt;sup&gt;22&lt;/sup&gt;&quot;}, &quot;properties&quot;: {&quot;noteIndex&quot;: 0}, &quot;schema&quot;: &quot;https://github.com/citation-style-language/schema/raw/master/csl-citation.json&quot;} RNDMla0YyboiV"/><text:span text:style-name="T19">⁠ We have a good chance </text:span><text:span text:style-name="T20">of solving the behavior of active matter using these models. However, further development of them relies on definitive comparison between theory and experiment, in order to determine the details of the models, as well as to what extent the models are applicable. Therefore, to bridge the gap between theoretical models and real-life applications involving active matter and complex environment, a set of experiment, where “environment parameters” can be systematically tuned, is crucial.</text:span></text:p>
      <text:p text:style-name="P32"><text:span text:style-name="T20">In this proposal, I suggest a </text:span><text:span text:style-name="T21">simple yet flexible model system t</text:span><text:span text:style-name="T20">o study the behavior of active matter system </text:span><text:span text:style-name="T22">in confined environments. Specifically, </text:span><text:span text:style-name="T23">I will encapsulate bacteria in the aqueous shell of an oil/water/oil double emulsion (Fig. </text:span><text:span text:style-name="T27">XX</text:span><text:span text:style-name="T23">). In the preliminary work, the inner droplet is hexadecane and the outer droplet is bacteria suspended in water. </text:span><text:span text:style-name="T24">Due to the density mismatch and buoyancy, the inner droplet is pushed to the top of the outer </text:span><text:soft-page-break/><text:span text:style-name="T24">droplet. Bacteria, the model active matter, are confined between the two droplets. </text:span><text:span text:style-name="T25">The double emulsion</text:span><text:span text:style-name="T23"> system naturally imposes the simplest form of curved confining wall</text:span><text:span text:style-name="T24">s: </text:span><text:span text:style-name="T25">a </text:span><text:span text:style-name="T24">spherical </text:span><text:span text:style-name="T25">shell. </text:span><text:span text:style-name="T23"><text:s/></text:span><text:span text:style-name="T25">A microcapillary device is used to produce uniform double emulsions with well </text:span><text:span text:style-name="T26">defined core-shell</text:span><text:span text:style-name="T25"> geometr</text:span><text:span text:style-name="T26">y </text:span><text:span text:style-name="T27">(Fig. XX)</text:span><text:span text:style-name="T25">.</text:span><text:reference-mark-start text:name="ADDIN CSL_CITATION {&quot;citationItems&quot;: [{&quot;id&quot;: &quot;ITEM-1&quot;, &quot;itemData&quot;: {&quot;DOI&quot;: &quot;10.1126/science.1109164&quot;, &quot;ISSN&quot;: &quot;00368075&quot;, &quot;PMID&quot;: &quot;15845850&quot;, &quot;abstract&quot;: &quot;Double emulsions are highly structured fluids consisting of emulsion drops that contain smaller droplets inside. Although double emulsions are potentially of commercial value, traditional fabrication by means of two emulsification steps leads to very ill-controlled structuring. Using a microcapillary device, we fabricated double emulsions that contained a single internal droplet in a core-shell geometry. We show that the droplet size can be quantitatively predicted from the flow profiles of the fluids. The double emulsions were used to generate encapsulation structures by manipulating the properties of the fluid that makes up the shell. The high degree of control afforded by this method and the completely separate fluid streams make this a flexible and promising technique.&quot;, &quot;author&quot;: [{&quot;dropping-particle&quot;: &quot;&quot;, &quot;family&quot;: &quot;Utada&quot;, &quot;given&quot;: &quot;A. S.&quot;, &quot;non-dropping-particle&quot;: &quot;&quot;, &quot;parse-names&quot;: false, &quot;suffix&quot;: &quot;&quot;}, {&quot;dropping-particle&quot;: &quot;&quot;, &quot;family&quot;: &quot;Lorenceau&quot;, &quot;given&quot;: &quot;E.&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Kaplan&quot;, &quot;given&quot;: &quot;P. D.&quot;, &quot;non-dropping-particle&quot;: &quot;&quot;, &quot;parse-names&quot;: false, &quot;suffix&quot;: &quot;&quot;}, {&quot;dropping-particle&quot;: &quot;&quot;, &quot;family&quot;: &quot;Stone&quot;, &quot;given&quot;: &quot;H. A.&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Science&quot;, &quot;id&quot;: &quot;ITEM-1&quot;, &quot;issue&quot;: &quot;5721&quot;, &quot;issued&quot;: {&quot;date-parts&quot;: [[&quot;2005&quot;]]}, &quot;page&quot;: &quot;537-541&quot;, &quot;title&quot;: &quot;Monodisperse double emulsions generated from a microcapillary device&quot;, &quot;type&quot;: &quot;article-journal&quot;, &quot;volume&quot;: &quot;308&quot;}, &quot;uris&quot;: [&quot;http://www.mendeley.com/documents/?uuid=2814d1e4-31ca-4f99-8b65-b0aca24d907b&quot;]}, {&quot;id&quot;: &quot;ITEM-2&quot;, &quot;itemData&quot;: {&quot;DOI&quot;: &quot;10.1557/mrs2007.145&quot;, &quot;ISSN&quot;: &quot;08837694&quot;, &quot;abstract&quot;: &quot;The following article is based on the Symposium X presentation given by David A. Weitz (Harvard University) on April 11, 2007, at the Materials Research Society Spring Meeting in San Francisco. The article describes how simple microfluidic devices can be used to control fluid flow and produce a variety of new materials. Based on the concepts of coaxial flow and hydrodynamically focused flow, used alone or in various combinations, the devices can produce precisely controlled double emulsions (droplets within droplets) and even triple emulsions (double emulsions suspended in a third droplet). These structures, which can be created in a single microfluidic device, have various applications such as encapsulants for drugs, cosmetics, or food additives.&quot;, &quot;author&quot;: [{&quot;dropping-particle&quot;: &quot;&quot;, &quot;family&quot;: &quot;Utada&quot;, &quot;given&quot;: &quot;A. S.&quot;, &quot;non-dropping-particle&quot;: &quot;&quot;, &quot;parse-names&quot;: false, &quot;suffix&quot;: &quot;&quot;}, {&quot;dropping-particle&quot;: &quot;&quot;, &quot;family&quot;: &quot;Chu&quot;, &quot;given&quot;: &quot;L. Y.&quot;, &quot;non-dropping-particle&quot;: &quot;&quot;, &quot;parse-names&quot;: false, &quot;suffix&quot;: &quot;&quot;}, {&quot;dropping-particle&quot;: &quot;&quot;, &quot;family&quot;: &quot;Fernandez-Nieves&quot;, &quot;given&quot;: &quot;A.&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Holtze&quot;, &quot;given&quot;: &quot;C.&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MRS Bulletin&quot;, &quot;id&quot;: &quot;ITEM-2&quot;, &quot;issue&quot;: &quot;9&quot;, &quot;issued&quot;: {&quot;date-parts&quot;: [[&quot;2007&quot;]]}, &quot;page&quot;: &quot;702-708&quot;, &quot;title&quot;: &quot;Dripping, jetting, drops, and wetting: The magic of microfluidics&quot;, &quot;type&quot;: &quot;article-journal&quot;, &quot;volume&quot;: &quot;32&quot;}, &quot;uris&quot;: [&quot;http://www.mendeley.com/documents/?uuid=7293d444-d51d-32eb-a7d4-0eabcb355fa6&quot;]}], &quot;mendeley&quot;: {&quot;formattedCitation&quot;: &quot;&lt;sup&gt;23,24&lt;/sup&gt;&quot;, &quot;plainTextFormattedCitation&quot;: &quot;23,24&quot;, &quot;previouslyFormattedCitation&quot;: &quot;&lt;sup&gt;23,24&lt;/sup&gt;&quot;}, &quot;properties&quot;: {&quot;noteIndex&quot;: 0}, &quot;schema&quot;: &quot;https://github.com/citation-style-language/schema/raw/master/csl-citation.json&quot;} RND9AQwwerLot"/><text:span text:style-name="T65">23,24</text:span><text:reference-mark-end text:name="ADDIN CSL_CITATION {&quot;citationItems&quot;: [{&quot;id&quot;: &quot;ITEM-1&quot;, &quot;itemData&quot;: {&quot;DOI&quot;: &quot;10.1126/science.1109164&quot;, &quot;ISSN&quot;: &quot;00368075&quot;, &quot;PMID&quot;: &quot;15845850&quot;, &quot;abstract&quot;: &quot;Double emulsions are highly structured fluids consisting of emulsion drops that contain smaller droplets inside. Although double emulsions are potentially of commercial value, traditional fabrication by means of two emulsification steps leads to very ill-controlled structuring. Using a microcapillary device, we fabricated double emulsions that contained a single internal droplet in a core-shell geometry. We show that the droplet size can be quantitatively predicted from the flow profiles of the fluids. The double emulsions were used to generate encapsulation structures by manipulating the properties of the fluid that makes up the shell. The high degree of control afforded by this method and the completely separate fluid streams make this a flexible and promising technique.&quot;, &quot;author&quot;: [{&quot;dropping-particle&quot;: &quot;&quot;, &quot;family&quot;: &quot;Utada&quot;, &quot;given&quot;: &quot;A. S.&quot;, &quot;non-dropping-particle&quot;: &quot;&quot;, &quot;parse-names&quot;: false, &quot;suffix&quot;: &quot;&quot;}, {&quot;dropping-particle&quot;: &quot;&quot;, &quot;family&quot;: &quot;Lorenceau&quot;, &quot;given&quot;: &quot;E.&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Kaplan&quot;, &quot;given&quot;: &quot;P. D.&quot;, &quot;non-dropping-particle&quot;: &quot;&quot;, &quot;parse-names&quot;: false, &quot;suffix&quot;: &quot;&quot;}, {&quot;dropping-particle&quot;: &quot;&quot;, &quot;family&quot;: &quot;Stone&quot;, &quot;given&quot;: &quot;H. A.&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Science&quot;, &quot;id&quot;: &quot;ITEM-1&quot;, &quot;issue&quot;: &quot;5721&quot;, &quot;issued&quot;: {&quot;date-parts&quot;: [[&quot;2005&quot;]]}, &quot;page&quot;: &quot;537-541&quot;, &quot;title&quot;: &quot;Monodisperse double emulsions generated from a microcapillary device&quot;, &quot;type&quot;: &quot;article-journal&quot;, &quot;volume&quot;: &quot;308&quot;}, &quot;uris&quot;: [&quot;http://www.mendeley.com/documents/?uuid=2814d1e4-31ca-4f99-8b65-b0aca24d907b&quot;]}, {&quot;id&quot;: &quot;ITEM-2&quot;, &quot;itemData&quot;: {&quot;DOI&quot;: &quot;10.1557/mrs2007.145&quot;, &quot;ISSN&quot;: &quot;08837694&quot;, &quot;abstract&quot;: &quot;The following article is based on the Symposium X presentation given by David A. Weitz (Harvard University) on April 11, 2007, at the Materials Research Society Spring Meeting in San Francisco. The article describes how simple microfluidic devices can be used to control fluid flow and produce a variety of new materials. Based on the concepts of coaxial flow and hydrodynamically focused flow, used alone or in various combinations, the devices can produce precisely controlled double emulsions (droplets within droplets) and even triple emulsions (double emulsions suspended in a third droplet). These structures, which can be created in a single microfluidic device, have various applications such as encapsulants for drugs, cosmetics, or food additives.&quot;, &quot;author&quot;: [{&quot;dropping-particle&quot;: &quot;&quot;, &quot;family&quot;: &quot;Utada&quot;, &quot;given&quot;: &quot;A. S.&quot;, &quot;non-dropping-particle&quot;: &quot;&quot;, &quot;parse-names&quot;: false, &quot;suffix&quot;: &quot;&quot;}, {&quot;dropping-particle&quot;: &quot;&quot;, &quot;family&quot;: &quot;Chu&quot;, &quot;given&quot;: &quot;L. Y.&quot;, &quot;non-dropping-particle&quot;: &quot;&quot;, &quot;parse-names&quot;: false, &quot;suffix&quot;: &quot;&quot;}, {&quot;dropping-particle&quot;: &quot;&quot;, &quot;family&quot;: &quot;Fernandez-Nieves&quot;, &quot;given&quot;: &quot;A.&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Holtze&quot;, &quot;given&quot;: &quot;C.&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MRS Bulletin&quot;, &quot;id&quot;: &quot;ITEM-2&quot;, &quot;issue&quot;: &quot;9&quot;, &quot;issued&quot;: {&quot;date-parts&quot;: [[&quot;2007&quot;]]}, &quot;page&quot;: &quot;702-708&quot;, &quot;title&quot;: &quot;Dripping, jetting, drops, and wetting: The magic of microfluidics&quot;, &quot;type&quot;: &quot;article-journal&quot;, &quot;volume&quot;: &quot;32&quot;}, &quot;uris&quot;: [&quot;http://www.mendeley.com/documents/?uuid=7293d444-d51d-32eb-a7d4-0eabcb355fa6&quot;]}], &quot;mendeley&quot;: {&quot;formattedCitation&quot;: &quot;&lt;sup&gt;23,24&lt;/sup&gt;&quot;, &quot;plainTextFormattedCitation&quot;: &quot;23,24&quot;, &quot;previouslyFormattedCitation&quot;: &quot;&lt;sup&gt;23,24&lt;/sup&gt;&quot;}, &quot;properties&quot;: {&quot;noteIndex&quot;: 0}, &quot;schema&quot;: &quot;https://github.com/citation-style-language/schema/raw/master/csl-citation.json&quot;} RND9AQwwerLot"/><text:span text:style-name="T25">⁠ </text:span><text:span text:style-name="T26">The ability to control the flow rates independently allows production of confining walls with a wide range of curvature, the key parameter of the confinement. </text:span><text:span text:style-name="T27">The inner droplet, on the other hand, serves as a probe which allows us to extract </text:span><text:span text:style-name="T28">information</text:span><text:span text:style-name="T27"> of the active bath in the aqueous shell.</text:span><text:span text:style-name="T21"> </text:span></text:p>
      <text:p text:style-name="P39"><text:span text:style-name="T21">T</text:span><text:span text:style-name="T6">he motion of the inner droplet is inherently 3D, posing challenges to conventional microscopies. Here, I propose to </text:span><text:span text:style-name="T29">use the Lagrangian Tracking System developed in Prof. Eric Clement’s lab at PMMH-ESPCI to image the 3D motion.</text:span><text:reference-mark-start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25&lt;/sup&gt;&quot;, &quot;plainTextFormattedCitation&quot;: &quot;25&quot;, &quot;previouslyFormattedCitation&quot;: &quot;&lt;sup&gt;25&lt;/sup&gt;&quot;}, &quot;properties&quot;: {&quot;noteIndex&quot;: 0}, &quot;schema&quot;: &quot;https://github.com/citation-style-language/schema/raw/master/csl-citation.json&quot;} RNDfXomNqW51w"/><text:span text:style-name="T66">25</text:span><text:reference-mark-end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25&lt;/sup&gt;&quot;, &quot;plainTextFormattedCitation&quot;: &quot;25&quot;, &quot;previouslyFormattedCitation&quot;: &quot;&lt;sup&gt;25&lt;/sup&gt;&quot;}, &quot;properties&quot;: {&quot;noteIndex&quot;: 0}, &quot;schema&quot;: &quot;https://github.com/citation-style-language/schema/raw/master/csl-citation.json&quot;} RNDfXomNqW51w"/><text:span text:style-name="T29">⁠ The rotated confocal microscope at Gulliver-ESPCI will be used for more time resolved vertical motions (Fig. XX). </text:span><text:span text:style-name="T74">Is there a proper citation for confocal?</text:span></text:p>
      <text:p text:style-name="P33"><text:span text:style-name="T29">Combining the microfluidic technique and the advanced microscopy at ESPCI, </text:span><text:span text:style-name="T30">I will be able to collect valuable data for the simple model system of active matter under confinement. These data will then be </text:span><text:span text:style-name="T31">compared</text:span><text:span text:style-name="T30"> with </text:span><text:span text:style-name="T31">theoretical models developed by</text:span><text:span text:style-name="T30"> our external collaborator Prof. Rodrigo Soto at </text:span><text:span text:style-name="T31">the University of Chile. </text:span><text:span text:style-name="T75">The preliminary model based on a Langevin-type equation has qualitatively captured the saturation value of the mean square displacement (MSD) of inner droplets. More experimental data will facilitate further development of the model, and eventually close the gap between theory and application. </text:span></text:p>
      <text:p text:style-name="P40">Methodology (a conceptual framework for research!)</text:p>
      <text:p text:style-name="P41">Aims – Literature reivews – Research questions – Methods – Resources – Ethics – Outcomes </text:p>
      <text:list xml:id="list160923553006628" text:continue-numbering="true" text:style-name="WWNum1">
        <text:list-item>
          <text:list>
            <text:list-item>
              <text:p text:style-name="P57">Soundness of the proposed methodology (including interdisciplinary approaches, consideration of the gender dimension and other diversity aspects if relevant for the research project, and the quality of open science practices, including sharing and management of research outputs and engagement of citizens, civil society and end users, where appropriate)</text:p>
            </text:list-item>
          </text:list>
        </text:list-item>
      </text:list>
      <text:p text:style-name="P50"/>
      <text:p text:style-name="P34"><text:span text:style-name="T55">AIM</text:span><text:span text:style-name="T34"> </text:span><text:span text:style-name="T33">Our</text:span><text:span text:style-name="T32"> proposed research aims to develop a theoretical model that accounts for the dynamics of </text:span><text:span text:style-name="T33">particles in </text:span><text:span text:style-name="T32">swimming bacteria</text:span><text:span text:style-name="T33">l bath</text:span><text:span text:style-name="T32"> under different confining curvature. </text:span><text:span text:style-name="T33">Taking advantage of the flexibility of the double emulsion experimental system, we can obtain data over a wide range of parameters (curvature, concentration, etc.) which can be fed to theoretical models to facilitate the development. The ultimate goal of this research is to have a model that is readily applicable to real-life problems that concerning active matter and boundary curvatures, such </text:span><text:span text:style-name="T34">as cargo transport in blood vessels and tissue growth on curved surfaces. </text:span></text:p>
      <text:p text:style-name="P62"><text:span text:style-name="T58">LITERATURE REVIEWS</text:span><text:span text:style-name="T34"> </text:span><text:span text:style-name="T35">The non-equilibrium nature of active matter is best evidenced in its interaction with confining walls. Over the past two decades, much effort has been devoted to illustrating </text:span><text:span text:style-name="T36">how confinement influences transport</text:span><text:reference-mark-start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26&lt;/sup&gt;&quot;, &quot;plainTextFormattedCitation&quot;: &quot;26&quot;, &quot;previouslyFormattedCitation&quot;: &quot;&lt;sup&gt;26&lt;/sup&gt;&quot;}, &quot;properties&quot;: {&quot;noteIndex&quot;: 0}, &quot;schema&quot;: &quot;https://github.com/citation-style-language/schema/raw/master/csl-citation.json&quot;} RNDrPTinkVqVI"/><text:span text:style-name="T67">26</text:span><text:reference-mark-end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26&lt;/sup&gt;&quot;, &quot;plainTextFormattedCitation&quot;: &quot;26&quot;, &quot;previouslyFormattedCitation&quot;: &quot;&lt;sup&gt;26&lt;/sup&gt;&quot;}, &quot;properties&quot;: {&quot;noteIndex&quot;: 0}, &quot;schema&quot;: &quot;https://github.com/citation-style-language/schema/raw/master/csl-citation.json&quot;} RNDrPTinkVqVI"/><text:span text:style-name="T36">⁠, rheology</text:span><text:reference-mark-start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27\u201330&lt;/sup&gt;&quot;, &quot;plainTextFormattedCitation&quot;: &quot;27\u201330&quot;, &quot;previouslyFormattedCitation&quot;: &quot;&lt;sup&gt;27\u201330&lt;/sup&gt;&quot;}, &quot;properties&quot;: {&quot;noteIndex&quot;: 0}, &quot;schema&quot;: &quot;https://github.com/citation-style-language/schema/raw/master/csl-citation.json&quot;} RNDlGV58R57Wn"/><text:span text:style-name="T67">27–30</text:span><text:reference-mark-end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27\u201330&lt;/sup&gt;&quot;, &quot;plainTextFormattedCitation&quot;: &quot;27\u201330&quot;, &quot;previouslyFormattedCitation&quot;: &quot;&lt;sup&gt;27\u201330&lt;/sup&gt;&quot;}, &quot;properties&quot;: {&quot;noteIndex&quot;: 0}, &quot;schema&quot;: &quot;https://github.com/citation-style-language/schema/raw/master/csl-citation.json&quot;} RNDlGV58R57Wn"/><text:span text:style-name="T36">⁠, </text:span><text:span text:style-name="T38">pressure</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ggcHivwHG7"/><text:span text:style-name="T68">20</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ggcHivwHG7"/><text:span text:style-name="T38">⁠</text:span><text:span text:style-name="T36"> spatial distribution</text:span><text:reference-mark-start text:name="ADDIN CSL_CITATION {&quot;citationItems&quot;: [{&quot;id&quot;: &quot;ITEM-1&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1&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id&quot;: &quot;ITEM-2&quot;, &quot;itemData&quot;: {&quot;DOI&quot;: &quot;10.1039/C8SM01840E&quot;, &quot;ISSN&quot;: &quot;17446848&quot;, &quot;PMID&quot;: &quot;30387799&quot;, &quot;abstract&quot;: &quot;We consider the effect of geometric confinement on the steady-state properties of a one-dimensional active suspension subject to thermal noise. The random active force is modeled by an Ornstein-Uhlenbeck process and the system is studied both numerically, by integrating the Langevin governing equations, and analytically by solving the associated Fokker-Planck equation under suitable approximations. The comparison between the two approaches displays a fairly good agreement and in particular, we show that the Fokker-Planck approach can predict the structure of the system both in the wall region and in the bulk-like region where the surface forces are negligible. The simultaneous presence of thermal noise and active forces determines the formation of a layer, extending from the walls towards the bulk, where the system exhibits polar order. We relate the presence of such ordering to the mechanical pressure exerted on the container's walls and show how it depends on the separation of the boundaries and determines a Casimir-like attractive force mediated by the active suspension.&quot;, &quot;author&quot;: [{&quot;dropping-particle&quot;: &quot;&quot;, &quot;family&quot;: &quot;Caprini&quot;, &quot;given&quot;: &quot;Lorenzo&quot;, &quot;non-dropping-particle&quot;: &quot;&quot;, &quot;parse-names&quot;: false, &quot;suffix&quot;: &quot;&quot;}, {&quot;dropping-particle&quot;: &quot;&quot;, &quot;family&quot;: &quot;Marini Bettolo Marconi&quot;, &quot;given&quot;: &quot;Umberto&quot;, &quot;non-dropping-particle&quot;: &quot;&quot;, &quot;parse-names&quot;: false, &quot;suffix&quot;: &quot;&quot;}], &quot;container-title&quot;: &quot;Soft Matter&quot;, &quot;id&quot;: &quot;ITEM-2&quot;, &quot;issue&quot;: &quot;44&quot;, &quot;issued&quot;: {&quot;date-parts&quot;: [[&quot;2018&quot;]]}, &quot;page&quot;: &quot;9044-9054&quot;, &quot;publisher&quot;: &quot;Royal Society of Chemistry&quot;, &quot;title&quot;: &quot;Active particles under confinement and effective force generation among surfaces&quot;, &quot;type&quot;: &quot;article-journal&quot;, &quot;volume&quot;: &quot;14&quot;}, &quot;uris&quot;: [&quot;http://www.mendeley.com/documents/?uuid=37fd3a0d-8935-4b35-9ff6-32fc4111e499&quot;]}, {&quot;id&quot;: &quot;ITEM-3&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3&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mendeley&quot;: {&quot;formattedCitation&quot;: &quot;&lt;sup&gt;31\u201333&lt;/sup&gt;&quot;, &quot;plainTextFormattedCitation&quot;: &quot;31\u201333&quot;, &quot;previouslyFormattedCitation&quot;: &quot;&lt;sup&gt;31\u201333&lt;/sup&gt;&quot;}, &quot;properties&quot;: {&quot;noteIndex&quot;: 0}, &quot;schema&quot;: &quot;https://github.com/citation-style-language/schema/raw/master/csl-citation.json&quot;} RNDVo6PqEjd0i"/><text:span text:style-name="T67">31–33</text:span><text:reference-mark-end text:name="ADDIN CSL_CITATION {&quot;citationItems&quot;: [{&quot;id&quot;: &quot;ITEM-1&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1&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id&quot;: &quot;ITEM-2&quot;, &quot;itemData&quot;: {&quot;DOI&quot;: &quot;10.1039/C8SM01840E&quot;, &quot;ISSN&quot;: &quot;17446848&quot;, &quot;PMID&quot;: &quot;30387799&quot;, &quot;abstract&quot;: &quot;We consider the effect of geometric confinement on the steady-state properties of a one-dimensional active suspension subject to thermal noise. The random active force is modeled by an Ornstein-Uhlenbeck process and the system is studied both numerically, by integrating the Langevin governing equations, and analytically by solving the associated Fokker-Planck equation under suitable approximations. The comparison between the two approaches displays a fairly good agreement and in particular, we show that the Fokker-Planck approach can predict the structure of the system both in the wall region and in the bulk-like region where the surface forces are negligible. The simultaneous presence of thermal noise and active forces determines the formation of a layer, extending from the walls towards the bulk, where the system exhibits polar order. We relate the presence of such ordering to the mechanical pressure exerted on the container's walls and show how it depends on the separation of the boundaries and determines a Casimir-like attractive force mediated by the active suspension.&quot;, &quot;author&quot;: [{&quot;dropping-particle&quot;: &quot;&quot;, &quot;family&quot;: &quot;Caprini&quot;, &quot;given&quot;: &quot;Lorenzo&quot;, &quot;non-dropping-particle&quot;: &quot;&quot;, &quot;parse-names&quot;: false, &quot;suffix&quot;: &quot;&quot;}, {&quot;dropping-particle&quot;: &quot;&quot;, &quot;family&quot;: &quot;Marini Bettolo Marconi&quot;, &quot;given&quot;: &quot;Umberto&quot;, &quot;non-dropping-particle&quot;: &quot;&quot;, &quot;parse-names&quot;: false, &quot;suffix&quot;: &quot;&quot;}], &quot;container-title&quot;: &quot;Soft Matter&quot;, &quot;id&quot;: &quot;ITEM-2&quot;, &quot;issue&quot;: &quot;44&quot;, &quot;issued&quot;: {&quot;date-parts&quot;: [[&quot;2018&quot;]]}, &quot;page&quot;: &quot;9044-9054&quot;, &quot;publisher&quot;: &quot;Royal Society of Chemistry&quot;, &quot;title&quot;: &quot;Active particles under confinement and effective force generation among surfaces&quot;, &quot;type&quot;: &quot;article-journal&quot;, &quot;volume&quot;: &quot;14&quot;}, &quot;uris&quot;: [&quot;http://www.mendeley.com/documents/?uuid=37fd3a0d-8935-4b35-9ff6-32fc4111e499&quot;]}, {&quot;id&quot;: &quot;ITEM-3&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3&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mendeley&quot;: {&quot;formattedCitation&quot;: &quot;&lt;sup&gt;31\u201333&lt;/sup&gt;&quot;, &quot;plainTextFormattedCitation&quot;: &quot;31\u201333&quot;, &quot;previouslyFormattedCitation&quot;: &quot;&lt;sup&gt;31\u201333&lt;/sup&gt;&quot;}, &quot;properties&quot;: {&quot;noteIndex&quot;: 0}, &quot;schema&quot;: &quot;https://github.com/citation-style-language/schema/raw/master/csl-citation.json&quot;} RNDVo6PqEjd0i"/><text:span text:style-name="T36">⁠ and collective motion</text:span><text:reference-mark-start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2&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2&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4&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id&quot;: &quot;ITEM-5&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5&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6&quot;, &quot;itemData&quot;: {&quot;DOI&quot;: &quot;10.1073/pnas.1722505115&quot;, &quot;ISSN&quot;: &quot;10916490&quot;, &quot;PMID&quot;: &quot;29941551&quot;, &quot;abstract&quot;: &quot;Bacterial suspensions\u2014a premier example of active fluids\u2014show an unusual response to shear stresses. Instead of increasing the viscosity of the suspending fluid, the emergent collective motions of swimming bacteria can turn a suspension into a superfluid with zero apparent viscosity. Although the existence of active superfluids has been demonstrated in bulk rheological measurements, the microscopic origin and dynamics of such an exotic phase have not been experimentally probed. Here, using high-speed confocal rheometry, we study the dynamics of concentrated bacterial suspensions under simple planar shear. We find that bacterial superfluids under shear exhibit unusual symmetric shear bands, defying the conventional wisdom on shear banding of complex fluids, where the formation of steady shear bands necessarily breaks the symmetry of unsheared samples. We propose a simple hydrodynamic model based on the local stress balance and the ergodic sampling of nonequilibrium shear configurations, which quantitatively describes the observed symmetric shear-banding structure. The model also successfully predicts various interesting features of swarming vortices in stationary bacterial suspensions. Our study provides insights into the physical properties of collective swarming in active fluids and illustrates their profound influences on transport processes.&quot;, &quot;author&quot;: [{&quot;dropping-particle&quot;: &quot;&quot;, &quot;family&quot;: &quot;Guo&quot;, &quot;given&quot;: &quot;Shuo&quot;, &quot;non-dropping-particle&quot;: &quot;&quot;, &quot;parse-names&quot;: false, &quot;suffix&quot;: &quot;&quot;}, {&quot;dropping-particle&quot;: &quot;&quot;, &quot;family&quot;: &quot;Samanta&quot;, &quot;given&quot;: &quot;Devranjan&quot;, &quot;non-dropping-particle&quot;: &quot;&quot;, &quot;parse-names&quot;: false, &quot;suffix&quot;: &quot;&quot;}, {&quot;dropping-particle&quot;: &quot;&quot;, &quot;family&quot;: &quot;Peng&quot;, &quot;given&quot;: &quot;Yi&quot;, &quot;non-dropping-particle&quot;: &quot;&quot;, &quot;parse-names&quot;: false, &quot;suffix&quot;: &quot;&quot;}, {&quot;dropping-particle&quot;: &quot;&quot;, &quot;family&quot;: &quot;Xu&quot;, &quot;given&quot;: &quot;Xinliang&quot;, &quot;non-dropping-particle&quot;: &quot;&quot;, &quot;parse-names&quot;: false, &quot;suffix&quot;: &quot;&quot;}, {&quot;dropping-particle&quot;: &quot;&quot;, &quot;family&quot;: &quot;Cheng&quot;, &quot;given&quot;: &quot;Xiang&quot;, &quot;non-dropping-particle&quot;: &quot;&quot;, &quot;parse-names&quot;: false, &quot;suffix&quot;: &quot;&quot;}], &quot;container-title&quot;: &quot;Proceedings of the National Academy of Sciences of the United States of America&quot;, &quot;id&quot;: &quot;ITEM-6&quot;, &quot;issue&quot;: &quot;28&quot;, &quot;issued&quot;: {&quot;date-parts&quot;: [[&quot;2018&quot;]]}, &quot;page&quot;: &quot;7212-7217&quot;, &quot;title&quot;: &quot;Symmetric shear banding and swarming vortices in bacterial superfluids&quot;, &quot;type&quot;: &quot;article-journal&quot;, &quot;volume&quot;: &quot;115&quot;}, &quot;uris&quot;: [&quot;http://www.mendeley.com/documents/?uuid=fe4a10ce-f606-4ede-8096-5ffd0897e605&quot;]}, {&quot;id&quot;: &quot;ITEM-7&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7&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8&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8&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a25866a2-bff0-4a39-b18e-1b791119ec21&quot;]}, {&quot;id&quot;: &quot;ITEM-9&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9&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10&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0&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9,17,34\u201341&lt;/sup&gt;&quot;, &quot;plainTextFormattedCitation&quot;: &quot;9,17,34\u201341&quot;, &quot;previouslyFormattedCitation&quot;: &quot;&lt;sup&gt;9,17,34\u201341&lt;/sup&gt;&quot;}, &quot;properties&quot;: {&quot;noteIndex&quot;: 0}, &quot;schema&quot;: &quot;https://github.com/citation-style-language/schema/raw/master/csl-citation.json&quot;} RNDIPPNAVh2No"/><text:span text:style-name="T67">9,17,34–41</text:span><text:reference-mark-end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2&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2&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4&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id&quot;: &quot;ITEM-5&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5&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6&quot;, &quot;itemData&quot;: {&quot;DOI&quot;: &quot;10.1073/pnas.1722505115&quot;, &quot;ISSN&quot;: &quot;10916490&quot;, &quot;PMID&quot;: &quot;29941551&quot;, &quot;abstract&quot;: &quot;Bacterial suspensions\u2014a premier example of active fluids\u2014show an unusual response to shear stresses. Instead of increasing the viscosity of the suspending fluid, the emergent collective motions of swimming bacteria can turn a suspension into a superfluid with zero apparent viscosity. Although the existence of active superfluids has been demonstrated in bulk rheological measurements, the microscopic origin and dynamics of such an exotic phase have not been experimentally probed. Here, using high-speed confocal rheometry, we study the dynamics of concentrated bacterial suspensions under simple planar shear. We find that bacterial superfluids under shear exhibit unusual symmetric shear bands, defying the conventional wisdom on shear banding of complex fluids, where the formation of steady shear bands necessarily breaks the symmetry of unsheared samples. We propose a simple hydrodynamic model based on the local stress balance and the ergodic sampling of nonequilibrium shear configurations, which quantitatively describes the observed symmetric shear-banding structure. The model also successfully predicts various interesting features of swarming vortices in stationary bacterial suspensions. Our study provides insights into the physical properties of collective swarming in active fluids and illustrates their profound influences on transport processes.&quot;, &quot;author&quot;: [{&quot;dropping-particle&quot;: &quot;&quot;, &quot;family&quot;: &quot;Guo&quot;, &quot;given&quot;: &quot;Shuo&quot;, &quot;non-dropping-particle&quot;: &quot;&quot;, &quot;parse-names&quot;: false, &quot;suffix&quot;: &quot;&quot;}, {&quot;dropping-particle&quot;: &quot;&quot;, &quot;family&quot;: &quot;Samanta&quot;, &quot;given&quot;: &quot;Devranjan&quot;, &quot;non-dropping-particle&quot;: &quot;&quot;, &quot;parse-names&quot;: false, &quot;suffix&quot;: &quot;&quot;}, {&quot;dropping-particle&quot;: &quot;&quot;, &quot;family&quot;: &quot;Peng&quot;, &quot;given&quot;: &quot;Yi&quot;, &quot;non-dropping-particle&quot;: &quot;&quot;, &quot;parse-names&quot;: false, &quot;suffix&quot;: &quot;&quot;}, {&quot;dropping-particle&quot;: &quot;&quot;, &quot;family&quot;: &quot;Xu&quot;, &quot;given&quot;: &quot;Xinliang&quot;, &quot;non-dropping-particle&quot;: &quot;&quot;, &quot;parse-names&quot;: false, &quot;suffix&quot;: &quot;&quot;}, {&quot;dropping-particle&quot;: &quot;&quot;, &quot;family&quot;: &quot;Cheng&quot;, &quot;given&quot;: &quot;Xiang&quot;, &quot;non-dropping-particle&quot;: &quot;&quot;, &quot;parse-names&quot;: false, &quot;suffix&quot;: &quot;&quot;}], &quot;container-title&quot;: &quot;Proceedings of the National Academy of Sciences of the United States of America&quot;, &quot;id&quot;: &quot;ITEM-6&quot;, &quot;issue&quot;: &quot;28&quot;, &quot;issued&quot;: {&quot;date-parts&quot;: [[&quot;2018&quot;]]}, &quot;page&quot;: &quot;7212-7217&quot;, &quot;title&quot;: &quot;Symmetric shear banding and swarming vortices in bacterial superfluids&quot;, &quot;type&quot;: &quot;article-journal&quot;, &quot;volume&quot;: &quot;115&quot;}, &quot;uris&quot;: [&quot;http://www.mendeley.com/documents/?uuid=fe4a10ce-f606-4ede-8096-5ffd0897e605&quot;]}, {&quot;id&quot;: &quot;ITEM-7&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7&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8&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8&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a25866a2-bff0-4a39-b18e-1b791119ec21&quot;]}, {&quot;id&quot;: &quot;ITEM-9&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9&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10&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0&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9,17,34\u201341&lt;/sup&gt;&quot;, &quot;plainTextFormattedCitation&quot;: &quot;9,17,34\u201341&quot;, &quot;previouslyFormattedCitation&quot;: &quot;&lt;sup&gt;9,17,34\u201341&lt;/sup&gt;&quot;}, &quot;properties&quot;: {&quot;noteIndex&quot;: 0}, &quot;schema&quot;: &quot;https://github.com/citation-style-language/schema/raw/master/csl-citation.json&quot;} RNDIPPNAVh2No"/><text:span text:style-name="T36">⁠ </text:span><text:span text:style-name="T37">of active matter</text:span><text:span text:style-name="T36">. </text:span><text:span text:style-name="T37">Curved confining walls, </text:span><text:span text:style-name="T39">which are ubiquitous in biological systems</text:span><text:span text:style-name="T37">, sho</text:span><text:span text:style-name="T39">w</text:span><text:span text:style-name="T38"> rich and intriguing </text:span><text:span text:style-name="T39">confinement effect on active matter</text:span><text:span text:style-name="T38">.</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2&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3&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3&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4&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4&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5&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5&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6&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6&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id&quot;: &quot;ITEM-7&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7&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34\u201337,39,40&lt;/sup&gt;&quot;, &quot;plainTextFormattedCitation&quot;: &quot;20,34\u201337,39,40&quot;, &quot;previouslyFormattedCitation&quot;: &quot;&lt;sup&gt;20,34\u201337,39,40&lt;/sup&gt;&quot;}, &quot;properties&quot;: {&quot;noteIndex&quot;: 0}, &quot;schema&quot;: &quot;https://github.com/citation-style-language/schema/raw/master/csl-citation.json&quot;} RNDRYgqn9IwuO"/><text:span text:style-name="T68">20,34–37,39,40</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2&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3&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3&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4&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4&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5&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5&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6&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6&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id&quot;: &quot;ITEM-7&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7&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34\u201337,39,40&lt;/sup&gt;&quot;, &quot;plainTextFormattedCitation&quot;: &quot;20,34\u201337,39,40&quot;, &quot;previouslyFormattedCitation&quot;: &quot;&lt;sup&gt;20,34\u201337,39,40&lt;/sup&gt;&quot;}, &quot;properties&quot;: {&quot;noteIndex&quot;: 0}, &quot;schema&quot;: &quot;https://github.com/citation-style-language/schema/raw/master/csl-citation.json&quot;} RNDRYgqn9IwuO"/><text:span text:style-name="T38">⁠ </text:span><text:span text:style-name="T40">Inspired by </text:span><text:span text:style-name="T41">the collective motion of confined driven filaments</text:span><text:reference-mark-start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41&lt;/sup&gt;&quot;, &quot;plainTextFormattedCitation&quot;: &quot;41&quot;, &quot;previouslyFormattedCitation&quot;: &quot;&lt;sup&gt;41&lt;/sup&gt;&quot;}, &quot;properties&quot;: {&quot;noteIndex&quot;: 0}, &quot;schema&quot;: &quot;https://github.com/citation-style-language/schema/raw/master/csl-citation.json&quot;} RNDaLhTO1ryjj"/><text:span text:style-name="T69">41</text:span><text:reference-mark-end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41&lt;/sup&gt;&quot;, &quot;plainTextFormattedCitation&quot;: &quot;41&quot;, &quot;previouslyFormattedCitation&quot;: &quot;&lt;sup&gt;41&lt;/sup&gt;&quot;}, &quot;properties&quot;: {&quot;noteIndex&quot;: 0}, &quot;schema&quot;: &quot;https://github.com/citation-style-language/schema/raw/master/csl-citation.json&quot;} RNDaLhTO1ryjj"/><text:span text:style-name="T41">⁠, Woodhouse and Goldstein constructed a theoretical model, demonstrating that the combination of circular confinement and activity allows for the emergence of stable self-organized rotational streaming.</text:span><text:reference-mark-start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35&lt;/sup&gt;&quot;, &quot;plainTextFormattedCitation&quot;: &quot;35&quot;, &quot;previouslyFormattedCitation&quot;: &quot;&lt;sup&gt;35&lt;/sup&gt;&quot;}, &quot;properties&quot;: {&quot;noteIndex&quot;: 0}, &quot;schema&quot;: &quot;https://github.com/citation-style-language/schema/raw/master/csl-citation.json&quot;} RNDVT5QzeGdmU"/><text:span text:style-name="T69">35</text:span><text:reference-mark-end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35&lt;/sup&gt;&quot;, &quot;plainTextFormattedCitation&quot;: &quot;35&quot;, &quot;previouslyFormattedCitation&quot;: &quot;&lt;sup&gt;35&lt;/sup&gt;&quot;}, &quot;properties&quot;: {&quot;noteIndex&quot;: 0}, &quot;schema&quot;: &quot;https://github.com/citation-style-language/schema/raw/master/csl-citation.json&quot;} RNDVT5QzeGdmU"/><text:span text:style-name="T41">⁠ </text:span><text:span text:style-name="T44">Such circular confinement</text:span><text:span text:style-name="T41"> was then realized by </text:span><text:span text:style-name="T44">emulsions and elastomer chambers</text:span><text:span text:style-name="T41">, </text:span><text:span text:style-name="T42">where single vortical flows were observed</text:span><text:span text:style-name="T41">.</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a25866a2-bff0-4a39-b18e-1b791119ec21&quot;]}], &quot;mendeley&quot;: {&quot;formattedCitation&quot;: &quot;&lt;sup&gt;37,39,40&lt;/sup&gt;&quot;, &quot;plainTextFormattedCitation&quot;: &quot;37,39,40&quot;, &quot;previouslyFormattedCitation&quot;: &quot;&lt;sup&gt;37,39,40&lt;/sup&gt;&quot;}, &quot;properties&quot;: {&quot;noteIndex&quot;: 0}, &quot;schema&quot;: &quot;https://github.com/citation-style-language/schema/raw/master/csl-citation.json&quot;} RND70ROfaQ5Jv"/><text:span text:style-name="T69">37,39,40</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a25866a2-bff0-4a39-b18e-1b791119ec21&quot;]}], &quot;mendeley&quot;: {&quot;formattedCitation&quot;: &quot;&lt;sup&gt;37,39,40&lt;/sup&gt;&quot;, &quot;plainTextFormattedCitation&quot;: &quot;37,39,40&quot;, &quot;previouslyFormattedCitation&quot;: &quot;&lt;sup&gt;37,39,40&lt;/sup&gt;&quot;}, &quot;properties&quot;: {&quot;noteIndex&quot;: 0}, &quot;schema&quot;: &quot;https://github.com/citation-style-language/schema/raw/master/csl-citation.json&quot;} RND70ROfaQ5Jv"/><text:span text:style-name="T41">⁠ </text:span><text:span text:style-name="T43">Ravnik and Yeomans studied the dynamics of an active nematic under cylindrical confinement using simulation based on continuum equations. They showed that the collective vortical flows not only emerge along the cylinder axis (as shown by Woodhouse and others), but also within the plane of the cylinder.</text:span><text:reference-mark-start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34&lt;/sup&gt;&quot;, &quot;plainTextFormattedCitation&quot;: &quot;34&quot;, &quot;previouslyFormattedCitation&quot;: &quot;&lt;sup&gt;34&lt;/sup&gt;&quot;}, &quot;properties&quot;: {&quot;noteIndex&quot;: 0}, &quot;schema&quot;: &quot;https://github.com/citation-style-language/schema/raw/master/csl-citation.json&quot;} RNDxHLNOMSQ4J"/><text:span text:style-name="T70">34</text:span><text:reference-mark-end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34&lt;/sup&gt;&quot;, &quot;plainTextFormattedCitation&quot;: &quot;34&quot;, &quot;previouslyFormattedCitation&quot;: &quot;&lt;sup&gt;34&lt;/sup&gt;&quot;}, &quot;properties&quot;: {&quot;noteIndex&quot;: 0}, &quot;schema&quot;: &quot;https://github.com/citation-style-language/schema/raw/master/csl-citation.json&quot;} RNDxHLNOMSQ4J"/><text:span text:style-name="T43">⁠ </text:span><text:span text:style-name="T42">Fily and co-workers developed a statistical theory for non-aligning, non-interacting active particles </text:span><text:span text:style-name="T43">to study spatial distributions under strong confinement. They showed that in such confinement, particle concentrations at boundaries were proportional to the local curvature.</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36&lt;/sup&gt;&quot;, &quot;plainTextFormattedCitation&quot;: &quot;36&quot;, &quot;previouslyFormattedCitation&quot;: &quot;&lt;sup&gt;36&lt;/sup&gt;&quot;}, &quot;properties&quot;: {&quot;noteIndex&quot;: 0}, &quot;schema&quot;: &quot;https://github.com/citation-style-language/schema/raw/master/csl-citation.json&quot;} RNDtiQyP01RWn"/><text:span text:style-name="T70">36</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36&lt;/sup&gt;&quot;, &quot;plainTextFormattedCitation&quot;: &quot;36&quot;, &quot;previouslyFormattedCitation&quot;: &quot;&lt;sup&gt;36&lt;/sup&gt;&quot;}, &quot;properties&quot;: {&quot;noteIndex&quot;: 0}, &quot;schema&quot;: &quot;https://github.com/citation-style-language/schema/raw/master/csl-citation.json&quot;} RNDtiQyP01RWn"/><text:span text:style-name="T43">⁠ </text:span><text:span text:style-name="T45">Nikola and co-workers showed that not only the collective motion, but also the shear stress exerted by active particles on confining walls, using </text:span><text:span text:style-name="T46">particle-based theory and simulation.</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70bc0qAxev"/><text:span text:style-name="T71">20</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70bc0qAxev"/><text:span text:style-name="T46">⁠ All these previous works have highlighted the strong correlation between the structures of confining walls and the behavior of active </text:span><text:soft-page-break/><text:span text:style-name="T46">matter systems. Such a correlation offers a possibility of </text:span><text:span text:style-name="T43">manipulating active matter </text:span><text:span text:style-name="T46">by carefully designing <text:s/>the <text:s/></text:span><text:span text:style-name="T43"><text:s/>confinement </text:span><text:span text:style-name="T46">structures. </text:span></text:p>
      <text:p text:style-name="P63"><text:span text:style-name="T56">R</text:span><text:span text:style-name="T57">ESEARCH QUESTIONS</text:span><text:span text:style-name="T47"> </text:span><text:span text:style-name="T48">Knowledge of confinement effect on active matter is of key importance to solve real-life challenges with active matter. </text:span><text:span text:style-name="T50">A few investigations on the role of confining wall curvature were conducted: curvature-dependent pressure</text:span><text:reference-mark-start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2&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2&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0,20&lt;/sup&gt;&quot;, &quot;plainTextFormattedCitation&quot;: &quot;10,20&quot;, &quot;previouslyFormattedCitation&quot;: &quot;&lt;sup&gt;10,20&lt;/sup&gt;&quot;}, &quot;properties&quot;: {&quot;noteIndex&quot;: 0}, &quot;schema&quot;: &quot;https://github.com/citation-style-language/schema/raw/master/csl-citation.json&quot;} RND7e2Pndmsu9"/><text:span text:style-name="T73">10,20</text:span><text:reference-mark-end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2&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2&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0,20&lt;/sup&gt;&quot;, &quot;plainTextFormattedCitation&quot;: &quot;10,20&quot;, &quot;previouslyFormattedCitation&quot;: &quot;&lt;sup&gt;10,20&lt;/sup&gt;&quot;}, &quot;properties&quot;: {&quot;noteIndex&quot;: 0}, &quot;schema&quot;: &quot;https://github.com/citation-style-language/schema/raw/master/csl-citation.json&quot;} RND7e2Pndmsu9"/><text:span text:style-name="T50">⁠ and </text:span><text:span text:style-name="T49">curvature-dependent boundary distribution</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37&lt;/sup&gt;&quot;, &quot;plainTextFormattedCitation&quot;: &quot;37&quot;, &quot;previouslyFormattedCitation&quot;: &quot;&lt;sup&gt;37&lt;/sup&gt;&quot;}, &quot;properties&quot;: {&quot;noteIndex&quot;: 0}, &quot;schema&quot;: &quot;https://github.com/citation-style-language/schema/raw/master/csl-citation.json&quot;} RNDknUbkiNooE"/><text:span text:style-name="T72">37</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37&lt;/sup&gt;&quot;, &quot;plainTextFormattedCitation&quot;: &quot;37&quot;, &quot;previouslyFormattedCitation&quot;: &quot;&lt;sup&gt;37&lt;/sup&gt;&quot;}, &quot;properties&quot;: {&quot;noteIndex&quot;: 0}, &quot;schema&quot;: &quot;https://github.com/citation-style-language/schema/raw/master/csl-citation.json&quot;} RNDknUbkiNooE"/><text:span text:style-name="T49">⁠ </text:span><text:span text:style-name="T50">were studied theoretically and numerically; curvature-dependent flow coherence was studied with both experiment and a hydrodynamic model.</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37&lt;/sup&gt;&quot;, &quot;plainTextFormattedCitation&quot;: &quot;37&quot;}, &quot;properties&quot;: {&quot;noteIndex&quot;: 0}, &quot;schema&quot;: &quot;https://github.com/citation-style-language/schema/raw/master/csl-citation.json&quot;} RNDW3NaRxKlFe"/><text:span text:style-name="T73">37</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37&lt;/sup&gt;&quot;, &quot;plainTextFormattedCitation&quot;: &quot;37&quot;}, &quot;properties&quot;: {&quot;noteIndex&quot;: 0}, &quot;schema&quot;: &quot;https://github.com/citation-style-language/schema/raw/master/csl-citation.json&quot;} RNDW3NaRxKlFe"/><text:span text:style-name="T50">⁠ </text:span><text:span text:style-name="T51">The fact that experimental data are very scarce has been limiting the advancement of the field. We identify two major problems that are limiting us from obtaining abundant experimental data: (i) the protocols of producing confined active matter are either tedious or less controlled; (ii) the inherent 3D motion poses challenges on conventional microscopy.</text:span></text:p>
      <text:p text:style-name="P66"><text:span text:style-name="T6">Our proposed research overcomes these limitations by: </text:span><text:span text:style-name="T52">(i)</text:span><text:span text:style-name="T6"> introducing </text:span><text:span text:style-name="T52">microcapillary devices to produce double emulsions with well-controlled geometries; (ii) state-of-the-art microscopy techniques to capture 3D motions. Equipped with these techniques, we set out to investigate the following research questions:</text:span></text:p>
      <text:p text:style-name="P64"><text:span text:style-name="T52">RQ1. What is the effective temperature of an active bath in the dilute limit, where particle-particle interactions are not important? Is it the same as in the bulk? Is it curvature-dependent?</text:span></text:p>
      <text:p text:style-name="P64"><text:span text:style-name="T52">RQ2. What is the effective temperature of an active bath in the dense limit, where particle-particle interactions are important and collective motion emerges? Is it the same as in the bulk? Is it curvature-dependent?</text:span></text:p>
      <text:p text:style-name="P67"><text:span text:style-name="T6">RQ3. </text:span><text:span text:style-name="T53">What are the motions of non-spherical objects like in confined active bath? Would there be novel self-organization phenomena? </text:span><text:span text:style-name="T143">I did not motivate this question well in the previous text but this is indeed an interesting question. Please modify the motivation part.</text:span></text:p>
      <text:p text:style-name="P68"><text:span text:style-name="T124">METHODS I have briefly described the techniques we are going to employ. Figure out how detailed it need to be and then write.</text:span></text:p>
      <text:p text:style-name="P68"><text:span text:style-name="T124">RESOURCES/ETHICS May not apply.</text:span></text:p>
      <text:p text:style-name="P68"><text:span text:style-name="T124">OUTCOMES The </text:span></text:p>
      <text:list xml:id="list160925280918661" text:continue-numbering="true" text:style-name="WWNum1">
        <text:list-item>
          <text:list>
            <text:list-item>
              <text:p text:style-name="P58"><text:span text:style-name="T142">Quality of the supervision, training and of the two-way transfer of knowledge between the researcher and the host</text:span></text:p>
            </text:list-item>
          </text:list>
        </text:list-item>
      </text:list>
      <text:p text:style-name="P51"/>
      <text:p text:style-name="P35">Insert here text for your proposal</text:p>
      <text:p text:style-name="P35"/>
      <text:p text:style-name="P16"><text:span text:style-name="T97">1.4</text:span><text:span text:style-name="T99"><text:tab/></text:span><text:span text:style-name="T97">Quality and appropriateness of the researcher’s professional experience, competences and skills</text:span></text:p>
      <text:p text:style-name="P17"/>
      <text:p text:style-name="P35">Insert here text for your proposal</text:p>
      <text:p text:style-name="P35"/>
      <text:p text:style-name="P22">2.<text:tab/>Impact</text:p>
      <text:p text:style-name="P20"><text:s/></text:p>
      <text:p text:style-name="P17">2.1<text:tab/>Credibility of the measures to enhance the career perspectives and employability of the researcher and contribution to his/her skills development</text:p>
      <text:p text:style-name="P35">- <text:span text:style-name="T141">project management; </text:span></text:p>
      <text:p text:style-name="P35"><text:soft-page-break/></text:p>
      <text:p text:style-name="P16"><text:span text:style-name="T97">2.2</text:span><text:span text:style-name="T99"><text:tab/></text:span><text:span text:style-name="T97">Suitability and quality of the measures to maximise expected outcomes and impacts, as set out in the dissemination and exploitation plan, including communication activities</text:span></text:p>
      <text:p text:style-name="P35">- <text:span text:style-name="T141">conferences; outreach activities; </text:span></text:p>
      <text:p text:style-name="P61"><text:span text:style-name="T142">2.3. The magnitude and importance of the project’s contribution to the expected scientific, societal and economic impacts</text:span></text:p>
      <text:p text:style-name="P35">- ...</text:p>
      <text:p text:style-name="P35"/>
      <text:p text:style-name="P16"><text:span text:style-name="T94">3.</text:span><text:span text:style-name="T95"><text:tab/></text:span><text:span text:style-name="T94">Quality and Efficiency of the Implementation</text:span></text:p>
      <text:p text:style-name="P17"><text:s/></text:p>
      <text:p text:style-name="P16"><text:span text:style-name="T97">3.1</text:span><text:span text:style-name="T99"><text:tab/></text:span><text:span text:style-name="T97">Quality and effectiveness of the work plan, assessment of risks and appropriateness of the effort assigned to work packages</text:span></text:p>
      <text:p text:style-name="P35"/>
      <text:p text:style-name="P35">Insert here text for your proposal</text:p>
      <text:p text:style-name="P35"/>
      <text:p text:style-name="P16"><text:span text:style-name="T97">3.2</text:span><text:span text:style-name="T99"><text:tab/></text:span><text:span text:style-name="T97">Quality and capacity of the host institutions and participating organisations, including hosting arrangements</text:span><text:span text:style-name="T99"> </text:span></text:p>
      <text:p text:style-name="P35"/>
      <text:p text:style-name="P35">Insert here text for your proposal</text:p>
      <text:p text:style-name="P35"/>
      <text:p text:style-name="P35"/>
      <text:p text:style-name="P18">--------------------------------------- End of page count (max 10 pages) -------------------------------</text:p>
      <text:p text:style-name="P42"/>
      <text:p text:style-name="P44"/>
      <text:p text:style-name="P13">Part B-2</text:p>
      <text:p text:style-name="P10"><text:span text:style-name="T119">(</text:span><text:span text:style-name="T120">No overall page limit applied</text:span><text:span text:style-name="T119">)</text:span></text:p>
      <text:p text:style-name="P11"/>
      <text:p text:style-name="P37">4. <text:tab/>CV of the researcher</text:p>
      <text:p text:style-name="P38">Insert here text for your proposal</text:p>
      <text:p text:style-name="P14"/>
      <text:p text:style-name="P14">5. <text:tab/>Capacity of the Participating Organisation(s) </text:p>
      <text:p text:style-name="P12"/>
      <text:p text:style-name="P16"><text:span text:style-name="T98">5.1 Template table: </text:span><text:span text:style-name="T96">Overview of Participating Organisations</text:span><text:span text:style-name="T98"> </text:span></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6">Organisation role</text:p>
          </table:table-cell>
          <table:table-cell table:style-name="Table1.A1" office:value-type="string">
            <text:p text:style-name="P26">PIC</text:p>
          </table:table-cell>
          <table:table-cell table:style-name="Table1.A1" office:value-type="string">
            <text:p text:style-name="P26">Legal Entity Short Name</text:p>
          </table:table-cell>
          <table:table-cell table:style-name="Table1.A1" office:value-type="string">
            <text:p text:style-name="P26">Academic organisation</text:p>
            <text:p text:style-name="P26">(Y/N)</text:p>
          </table:table-cell>
          <table:table-cell table:style-name="Table1.A1" office:value-type="string">
            <text:p text:style-name="P26">Country </text:p>
          </table:table-cell>
          <table:table-cell table:style-name="Table1.A1" office:value-type="string">
            <text:p text:style-name="P26">Name of Supervisor </text:p>
          </table:table-cell>
        </table:table-row>
        <table:table-row table:style-name="Table1.2">
          <table:table-cell table:style-name="Table1.A2" office:value-type="string">
            <text:p text:style-name="P24">Beneficiary</text:p>
          </table:table-cell>
          <table:table-cell table:style-name="Table1.B2" office:value-type="string">
            <text:p text:style-name="P23"/>
          </table:table-cell>
          <table:table-cell table:style-name="Table1.C2" office:value-type="string">
            <text:p text:style-name="P23"><text:s/></text:p>
          </table:table-cell>
          <table:table-cell table:style-name="Table1.D2" office:value-type="string">
            <text:p text:style-name="P23"/>
          </table:table-cell>
          <table:table-cell table:style-name="Table1.E2" office:value-type="string">
            <text:p text:style-name="P23"><text:s text:c="2"/></text:p>
          </table:table-cell>
          <table:table-cell table:style-name="Table1.F2" office:value-type="string">
            <text:p text:style-name="P23"><text:s text:c="2"/></text:p>
          </table:table-cell>
        </table:table-row>
        <table:table-row table:style-name="Table1.2">
          <table:table-cell table:style-name="Table1.A3" office:value-type="string">
            <text:p text:style-name="P25">Associated partner linked to a beneficiary (if applicable)</text:p>
          </table:table-cell>
          <table:table-cell table:style-name="Table1.B3" office:value-type="string">
            <text:p text:style-name="P23"/>
          </table:table-cell>
          <table:table-cell table:style-name="Table1.C3" office:value-type="string">
            <text:p text:style-name="P23"><text:s/></text:p>
          </table:table-cell>
          <table:table-cell table:style-name="Table1.D3" office:value-type="string">
            <text:p text:style-name="P23"/>
          </table:table-cell>
          <table:table-cell table:style-name="Table1.E3" office:value-type="string">
            <text:p text:style-name="P23"><text:s text:c="2"/></text:p>
          </table:table-cell>
          <table:table-cell table:style-name="Table1.F3" office:value-type="string">
            <text:p text:style-name="P23"><text:s text:c="2"/></text:p>
          </table:table-cell>
        </table:table-row>
        <table:table-row table:style-name="Table1.2">
          <table:table-cell table:style-name="Table1.A4" office:value-type="string">
            <text:p text:style-name="P24">Associated partner for outgoing phase (mandatory for GF) </text:p>
          </table:table-cell>
          <table:table-cell table:style-name="Table1.B4" office:value-type="string">
            <text:p text:style-name="P23"/>
          </table:table-cell>
          <table:table-cell table:style-name="Table1.C4" office:value-type="string">
            <text:p text:style-name="P23"><text:s/></text:p>
          </table:table-cell>
          <table:table-cell table:style-name="Table1.D4" office:value-type="string">
            <text:p text:style-name="P23"/>
          </table:table-cell>
          <table:table-cell table:style-name="Table1.E4" office:value-type="string">
            <text:p text:style-name="P23"><text:s text:c="2"/></text:p>
          </table:table-cell>
          <table:table-cell table:style-name="Table1.F4" office:value-type="string">
            <text:p text:style-name="P23"><text:s text:c="2"/></text:p>
          </table:table-cell>
        </table:table-row>
        <table:table-row table:style-name="Table1.2">
          <table:table-cell table:style-name="Table1.A5" office:value-type="string">
            <text:p text:style-name="P24">Associated partner for secondment (optional)</text:p>
          </table:table-cell>
          <table:table-cell table:style-name="Table1.B5" office:value-type="string">
            <text:p text:style-name="P23"/>
          </table:table-cell>
          <table:table-cell table:style-name="Table1.C5" office:value-type="string">
            <text:p text:style-name="P23"><text:s/></text:p>
          </table:table-cell>
          <table:table-cell table:style-name="Table1.D5" office:value-type="string">
            <text:p text:style-name="P23"/>
          </table:table-cell>
          <table:table-cell table:style-name="Table1.E5" office:value-type="string">
            <text:p text:style-name="P23"><text:s text:c="2"/></text:p>
          </table:table-cell>
          <table:table-cell table:style-name="Table1.F5" office:value-type="string">
            <text:p text:style-name="P23"><text:s text:c="2"/></text:p>
          </table:table-cell>
        </table:table-row>
        <table:table-row table:style-name="Table1.2">
          <table:table-cell table:style-name="Table1.A6" office:value-type="string">
            <text:p text:style-name="P24">Associated partner for non-academic placement (optional) </text:p>
          </table:table-cell>
          <table:table-cell table:style-name="Table1.B6" office:value-type="string">
            <text:p text:style-name="P23"/>
          </table:table-cell>
          <table:table-cell table:style-name="Table1.C6" office:value-type="string">
            <text:p text:style-name="P23"><text:s/></text:p>
          </table:table-cell>
          <table:table-cell table:style-name="Table1.D6" office:value-type="string">
            <text:p text:style-name="P23"/>
          </table:table-cell>
          <table:table-cell table:style-name="Table1.E6" office:value-type="string">
            <text:p text:style-name="P23"><text:s text:c="2"/></text:p>
          </table:table-cell>
          <table:table-cell table:style-name="Table1.F6" office:value-type="string">
            <text:p text:style-name="P23"><text:s text:c="2"/></text:p>
          </table:table-cell>
        </table:table-row>
        <table:table-row table:style-name="Table1.2">
          <table:table-cell table:style-name="Table1.A7" office:value-type="string">
            <text:p text:style-name="P24">Other: ________</text:p>
          </table:table-cell>
          <table:table-cell table:style-name="Table1.B7" office:value-type="string">
            <text:p text:style-name="P23"/>
          </table:table-cell>
          <table:table-cell table:style-name="Table1.C7" office:value-type="string">
            <text:p text:style-name="P23"><text:s/></text:p>
          </table:table-cell>
          <table:table-cell table:style-name="Table1.D7" office:value-type="string">
            <text:p text:style-name="P23"/>
          </table:table-cell>
          <table:table-cell table:style-name="Table1.E7" office:value-type="string">
            <text:p text:style-name="P23"><text:s text:c="2"/></text:p>
          </table:table-cell>
          <table:table-cell table:style-name="Table1.F7" office:value-type="string">
            <text:p text:style-name="P23"><text:s text:c="2"/></text:p>
          </table:table-cell>
        </table:table-row>
      </table:table>
      <text:p text:style-name="P21"><text:s/></text:p>
      <text:p text:style-name="P53"/>
      <text:p text:style-name="P16"><text:span text:style-name="T98">5.2 Template table: </text:span><text:span text:style-name="T96">Capacity of the Participating Organisations</text:span><text:span text:style-name="T98"> </text:span></text:p>
      <text:p text:style-name="P19"/>
      <table:table table:name="Table2" table:style-name="Table2">
        <table:table-column table:style-name="Table2.A"/>
        <table:table-column table:style-name="Table2.B"/>
        <table:table-row table:style-name="Table2.1">
          <table:table-cell table:style-name="Table2.A1" table:number-columns-spanned="2" office:value-type="string">
            <text:p text:style-name="P4">Choose one of: </text:p>
            <text:p text:style-name="P3"><text:span text:style-name="T122"></text:span><text:span text:style-name="T121"> Beneficiary (compulsory) </text:span></text:p>
            <text:p text:style-name="P3"><text:span text:style-name="T122"></text:span><text:span text:style-name="T121"> Associated partner linked to a beneficiary (if applicable) </text:span></text:p>
            <text:p text:style-name="P3"><text:span text:style-name="T122"></text:span><text:span text:style-name="T121"> Associated partner for outgoing phase (compulsory for GF only) </text:span></text:p>
            <text:p text:style-name="P3"><text:span text:style-name="T122"></text:span><text:span text:style-name="T123"> </text:span><text:span text:style-name="T121">Associated partner for secondment (optional)</text:span></text:p>
            <text:p text:style-name="P3"><text:span text:style-name="T122"></text:span><text:span text:style-name="T123"> </text:span><text:span text:style-name="T121">Associated partner for non-academic placement (optional)</text:span></text:p>
            <text:p text:style-name="P7"/>
          </table:table-cell>
          <table:covered-table-cell/>
        </table:table-row>
        <table:table-row table:style-name="Table2.2">
          <table:table-cell table:style-name="Table2.A2" table:number-columns-spanned="2" office:value-type="string">
            <text:p text:style-name="P5">[Full name + Legal Entity Short Name + Country] </text:p>
          </table:table-cell>
          <table:covered-table-cell/>
        </table:table-row>
        <text:soft-page-break/>
        <table:table-row table:style-name="Table2.3">
          <table:table-cell table:style-name="Table2.A2" table:number-columns-spanned="2" office:value-type="string">
            <text:p text:style-name="P6">General description </text:p>
          </table:table-cell>
          <table:covered-table-cell/>
        </table:table-row>
        <table:table-row table:style-name="Table2.4">
          <table:table-cell table:style-name="Table2.A2" office:value-type="string">
            <text:p text:style-name="P6">Role and profile of supervisor </text:p>
          </table:table-cell>
          <table:table-cell table:style-name="Table2.B4" office:value-type="string">
            <text:p text:style-name="P8"/>
          </table:table-cell>
        </table:table-row>
        <table:table-row table:style-name="Table2.4">
          <table:table-cell table:style-name="Table2.A2" office:value-type="string">
            <text:p text:style-name="P6">Key research facilities, Infrastructure and Equipment </text:p>
          </table:table-cell>
          <table:table-cell table:style-name="Table2.B4" office:value-type="string">
            <text:p text:style-name="P8"/>
            <text:p text:style-name="P9"/>
          </table:table-cell>
        </table:table-row>
        <table:table-row table:style-name="Table2.6">
          <table:table-cell table:style-name="Table2.A2" office:value-type="string">
            <text:p text:style-name="P6">Previous and current involvement in EU-funded research and training programmes/actions/projects</text:p>
          </table:table-cell>
          <table:table-cell table:style-name="Table2.B4" office:value-type="string">
            <text:p text:style-name="P9"/>
          </table:table-cell>
        </table:table-row>
      </table:table>
      <text:p text:style-name="P54"/>
      <text:p text:style-name="P54"/>
      <text:p text:style-name="P49">6. <text:tab/>Additional ethics information </text:p>
      <text:p text:style-name="P45"/>
      <text:p text:style-name="P47">Insert here text for your proposal </text:p>
      <text:p text:style-name="P48">(NB: Only if you have additional information that could not be included in the ethics self-assessment)</text:p>
      <text:p text:style-name="P46"/>
      <text:p text:style-name="P46"/>
      <text:p text:style-name="P49">7. <text:tab/>Additional information on security screening</text:p>
      <text:p text:style-name="P45"/>
      <text:p text:style-name="P47">Insert here text for your proposal</text:p>
      <text:p text:style-name="P48">(NB: Only if you answered yes to one of the questions in the security issues table, with the exception of “Does this activity involved HE associated and/or third countries?”)</text:p>
      <text:p text:style-name="P45"/>
      <text:p text:style-name="P56">8. <text:tab/>Letter(s) of commitment from associated partners (host for outgoing phase of Global Fellowship or non-academic placement host)</text:p>
      <text:p text:style-name="P43"/>
      <text:p text:style-name="P47">Insert here text for your proposal</text:p>
      <text:p text:style-name="P55"/>
      <text:p text:style-name="P15"/>
      <text:p text:style-name="P15"/>
      <text:p text:style-name="P15"/>
      <text:p text:style-name="P15"/>
      <text:p text:style-name="P15"/>
      <text:p text:style-name="P15"/>
      <text:p text:style-name="P15"/>
      <text:p text:style-name="P15"/>
      <text:p text:style-name="P27"><text:s/></text:p>
      <text:section text:style-name="Sect1" text:name="ADDIN Mendeley Bibliography CSL_BIBLIOGRAPHY  RNDArXtEFbJcn">
        <text:p text:style-name="P69">1.<text:tab/>Ramaswamy, S. The Mechanics and Statistics of Active Matter. <text:span text:style-name="T130">Annu. Rev. Condens. Matter Phys.</text:span> <text:span text:style-name="T131">1</text:span>, 323–345 (2010).</text:p>
        <text:p text:style-name="P69">2.<text:tab/>Marchetti, M. C. <text:span text:style-name="T130">et al.</text:span> Hydrodynamics of soft active matter. <text:span text:style-name="T130">Rev. Mod. Phys.</text:span> <text:span text:style-name="T131">85</text:span>, 1143–1189 (2013).</text:p>
        <text:p text:style-name="P69"><text:soft-page-break/>3.<text:tab/>Bechinger, C. <text:span text:style-name="T130">et al.</text:span> Active particles in complex and crowded environments. <text:span text:style-name="T130">Rev. Mod. Phys.</text:span> <text:span text:style-name="T131">88</text:span>, (2016).</text:p>
        <text:p text:style-name="P69">4.<text:tab/>Ramaswamy, S. Active matter. <text:span text:style-name="T130">J. Stat. Mech. Theory Exp.</text:span> <text:span text:style-name="T131">2017</text:span>, (2017).</text:p>
        <text:p text:style-name="P69">5.<text:tab/>Ghosh, A., Xu, W., Gupta, N. &amp; Gracias, D. H. Active matter therapeutics. <text:span text:style-name="T130">Nano Today</text:span> <text:span text:style-name="T131">31</text:span>, (2020).</text:p>
        <text:p text:style-name="P69">6.<text:tab/>Chvykov, P. <text:span text:style-name="T130">et al.</text:span> Low rattling: A predictive principle for self-organization in active collectives. <text:span text:style-name="T130">Science (80-. ).</text:span> <text:span text:style-name="T131">371</text:span>, 90–95 (2021).</text:p>
        <text:p text:style-name="P69">7.<text:tab/>Hill, J., Kalkanci, O., McMurry, J. L. &amp; Koser, H. Hydrodynamic surface interactions enable escherichia coli to seek efficient routes to swim upstream. <text:span text:style-name="T130">Phys. Rev. Lett.</text:span> <text:span text:style-name="T131">98</text:span>, 068101 (2007).</text:p>
        <text:p text:style-name="P69">8.<text:tab/>Kaya, T. &amp; Koser, H. Direct upstream motility in Escherichia coli. <text:span text:style-name="T130">Biophys. J.</text:span> <text:span text:style-name="T131">102</text:span>, 1514–1523 (2012).</text:p>
        <text:p text:style-name="P69">9.<text:tab/>Wu, K. T. <text:span text:style-name="T130">et al.</text:span> Transition from turbulent to coherent flows in confined three-dimensional active fluids. <text:span text:style-name="T130">Science (80-. ).</text:span> <text:span text:style-name="T131">355</text:span>, (2017).</text:p>
        <text:p text:style-name="P69">10.<text:tab/>Solon, A. P. <text:span text:style-name="T130">et al.</text:span> Pressure is not a state function for generic active fluids. <text:span text:style-name="T130">Nat. Phys.</text:span> <text:span text:style-name="T131">11</text:span>, 673–678 (2015).</text:p>
        <text:p text:style-name="P69">11.<text:tab/>Takatori, S. C. &amp; Brady, J. F. Towards a thermodynamics of active matter. <text:span text:style-name="T130">Phys. Rev. E - Stat. Nonlinear, Soft Matter Phys.</text:span> <text:span text:style-name="T131">91</text:span>, 032117 (2015).</text:p>
        <text:p text:style-name="P69">12.<text:tab/>Marini Bettolo Marconi, U. &amp; Maggi, C. Towards a statistical mechanical theory of active fluids. <text:span text:style-name="T130">Soft Matter</text:span> <text:span text:style-name="T131">11</text:span>, 8768–8781 (2015).</text:p>
        <text:p text:style-name="P69">13.<text:tab/>Wu, X.-L. &amp; Libchaber, A. Particle diffusion in a quasi-two-dimensional bacterial bath. <text:span text:style-name="T130">Phys. Rev. Lett.</text:span> <text:span text:style-name="T131">84</text:span>, (2000).</text:p>
        <text:p text:style-name="P69">14.<text:tab/>Tailleur, J. &amp; Cates, M. E. Sedimentation, trapping, and rectification of dilute bacteria. <text:span text:style-name="T130">Epl</text:span> <text:span text:style-name="T131">86</text:span>, (2009).</text:p>
        <text:p text:style-name="P69">15.<text:tab/>Palacci, J., Cottin-Bizonne, C., Ybert, C. &amp; Bocquet, L. Sedimentation and effective temperature of active colloidal suspensions. <text:span text:style-name="T130">Phys. Rev. Lett.</text:span> <text:span text:style-name="T131">105</text:span>, 1–4 (2010).</text:p>
        <text:p text:style-name="P69">16.<text:tab/>Maggi, C., Lepore, A., Solari, J., Rizzo, A. &amp; Di Leonardo, R. Motility fractionation of bacteria by centrifugation. <text:span text:style-name="T130">Soft Matter</text:span> <text:span text:style-name="T131">9</text:span>, 10885–10890 (2013).</text:p>
        <text:p text:style-name="P69">17.<text:tab/>Wioland, H., Lushi, E. &amp; Goldstein, R. E. Directed collective motion of bacteria under channel confinement. <text:span text:style-name="T130">New J. Phys.</text:span> <text:span text:style-name="T131">18</text:span>, (2016).</text:p>
        <text:p text:style-name="P69">18.<text:tab/>Argun, A. <text:span text:style-name="T130">et al.</text:span> Non-Boltzmann stationary distributions and nonequilibrium relations in active baths. <text:span text:style-name="T130">Phys. Rev. E</text:span> <text:span text:style-name="T131">94</text:span>, 1–9 (2016).</text:p>
        <text:p text:style-name="P69">19.<text:tab/>Solon, A. P. <text:span text:style-name="T130">et al.</text:span> Pressure and phase equilibria in interacting active Brownian spheres. <text:span text:style-name="T130">Phys. Rev. Lett.</text:span> <text:span text:style-name="T131">114</text:span>, 198301 (2015).</text:p>
        <text:p text:style-name="P69">20.<text:tab/>Nikola, N. <text:span text:style-name="T130">et al.</text:span> Active Particles with Soft and Curved Walls: Equation of State, Ratchets, and Instabilities. <text:span text:style-name="T130">Phys. Rev. Lett.</text:span> <text:span text:style-name="T131">117</text:span>, 1–5 (2016).</text:p>
        <text:p text:style-name="P69"><text:soft-page-break/>21.<text:tab/>Junot, G., Briand, G., Ledesma-Alonso, R. &amp; Dauchot, O. Active versus Passive Hard Disks against a Membrane: Mechanical Pressure and Instability. <text:span text:style-name="T130">Phys. Rev. Lett.</text:span> <text:span text:style-name="T131">119</text:span>, 1–5 (2017).</text:p>
        <text:p text:style-name="P69">22.<text:tab/>Shaebani, M. R., Wysocki, A., Winkler, R. G., Gompper, G. &amp; Rieger, H. Computational models for active matter. <text:span text:style-name="T130">Nat. Rev. Phys.</text:span> <text:span text:style-name="T131">2</text:span>, 181–199 (2020).</text:p>
        <text:p text:style-name="P69">23.<text:tab/>Utada, A. S. <text:span text:style-name="T130">et al.</text:span> Monodisperse double emulsions generated from a microcapillary device. <text:span text:style-name="T130">Science (80-. ).</text:span> <text:span text:style-name="T131">308</text:span>, 537–541 (2005).</text:p>
        <text:p text:style-name="P69">24.<text:tab/>Utada, A. S. <text:span text:style-name="T130">et al.</text:span> Dripping, jetting, drops, and wetting: The magic of microfluidics. <text:span text:style-name="T130">MRS Bull.</text:span> <text:span text:style-name="T131">32</text:span>, 702–708 (2007).</text:p>
        <text:p text:style-name="P69">25.<text:tab/>Darnige, T., Figueroa-Morales, N., Bohec, P., Lindner, A. &amp; Clément, E. Lagrangian 3D tracking of fluorescent microscopic objects in motion. <text:span text:style-name="T130">Rev. Sci. Instrum.</text:span> <text:span text:style-name="T131">88</text:span>, 055106 (2017).</text:p>
        <text:p text:style-name="P69">26.<text:tab/>Hernandez-Ortiz, J. P., Stoltz, C. G. &amp; Graham, M. D. Transport and collective dynamics in suspensions of confined swimming particles. <text:span text:style-name="T130">Phys. Rev. Lett.</text:span> <text:span text:style-name="T131">95</text:span>, 204501 (2005).</text:p>
        <text:p text:style-name="P69">27.<text:tab/>Słomka, J. &amp; Dunkel, J. Geometry-dependent viscosity reduction in sheared active fluids. <text:span text:style-name="T130">Phys. Rev. Fluids</text:span> <text:span text:style-name="T131">2</text:span>, 9–12 (2017).</text:p>
        <text:p text:style-name="P69">28.<text:tab/>Alonso-Matilla, R., Ezhilan, B. &amp; Saintillan, D. Microfluidic rheology of active particle suspensions: Kinetic theory. <text:span text:style-name="T130">Biomicrofluidics</text:span> <text:span text:style-name="T131">10</text:span>, 18–26 (2016).</text:p>
        <text:p text:style-name="P69">29.<text:tab/>Liu, Z., Zhang, K. &amp; Cheng, X. Rheology of bacterial suspensions under confinement. <text:span text:style-name="T130">Rheol. Acta</text:span> <text:span text:style-name="T131">58</text:span>, (2019).</text:p>
        <text:p text:style-name="P69">30.<text:tab/>Martinez, V. A. <text:span text:style-name="T130">et al.</text:span> A combined rheometry and imaging study of viscosity reduction in bacterial suspensions. <text:span text:style-name="T130">Proc. Natl. Acad. Sci. U. S. A.</text:span> <text:span text:style-name="T131">117</text:span>, 2326–2331 (2020).</text:p>
        <text:p text:style-name="P69">31.<text:tab/>Leoni, M. <text:span text:style-name="T130">et al.</text:span> Surfing and crawling macroscopic active particles under strong confinement: Inertial dynamics. <text:span text:style-name="T130">Phys. Rev. Res.</text:span> <text:span text:style-name="T131">2</text:span>, 43299 (2020).</text:p>
        <text:p text:style-name="P69">32.<text:tab/>Caprini, L. &amp; Marini Bettolo Marconi, U. Active particles under confinement and effective force generation among surfaces. <text:span text:style-name="T130">Soft Matter</text:span> <text:span text:style-name="T131">14</text:span>, 9044–9054 (2018).</text:p>
        <text:p text:style-name="P69">33.<text:tab/>Caprini, L. &amp; Marconi, U. M. B. Active chiral particles under confinement: Surface currents and bulk accumulation phenomena. <text:span text:style-name="T130">Soft Matter</text:span> <text:span text:style-name="T131">15</text:span>, 2627–2637 (2019).</text:p>
        <text:p text:style-name="P69">34.<text:tab/>Ravnik, M. &amp; Yeomans, J. M. Confined active nematic flow in cylindrical capillaries. <text:span text:style-name="T130">Phys. Rev. Lett.</text:span> <text:span text:style-name="T131">110</text:span>, 1–5 (2013).</text:p>
        <text:p text:style-name="P69">35.<text:tab/>Woodhouse, F. G. &amp; Goldstein, R. E. Spontaneous circulation of confined active suspensions. <text:span text:style-name="T130">Phys. Rev. Lett.</text:span> <text:span text:style-name="T131">109</text:span>, (2012).</text:p>
        <text:p text:style-name="P69">36.<text:tab/>Fily, Y., Baskaran, A. &amp; Hagan, M. F. Dynamics of self-propelled particles under strong confinement. <text:span text:style-name="T130">Soft Matter</text:span> <text:span text:style-name="T131">10</text:span>, 5609–5617 (2014).</text:p>
        <text:p text:style-name="P69">37.<text:tab/>Wioland, H., Woodhouse, F. G., Dunkel, J., Kessler, J. O. &amp; Goldstein, R. E. Confinement stabilizes a bacterial suspension into a spiral vortex. <text:span text:style-name="T130">Phys. Rev. Lett.</text:span> <text:span text:style-name="T131">110</text:span>, 1–5 (2013).</text:p>
        <text:p text:style-name="P69"><text:soft-page-break/>38.<text:tab/>Guo, S., Samanta, D., Peng, Y., Xu, X. &amp; Cheng, X. Symmetric shear banding and swarming vortices in bacterial superfluids. <text:span text:style-name="T130">Proc. Natl. Acad. Sci. U. S. A.</text:span> <text:span text:style-name="T131">115</text:span>, 7212–7217 (2018).</text:p>
        <text:p text:style-name="P69">39.<text:tab/>Wioland, H., Woodhouse, F. G., Dunkel, J. &amp; Goldstein, R. E. Ferromagnetic and antiferromagnetic order in bacterial vortex lattices. <text:span text:style-name="T130">Nat. Phys.</text:span> <text:span text:style-name="T131">12</text:span>, 341–345 (2016).</text:p>
        <text:p text:style-name="P69">40.<text:tab/>Lushi, E., Wioland, H. &amp; Goldstein, R. E. Fluid flows created by swimming bacteria drive self-organization in confined suspensions. <text:span text:style-name="T130">Proc. Natl. Acad. Sci. U. S. A.</text:span> <text:span text:style-name="T131">111</text:span>, 9733–9738 (2014).</text:p>
        <text:p text:style-name="P59"><text:soft-page-break/>41.<text:tab/>Schaller, V., Weber, C., Semmrich, C., Frey, E. &amp; Bausch, A. R. Polar patterns of driven filaments. <text:span text:style-name="T130">Nature</text:span> <text:span text:style-name="T131">467</text:span>, 73–77 (2010).</text:p>
      </text:section>
      <text:p text:style-name="P27"><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loext: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loext: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loext:contextual-spacing="false" fo:line-height="0.1665in"/>
      <style:text-properties fo:color="#0000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0.1665in"/>
      <style:text-properties fo:color="#0000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text-properties style:language-asian="ar" style:country-asian="SA"/>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MT3"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MT4"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MT5"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MT6" style:family="text">
      <style:text-properties fo:color="#80808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6in" fo:margin-right="0.6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text:span text:style-name="MT1">Call: </text:span><text:span text:style-name="MT2">insert call identifier</text:span><text:span text:style-name="MT3">] </text:span><text:span text:style-name="MT4">— [</text:span><text:span text:style-name="MT5">insert call name</text:span><text:span text:style-name="MT4">]</text:span></text:p>
        <text:p text:style-name="MP1"><text:span text:style-name="MT6">EU Grants: Application form </text:span><text:span text:style-name="MT7">(HE MSCA PF)</text:span><text:span text:style-name="MT8">: </text:span><text:span text:style-name="MT6">V1.0 – 18.06.2021</text:span></text:p>
      </style:header>
      <style:footer>
        <text:p text:style-name="MP2"><draw:frame draw:style-name="Mfr1" draw:name="Frame1" text:anchor-type="char" svg:x="0in" svg:y="0in" svg:width="7.0654in" svg:height="0.2925in" draw:z-index="9"><draw:text-box><text:p text:style-name="MP2"><text:span text:style-name="MT9">Part B - Page </text:span><text:span text:style-name="MT9"><text:page-number text:select-page="current">10</text:page-number></text:span><text:span text:style-name="MT9"><text:s/>of 14</text:span></text:p></draw:text-box></draw:frame><draw:frame draw:style-name="Mfr2" draw:name="Image1" text:anchor-type="as-char" svg:width="6.2591in" svg:height="0.2752in" draw:z-index="19"><draw:image xlink:href="Pictures/1000010A000069D5000004F6061150FED57E0499.wmf" xlink:type="simple" xlink:show="embed" xlink:actuate="onLoad" loext:mime-type="image/x-wmf"/><draw:image xlink:href="Pictures/1000020100000400000000300C93C02780B02211.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hengyang Liu</meta:initial-creator>
    <meta:creation-date>2021-06-21T16:19:00</meta:creation-date>
    <dc:date>2021-08-27T16:09:23.380368475</dc:date>
    <dc:creator>Zhengyang Liu</dc:creator>
    <meta:editing-duration>PT22H16M52S</meta:editing-duration>
    <meta:editing-cycles>10</meta:editing-cycles>
    <meta:generator>LibreOffice/6.4.7.2$Linux_X86_64 LibreOffice_project/40$Build-2</meta:generator>
    <meta:document-statistic meta:table-count="2" meta:image-count="1" meta:object-count="0" meta:page-count="10" meta:paragraph-count="150" meta:word-count="2994" meta:character-count="19885" meta:non-whitespace-character-count="16990"/>
    <meta:user-defined meta:name="Company">European Commission</meta:user-defined>
    <meta:user-defined meta:name="ContentTypeId">0x010100258AA79CEB83498886A3A086811232500015D68561EDF2314DA91E1210E4D82B5C</meta:user-defined>
    <meta:user-defined meta:name="Mendeley Citation Style_1">http://www.zotero.org/styles/nature</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